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1]-[.F$2])^2" office:value-type="float" office:value="0.105625">
            <text:p>0.105625</text:p>
          </table:table-cell>
          <table:table-cell table:formula="of:=([.B1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]-[.F$2])^2" office:value-type="float" office:value="1.755625">
            <text:p>1.755625</text:p>
          </table:table-cell>
          <table:table-cell table:formula="of:=([.B2]-[.G$2])^2" office:value-type="float" office:value="7.74508900000001">
            <text:p>7.745089</text:p>
          </table:table-cell>
          <table:table-cell/>
          <table:table-cell table:formula="of:=SUM([.A1:.A1000])/1000" office:value-type="float" office:value="12.325">
            <text:p>12.325</text:p>
          </table:table-cell>
          <table:table-cell table:formula="of:=SUM([.B1:.B1000])/1000" office:value-type="float" office:value="32.783">
            <text:p>32.783</text:p>
          </table:table-cell>
          <table:table-cell/>
          <table:table-cell table:formula="of:=SUM([.C1:.C1000])/999" office:value-type="float" office:value="8.86023523523522">
            <text:p>8.8602352352</text:p>
          </table:table-cell>
          <table:table-cell table:formula="of:=SUM([.D1:.D1000])/999" office:value-type="float" office:value="62.5544654654655">
            <text:p>62.55446546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]-[.F$2])^2" office:value-type="float" office:value="0.105625">
            <text:p>0.105625</text:p>
          </table:table-cell>
          <table:table-cell table:formula="of:=([.B3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4]-[.F$2])^2" office:value-type="float" office:value="0.455625000000001">
            <text:p>0.455625</text:p>
          </table:table-cell>
          <table:table-cell table:formula="of:=([.B4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5]-[.F$2])^2" office:value-type="float" office:value="0.455625000000001">
            <text:p>0.455625</text:p>
          </table:table-cell>
          <table:table-cell table:formula="of:=([.B5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]-[.F$2])^2" office:value-type="float" office:value="5.405625">
            <text:p>5.405625</text:p>
          </table:table-cell>
          <table:table-cell table:formula="of:=([.B6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7]-[.F$2])^2" office:value-type="float" office:value="0.455625000000001">
            <text:p>0.455625</text:p>
          </table:table-cell>
          <table:table-cell table:formula="of:=([.B7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8]-[.F$2])^2" office:value-type="float" office:value="0.455625000000001">
            <text:p>0.455625</text:p>
          </table:table-cell>
          <table:table-cell table:formula="of:=([.B8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]-[.F$2])^2" office:value-type="float" office:value="1.755625">
            <text:p>1.755625</text:p>
          </table:table-cell>
          <table:table-cell table:formula="of:=([.B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0]-[.F$2])^2" office:value-type="float" office:value="0.105625">
            <text:p>0.105625</text:p>
          </table:table-cell>
          <table:table-cell table:formula="of:=([.B10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1]-[.F$2])^2" office:value-type="float" office:value="1.755625">
            <text:p>1.755625</text:p>
          </table:table-cell>
          <table:table-cell table:formula="of:=([.B1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2]-[.F$2])^2" office:value-type="float" office:value="1.755625">
            <text:p>1.755625</text:p>
          </table:table-cell>
          <table:table-cell table:formula="of:=([.B12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13]-[.F$2])^2" office:value-type="float" office:value="0.455625000000001">
            <text:p>0.455625</text:p>
          </table:table-cell>
          <table:table-cell table:formula="of:=([.B13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formula="of:=([.A14]-[.F$2])^2" office:value-type="float" office:value="0.105625">
            <text:p>0.105625</text:p>
          </table:table-cell>
          <table:table-cell table:formula="of:=([.B14]-[.G$2])^2" office:value-type="float" office:value="104.387089">
            <text:p>104.38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5]-[.F$2])^2" office:value-type="float" office:value="1.755625">
            <text:p>1.755625</text:p>
          </table:table-cell>
          <table:table-cell table:formula="of:=([.B1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6]-[.F$2])^2" office:value-type="float" office:value="1.755625">
            <text:p>1.755625</text:p>
          </table:table-cell>
          <table:table-cell table:formula="of:=([.B16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([.A17]-[.F$2])^2" office:value-type="float" office:value="160.655625">
            <text:p>160.655625</text:p>
          </table:table-cell>
          <table:table-cell table:formula="of:=([.B1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8]-[.F$2])^2" office:value-type="float" office:value="0.105625">
            <text:p>0.105625</text:p>
          </table:table-cell>
          <table:table-cell table:formula="of:=([.B18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19]-[.F$2])^2" office:value-type="float" office:value="1.755625">
            <text:p>1.755625</text:p>
          </table:table-cell>
          <table:table-cell table:formula="of:=([.B19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0]-[.F$2])^2" office:value-type="float" office:value="0.105625">
            <text:p>0.105625</text:p>
          </table:table-cell>
          <table:table-cell table:formula="of:=([.B2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21]-[.F$2])^2" office:value-type="float" office:value="1.755625">
            <text:p>1.755625</text:p>
          </table:table-cell>
          <table:table-cell table:formula="of:=([.B21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22]-[.F$2])^2" office:value-type="float" office:value="0.455625000000001">
            <text:p>0.455625</text:p>
          </table:table-cell>
          <table:table-cell table:formula="of:=([.B22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3]-[.F$2])^2" office:value-type="float" office:value="1.755625">
            <text:p>1.755625</text:p>
          </table:table-cell>
          <table:table-cell table:formula="of:=([.B23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24]-[.F$2])^2" office:value-type="float" office:value="0.105625">
            <text:p>0.105625</text:p>
          </table:table-cell>
          <table:table-cell table:formula="of:=([.B24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5]-[.F$2])^2" office:value-type="float" office:value="1.755625">
            <text:p>1.755625</text:p>
          </table:table-cell>
          <table:table-cell table:formula="of:=([.B25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26]-[.F$2])^2" office:value-type="float" office:value="0.105625">
            <text:p>0.105625</text:p>
          </table:table-cell>
          <table:table-cell table:formula="of:=([.B26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formula="of:=([.A27]-[.F$2])^2" office:value-type="float" office:value="187.005625">
            <text:p>187.005625</text:p>
          </table:table-cell>
          <table:table-cell table:formula="of:=([.B27]-[.G$2])^2" office:value-type="float" office:value="231.557089">
            <text:p>231.55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8]-[.F$2])^2" office:value-type="float" office:value="0.105625">
            <text:p>0.105625</text:p>
          </table:table-cell>
          <table:table-cell table:formula="of:=([.B28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29]-[.F$2])^2" office:value-type="float" office:value="0.455625000000001">
            <text:p>0.455625</text:p>
          </table:table-cell>
          <table:table-cell table:formula="of:=([.B29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0]-[.F$2])^2" office:value-type="float" office:value="0.105625">
            <text:p>0.105625</text:p>
          </table:table-cell>
          <table:table-cell table:formula="of:=([.B3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1]-[.F$2])^2" office:value-type="float" office:value="1.755625">
            <text:p>1.755625</text:p>
          </table:table-cell>
          <table:table-cell table:formula="of:=([.B31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32]-[.F$2])^2" office:value-type="float" office:value="7.155625">
            <text:p>7.155625</text:p>
          </table:table-cell>
          <table:table-cell table:formula="of:=([.B32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33]-[.F$2])^2" office:value-type="float" office:value="0.105625">
            <text:p>0.105625</text:p>
          </table:table-cell>
          <table:table-cell table:formula="of:=([.B33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formula="of:=([.A34]-[.F$2])^2" office:value-type="float" office:value="2.805625">
            <text:p>2.805625</text:p>
          </table:table-cell>
          <table:table-cell table:formula="of:=([.B3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table:formula="of:=([.A35]-[.F$2])^2" office:value-type="float" office:value="0.455625000000001">
            <text:p>0.455625</text:p>
          </table:table-cell>
          <table:table-cell table:formula="of:=([.B35]-[.G$2])^2" office:value-type="float" office:value="450.161089">
            <text:p>450.16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36]-[.F$2])^2" office:value-type="float" office:value="1.755625">
            <text:p>1.755625</text:p>
          </table:table-cell>
          <table:table-cell table:formula="of:=([.B36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37]-[.F$2])^2" office:value-type="float" office:value="1.755625">
            <text:p>1.755625</text:p>
          </table:table-cell>
          <table:table-cell table:formula="of:=([.B37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8]-[.F$2])^2" office:value-type="float" office:value="1.755625">
            <text:p>1.755625</text:p>
          </table:table-cell>
          <table:table-cell table:formula="of:=([.B3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9]-[.F$2])^2" office:value-type="float" office:value="5.405625">
            <text:p>5.405625</text:p>
          </table:table-cell>
          <table:table-cell table:formula="of:=([.B39]-[.G$2])^2" office:value-type="float" office:value="116.273089">
            <text:p>116.27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0]-[.F$2])^2" office:value-type="float" office:value="0.105625">
            <text:p>0.105625</text:p>
          </table:table-cell>
          <table:table-cell table:formula="of:=([.B4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41]-[.F$2])^2" office:value-type="float" office:value="0.455625000000001">
            <text:p>0.455625</text:p>
          </table:table-cell>
          <table:table-cell table:formula="of:=([.B41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42]-[.F$2])^2" office:value-type="float" office:value="13.505625">
            <text:p>13.505625</text:p>
          </table:table-cell>
          <table:table-cell table:formula="of:=([.B42]-[.G$2])^2" office:value-type="float" office:value="539.029089">
            <text:p>539.029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43]-[.F$2])^2" office:value-type="float" office:value="5.405625">
            <text:p>5.405625</text:p>
          </table:table-cell>
          <table:table-cell table:formula="of:=([.B43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4]-[.F$2])^2" office:value-type="float" office:value="1.755625">
            <text:p>1.755625</text:p>
          </table:table-cell>
          <table:table-cell table:formula="of:=([.B44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([.A45]-[.F$2])^2" office:value-type="float" office:value="28.355625">
            <text:p>28.355625</text:p>
          </table:table-cell>
          <table:table-cell table:formula="of:=([.B45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6]-[.F$2])^2" office:value-type="float" office:value="1.755625">
            <text:p>1.755625</text:p>
          </table:table-cell>
          <table:table-cell table:formula="of:=([.B46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47]-[.F$2])^2" office:value-type="float" office:value="1.755625">
            <text:p>1.755625</text:p>
          </table:table-cell>
          <table:table-cell table:formula="of:=([.B47]-[.G$2])^2" office:value-type="float" office:value="46.009089">
            <text:p>46.009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8]-[.F$2])^2" office:value-type="float" office:value="5.405625">
            <text:p>5.405625</text:p>
          </table:table-cell>
          <table:table-cell table:formula="of:=([.B48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([.A49]-[.F$2])^2" office:value-type="float" office:value="1.755625">
            <text:p>1.755625</text:p>
          </table:table-cell>
          <table:table-cell table:formula="of:=([.B49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formula="of:=([.A50]-[.F$2])^2" office:value-type="float" office:value="0.455625000000001">
            <text:p>0.455625</text:p>
          </table:table-cell>
          <table:table-cell table:formula="of:=([.B50]-[.G$2])^2" office:value-type="float" office:value="796.199089">
            <text:p>796.19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1]-[.F$2])^2" office:value-type="float" office:value="1.755625">
            <text:p>1.755625</text:p>
          </table:table-cell>
          <table:table-cell table:formula="of:=([.B51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2]-[.F$2])^2" office:value-type="float" office:value="1.755625">
            <text:p>1.755625</text:p>
          </table:table-cell>
          <table:table-cell table:formula="of:=([.B52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3]-[.F$2])^2" office:value-type="float" office:value="1.755625">
            <text:p>1.755625</text:p>
          </table:table-cell>
          <table:table-cell table:formula="of:=([.B53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54]-[.F$2])^2" office:value-type="float" office:value="0.455625000000001">
            <text:p>0.455625</text:p>
          </table:table-cell>
          <table:table-cell table:formula="of:=([.B54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55]-[.F$2])^2" office:value-type="float" office:value="0.105625">
            <text:p>0.105625</text:p>
          </table:table-cell>
          <table:table-cell table:formula="of:=([.B55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56]-[.F$2])^2" office:value-type="float" office:value="0.105625">
            <text:p>0.105625</text:p>
          </table:table-cell>
          <table:table-cell table:formula="of:=([.B56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formula="of:=([.A57]-[.F$2])^2" office:value-type="float" office:value="0.105625">
            <text:p>0.105625</text:p>
          </table:table-cell>
          <table:table-cell table:formula="of:=([.B57]-[.G$2])^2" office:value-type="float" office:value="262.991089">
            <text:p>262.99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8]-[.F$2])^2" office:value-type="float" office:value="1.755625">
            <text:p>1.755625</text:p>
          </table:table-cell>
          <table:table-cell table:formula="of:=([.B58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59]-[.F$2])^2" office:value-type="float" office:value="1.755625">
            <text:p>1.755625</text:p>
          </table:table-cell>
          <table:table-cell table:formula="of:=([.B59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([.A60]-[.F$2])^2" office:value-type="float" office:value="1.755625">
            <text:p>1.755625</text:p>
          </table:table-cell>
          <table:table-cell table:formula="of:=([.B60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1]-[.F$2])^2" office:value-type="float" office:value="5.405625">
            <text:p>5.405625</text:p>
          </table:table-cell>
          <table:table-cell table:formula="of:=([.B61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62]-[.F$2])^2" office:value-type="float" office:value="21.855625">
            <text:p>21.855625</text:p>
          </table:table-cell>
          <table:table-cell table:formula="of:=([.B62]-[.G$2])^2" office:value-type="float" office:value="493.595089">
            <text:p>493.59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63]-[.F$2])^2" office:value-type="float" office:value="0.455625000000001">
            <text:p>0.455625</text:p>
          </table:table-cell>
          <table:table-cell table:formula="of:=([.B63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4]-[.F$2])^2" office:value-type="float" office:value="1.755625">
            <text:p>1.755625</text:p>
          </table:table-cell>
          <table:table-cell table:formula="of:=([.B64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65]-[.F$2])^2" office:value-type="float" office:value="0.105625">
            <text:p>0.105625</text:p>
          </table:table-cell>
          <table:table-cell table:formula="of:=([.B65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66]-[.F$2])^2" office:value-type="float" office:value="1.755625">
            <text:p>1.755625</text:p>
          </table:table-cell>
          <table:table-cell table:formula="of:=([.B66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7]-[.F$2])^2" office:value-type="float" office:value="1.755625">
            <text:p>1.755625</text:p>
          </table:table-cell>
          <table:table-cell table:formula="of:=([.B67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68]-[.F$2])^2" office:value-type="float" office:value="1.755625">
            <text:p>1.755625</text:p>
          </table:table-cell>
          <table:table-cell table:formula="of:=([.B68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69]-[.F$2])^2" office:value-type="float" office:value="0.105625">
            <text:p>0.105625</text:p>
          </table:table-cell>
          <table:table-cell table:formula="of:=([.B69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0]-[.F$2])^2" office:value-type="float" office:value="1.755625">
            <text:p>1.755625</text:p>
          </table:table-cell>
          <table:table-cell table:formula="of:=([.B7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1]-[.F$2])^2" office:value-type="float" office:value="1.755625">
            <text:p>1.755625</text:p>
          </table:table-cell>
          <table:table-cell table:formula="of:=([.B71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72]-[.F$2])^2" office:value-type="float" office:value="1.755625">
            <text:p>1.755625</text:p>
          </table:table-cell>
          <table:table-cell table:formula="of:=([.B72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73]-[.F$2])^2" office:value-type="float" office:value="1.755625">
            <text:p>1.755625</text:p>
          </table:table-cell>
          <table:table-cell table:formula="of:=([.B73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4]-[.F$2])^2" office:value-type="float" office:value="1.755625">
            <text:p>1.755625</text:p>
          </table:table-cell>
          <table:table-cell table:formula="of:=([.B7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5]-[.F$2])^2" office:value-type="float" office:value="1.755625">
            <text:p>1.755625</text:p>
          </table:table-cell>
          <table:table-cell table:formula="of:=([.B7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6]-[.F$2])^2" office:value-type="float" office:value="11.055625">
            <text:p>11.055625</text:p>
          </table:table-cell>
          <table:table-cell table:formula="of:=([.B76]-[.G$2])^2" office:value-type="float" office:value="116.273089">
            <text:p>116.273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7]-[.F$2])^2" office:value-type="float" office:value="11.055625">
            <text:p>11.055625</text:p>
          </table:table-cell>
          <table:table-cell table:formula="of:=([.B77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8]-[.F$2])^2" office:value-type="float" office:value="11.055625">
            <text:p>11.055625</text:p>
          </table:table-cell>
          <table:table-cell table:formula="of:=([.B78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([.A79]-[.F$2])^2" office:value-type="float" office:value="1.755625">
            <text:p>1.755625</text:p>
          </table:table-cell>
          <table:table-cell table:formula="of:=([.B79]-[.G$2])^2" office:value-type="float" office:value="296.425089">
            <text:p>296.42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0]-[.F$2])^2" office:value-type="float" office:value="0.105625">
            <text:p>0.105625</text:p>
          </table:table-cell>
          <table:table-cell table:formula="of:=([.B8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1]-[.F$2])^2" office:value-type="float" office:value="1.755625">
            <text:p>1.755625</text:p>
          </table:table-cell>
          <table:table-cell table:formula="of:=([.B81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82]-[.F$2])^2" office:value-type="float" office:value="0.455625000000001">
            <text:p>0.455625</text:p>
          </table:table-cell>
          <table:table-cell table:formula="of:=([.B82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3]-[.F$2])^2" office:value-type="float" office:value="0.105625">
            <text:p>0.105625</text:p>
          </table:table-cell>
          <table:table-cell table:formula="of:=([.B83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([.A84]-[.F$2])^2" office:value-type="float" office:value="75.255625">
            <text:p>75.255625</text:p>
          </table:table-cell>
          <table:table-cell table:formula="of:=([.B84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formula="of:=([.A85]-[.F$2])^2" office:value-type="float" office:value="58.905625">
            <text:p>58.905625</text:p>
          </table:table-cell>
          <table:table-cell table:formula="of:=([.B85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6]-[.F$2])^2" office:value-type="float" office:value="1.755625">
            <text:p>1.755625</text:p>
          </table:table-cell>
          <table:table-cell table:formula="of:=([.B86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([.A87]-[.F$2])^2" office:value-type="float" office:value="21.855625">
            <text:p>21.855625</text:p>
          </table:table-cell>
          <table:table-cell table:formula="of:=([.B87]-[.G$2])^2" office:value-type="float" office:value="296.425089">
            <text:p>296.42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8]-[.F$2])^2" office:value-type="float" office:value="0.105625">
            <text:p>0.105625</text:p>
          </table:table-cell>
          <table:table-cell table:formula="of:=([.B88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formula="of:=([.A89]-[.F$2])^2" office:value-type="float" office:value="2.805625">
            <text:p>2.805625</text:p>
          </table:table-cell>
          <table:table-cell table:formula="of:=([.B89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([.A90]-[.F$2])^2" office:value-type="float" office:value="0.455625000000001">
            <text:p>0.455625</text:p>
          </table:table-cell>
          <table:table-cell table:formula="of:=([.B90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1]-[.F$2])^2" office:value-type="float" office:value="0.105625">
            <text:p>0.105625</text:p>
          </table:table-cell>
          <table:table-cell table:formula="of:=([.B9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2]-[.F$2])^2" office:value-type="float" office:value="1.755625">
            <text:p>1.755625</text:p>
          </table:table-cell>
          <table:table-cell table:formula="of:=([.B92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formula="of:=([.A93]-[.F$2])^2" office:value-type="float" office:value="21.855625">
            <text:p>21.855625</text:p>
          </table:table-cell>
          <table:table-cell table:formula="of:=([.B93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A94]-[.F$2])^2" office:value-type="float" office:value="13.505625">
            <text:p>13.505625</text:p>
          </table:table-cell>
          <table:table-cell table:formula="of:=([.B9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5]-[.F$2])^2" office:value-type="float" office:value="0.105625">
            <text:p>0.105625</text:p>
          </table:table-cell>
          <table:table-cell table:formula="of:=([.B95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96]-[.F$2])^2" office:value-type="float" office:value="1.755625">
            <text:p>1.755625</text:p>
          </table:table-cell>
          <table:table-cell table:formula="of:=([.B96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97]-[.F$2])^2" office:value-type="float" office:value="5.405625">
            <text:p>5.405625</text:p>
          </table:table-cell>
          <table:table-cell table:formula="of:=([.B97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table:formula="of:=([.A98]-[.F$2])^2" office:value-type="float" office:value="0.455625000000001">
            <text:p>0.455625</text:p>
          </table:table-cell>
          <table:table-cell table:formula="of:=([.B98]-[.G$2])^2" office:value-type="float" office:value="1698.841089">
            <text:p>1698.84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9]-[.F$2])^2" office:value-type="float" office:value="1.755625">
            <text:p>1.755625</text:p>
          </table:table-cell>
          <table:table-cell table:formula="of:=([.B99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00]-[.F$2])^2" office:value-type="float" office:value="0.105625">
            <text:p>0.105625</text:p>
          </table:table-cell>
          <table:table-cell table:formula="of:=([.B10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A101]-[.F$2])^2" office:value-type="float" office:value="13.505625">
            <text:p>13.505625</text:p>
          </table:table-cell>
          <table:table-cell table:formula="of:=([.B10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([.A102]-[.F$2])^2" office:value-type="float" office:value="1.755625">
            <text:p>1.755625</text:p>
          </table:table-cell>
          <table:table-cell table:formula="of:=([.B102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103]-[.F$2])^2" office:value-type="float" office:value="0.105625">
            <text:p>0.105625</text:p>
          </table:table-cell>
          <table:table-cell table:formula="of:=([.B103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04]-[.F$2])^2" office:value-type="float" office:value="1.755625">
            <text:p>1.755625</text:p>
          </table:table-cell>
          <table:table-cell table:formula="of:=([.B104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105]-[.F$2])^2" office:value-type="float" office:value="13.505625">
            <text:p>13.505625</text:p>
          </table:table-cell>
          <table:table-cell table:formula="of:=([.B105]-[.G$2])^2" office:value-type="float" office:value="796.199089">
            <text:p>796.199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106]-[.F$2])^2" office:value-type="float" office:value="7.155625">
            <text:p>7.155625</text:p>
          </table:table-cell>
          <table:table-cell table:formula="of:=([.B106]-[.G$2])^2" office:value-type="float" office:value="369.293089">
            <text:p>369.29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107]-[.F$2])^2" office:value-type="float" office:value="0.105625">
            <text:p>0.105625</text:p>
          </table:table-cell>
          <table:table-cell table:formula="of:=([.B107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108]-[.F$2])^2" office:value-type="float" office:value="40.005625">
            <text:p>40.005625</text:p>
          </table:table-cell>
          <table:table-cell table:formula="of:=([.B108]-[.G$2])^2" office:value-type="float" office:value="249.103089">
            <text:p>249.10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109]-[.F$2])^2" office:value-type="float" office:value="1.755625">
            <text:p>1.755625</text:p>
          </table:table-cell>
          <table:table-cell table:formula="of:=([.B109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10]-[.F$2])^2" office:value-type="float" office:value="0.105625">
            <text:p>0.105625</text:p>
          </table:table-cell>
          <table:table-cell table:formula="of:=([.B11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11]-[.F$2])^2" office:value-type="float" office:value="1.755625">
            <text:p>1.755625</text:p>
          </table:table-cell>
          <table:table-cell table:formula="of:=([.B11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112]-[.F$2])^2" office:value-type="float" office:value="1.755625">
            <text:p>1.755625</text:p>
          </table:table-cell>
          <table:table-cell table:formula="of:=([.B112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113]-[.F$2])^2" office:value-type="float" office:value="13.505625">
            <text:p>13.505625</text:p>
          </table:table-cell>
          <table:table-cell table:formula="of:=([.B113]-[.G$2])^2" office:value-type="float" office:value="331.859089">
            <text:p>331.85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114]-[.F$2])^2" office:value-type="float" office:value="0.105625">
            <text:p>0.105625</text:p>
          </table:table-cell>
          <table:table-cell table:formula="of:=([.B114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115]-[.F$2])^2" office:value-type="float" office:value="0.105625">
            <text:p>0.105625</text:p>
          </table:table-cell>
          <table:table-cell table:formula="of:=([.B115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16]-[.F$2])^2" office:value-type="float" office:value="0.105625">
            <text:p>0.105625</text:p>
          </table:table-cell>
          <table:table-cell table:formula="of:=([.B116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17]-[.F$2])^2" office:value-type="float" office:value="1.755625">
            <text:p>1.755625</text:p>
          </table:table-cell>
          <table:table-cell table:formula="of:=([.B11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18]-[.F$2])^2" office:value-type="float" office:value="1.755625">
            <text:p>1.755625</text:p>
          </table:table-cell>
          <table:table-cell table:formula="of:=([.B11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119]-[.F$2])^2" office:value-type="float" office:value="0.105625">
            <text:p>0.105625</text:p>
          </table:table-cell>
          <table:table-cell table:formula="of:=([.B119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20]-[.F$2])^2" office:value-type="float" office:value="0.105625">
            <text:p>0.105625</text:p>
          </table:table-cell>
          <table:table-cell table:formula="of:=([.B12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121]-[.F$2])^2" office:value-type="float" office:value="1.755625">
            <text:p>1.755625</text:p>
          </table:table-cell>
          <table:table-cell table:formula="of:=([.B121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122]-[.F$2])^2" office:value-type="float" office:value="0.455625000000001">
            <text:p>0.455625</text:p>
          </table:table-cell>
          <table:table-cell table:formula="of:=([.B122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formula="of:=([.A123]-[.F$2])^2" office:value-type="float" office:value="1.755625">
            <text:p>1.755625</text:p>
          </table:table-cell>
          <table:table-cell table:formula="of:=([.B123]-[.G$2])^2" office:value-type="float" office:value="67.519089">
            <text:p>67.51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24]-[.F$2])^2" office:value-type="float" office:value="0.105625">
            <text:p>0.105625</text:p>
          </table:table-cell>
          <table:table-cell table:formula="of:=([.B124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25]-[.F$2])^2" office:value-type="float" office:value="1.755625">
            <text:p>1.755625</text:p>
          </table:table-cell>
          <table:table-cell table:formula="of:=([.B125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26]-[.F$2])^2" office:value-type="float" office:value="1.755625">
            <text:p>1.755625</text:p>
          </table:table-cell>
          <table:table-cell table:formula="of:=([.B12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27]-[.F$2])^2" office:value-type="float" office:value="11.055625">
            <text:p>11.055625</text:p>
          </table:table-cell>
          <table:table-cell table:formula="of:=([.B127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28]-[.F$2])^2" office:value-type="float" office:value="0.105625">
            <text:p>0.105625</text:p>
          </table:table-cell>
          <table:table-cell table:formula="of:=([.B12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formula="of:=([.A129]-[.F$2])^2" office:value-type="float" office:value="1.755625">
            <text:p>1.755625</text:p>
          </table:table-cell>
          <table:table-cell table:formula="of:=([.B129]-[.G$2])^2" office:value-type="float" office:value="202.123089">
            <text:p>202.12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130]-[.F$2])^2" office:value-type="float" office:value="1.755625">
            <text:p>1.755625</text:p>
          </table:table-cell>
          <table:table-cell table:formula="of:=([.B130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31]-[.F$2])^2" office:value-type="float" office:value="1.755625">
            <text:p>1.755625</text:p>
          </table:table-cell>
          <table:table-cell table:formula="of:=([.B13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32]-[.F$2])^2" office:value-type="float" office:value="1.755625">
            <text:p>1.755625</text:p>
          </table:table-cell>
          <table:table-cell table:formula="of:=([.B132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33]-[.F$2])^2" office:value-type="float" office:value="21.855625">
            <text:p>21.855625</text:p>
          </table:table-cell>
          <table:table-cell table:formula="of:=([.B133]-[.G$2])^2" office:value-type="float" office:value="586.463089">
            <text:p>586.46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134]-[.F$2])^2" office:value-type="float" office:value="0.105625">
            <text:p>0.105625</text:p>
          </table:table-cell>
          <table:table-cell table:formula="of:=([.B134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35]-[.F$2])^2" office:value-type="float" office:value="1.755625">
            <text:p>1.755625</text:p>
          </table:table-cell>
          <table:table-cell table:formula="of:=([.B13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36]-[.F$2])^2" office:value-type="float" office:value="1.755625">
            <text:p>1.755625</text:p>
          </table:table-cell>
          <table:table-cell table:formula="of:=([.B13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37]-[.F$2])^2" office:value-type="float" office:value="0.105625">
            <text:p>0.105625</text:p>
          </table:table-cell>
          <table:table-cell table:formula="of:=([.B13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38]-[.F$2])^2" office:value-type="float" office:value="0.105625">
            <text:p>0.105625</text:p>
          </table:table-cell>
          <table:table-cell table:formula="of:=([.B138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39]-[.F$2])^2" office:value-type="float" office:value="1.755625">
            <text:p>1.755625</text:p>
          </table:table-cell>
          <table:table-cell table:formula="of:=([.B13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140]-[.F$2])^2" office:value-type="float" office:value="5.405625">
            <text:p>5.405625</text:p>
          </table:table-cell>
          <table:table-cell table:formula="of:=([.B140]-[.G$2])^2" office:value-type="float" office:value="281.669089">
            <text:p>281.66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41]-[.F$2])^2" office:value-type="float" office:value="0.105625">
            <text:p>0.105625</text:p>
          </table:table-cell>
          <table:table-cell table:formula="of:=([.B141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142]-[.F$2])^2" office:value-type="float" office:value="1.755625">
            <text:p>1.755625</text:p>
          </table:table-cell>
          <table:table-cell table:formula="of:=([.B142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table:formula="of:=([.A143]-[.F$2])^2" office:value-type="float" office:value="0.105625">
            <text:p>0.105625</text:p>
          </table:table-cell>
          <table:table-cell table:formula="of:=([.B143]-[.G$2])^2" office:value-type="float" office:value="174.689089">
            <text:p>174.68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144]-[.F$2])^2" office:value-type="float" office:value="0.105625">
            <text:p>0.105625</text:p>
          </table:table-cell>
          <table:table-cell table:formula="of:=([.B144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145]-[.F$2])^2" office:value-type="float" office:value="0.455625000000001">
            <text:p>0.455625</text:p>
          </table:table-cell>
          <table:table-cell table:formula="of:=([.B14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([.A146]-[.F$2])^2" office:value-type="float" office:value="13.505625">
            <text:p>13.505625</text:p>
          </table:table-cell>
          <table:table-cell table:formula="of:=([.B146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147]-[.F$2])^2" office:value-type="float" office:value="2.805625">
            <text:p>2.805625</text:p>
          </table:table-cell>
          <table:table-cell table:formula="of:=([.B147]-[.G$2])^2" office:value-type="float" office:value="408.727089">
            <text:p>408.72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48]-[.F$2])^2" office:value-type="float" office:value="0.105625">
            <text:p>0.105625</text:p>
          </table:table-cell>
          <table:table-cell table:formula="of:=([.B14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49]-[.F$2])^2" office:value-type="float" office:value="0.105625">
            <text:p>0.105625</text:p>
          </table:table-cell>
          <table:table-cell table:formula="of:=([.B14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([.A150]-[.F$2])^2" office:value-type="float" office:value="93.605625">
            <text:p>93.605625</text:p>
          </table:table-cell>
          <table:table-cell table:formula="of:=([.B15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151]-[.F$2])^2" office:value-type="float" office:value="7.155625">
            <text:p>7.155625</text:p>
          </table:table-cell>
          <table:table-cell table:formula="of:=([.B151]-[.G$2])^2" office:value-type="float" office:value="163.405089">
            <text:p>163.40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([.A152]-[.F$2])^2" office:value-type="float" office:value="0.105625">
            <text:p>0.105625</text:p>
          </table:table-cell>
          <table:table-cell table:formula="of:=([.B152]-[.G$2])^2" office:value-type="float" office:value="189.971089">
            <text:p>189.9710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formula="of:=([.A153]-[.F$2])^2" office:value-type="float" office:value="136.305625">
            <text:p>136.305625</text:p>
          </table:table-cell>
          <table:table-cell table:formula="of:=([.B153]-[.G$2])^2" office:value-type="float" office:value="369.293089">
            <text:p>369.2930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formula="of:=([.A154]-[.F$2])^2" office:value-type="float" office:value="44.555625">
            <text:p>44.555625</text:p>
          </table:table-cell>
          <table:table-cell table:formula="of:=([.B154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155]-[.F$2])^2" office:value-type="float" office:value="0.105625">
            <text:p>0.105625</text:p>
          </table:table-cell>
          <table:table-cell table:formula="of:=([.B155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56]-[.F$2])^2" office:value-type="float" office:value="0.105625">
            <text:p>0.105625</text:p>
          </table:table-cell>
          <table:table-cell table:formula="of:=([.B15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157]-[.F$2])^2" office:value-type="float" office:value="1.755625">
            <text:p>1.755625</text:p>
          </table:table-cell>
          <table:table-cell table:formula="of:=([.B157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58]-[.F$2])^2" office:value-type="float" office:value="1.755625">
            <text:p>1.755625</text:p>
          </table:table-cell>
          <table:table-cell table:formula="of:=([.B158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59]-[.F$2])^2" office:value-type="float" office:value="0.105625">
            <text:p>0.105625</text:p>
          </table:table-cell>
          <table:table-cell table:formula="of:=([.B159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160]-[.F$2])^2" office:value-type="float" office:value="0.455625000000001">
            <text:p>0.455625</text:p>
          </table:table-cell>
          <table:table-cell table:formula="of:=([.B160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61]-[.F$2])^2" office:value-type="float" office:value="1.755625">
            <text:p>1.755625</text:p>
          </table:table-cell>
          <table:table-cell table:formula="of:=([.B16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162]-[.F$2])^2" office:value-type="float" office:value="0.105625">
            <text:p>0.105625</text:p>
          </table:table-cell>
          <table:table-cell table:formula="of:=([.B162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163]-[.F$2])^2" office:value-type="float" office:value="0.455625000000001">
            <text:p>0.455625</text:p>
          </table:table-cell>
          <table:table-cell table:formula="of:=([.B163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table:formula="of:=([.A164]-[.F$2])^2" office:value-type="float" office:value="1.755625">
            <text:p>1.755625</text:p>
          </table:table-cell>
          <table:table-cell table:formula="of:=([.B164]-[.G$2])^2" office:value-type="float" office:value="104.387089">
            <text:p>104.38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([.A165]-[.F$2])^2" office:value-type="float" office:value="1.755625">
            <text:p>1.755625</text:p>
          </table:table-cell>
          <table:table-cell table:formula="of:=([.B165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66]-[.F$2])^2" office:value-type="float" office:value="0.105625">
            <text:p>0.105625</text:p>
          </table:table-cell>
          <table:table-cell table:formula="of:=([.B16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167]-[.F$2])^2" office:value-type="float" office:value="0.455625000000001">
            <text:p>0.455625</text:p>
          </table:table-cell>
          <table:table-cell table:formula="of:=([.B167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168]-[.F$2])^2" office:value-type="float" office:value="1.755625">
            <text:p>1.755625</text:p>
          </table:table-cell>
          <table:table-cell table:formula="of:=([.B168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table:formula="of:=([.A169]-[.F$2])^2" office:value-type="float" office:value="21.855625">
            <text:p>21.855625</text:p>
          </table:table-cell>
          <table:table-cell table:formula="of:=([.B169]-[.G$2])^2" office:value-type="float" office:value="1867.709089">
            <text:p>1867.70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70]-[.F$2])^2" office:value-type="float" office:value="0.105625">
            <text:p>0.105625</text:p>
          </table:table-cell>
          <table:table-cell table:formula="of:=([.B17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71]-[.F$2])^2" office:value-type="float" office:value="1.755625">
            <text:p>1.755625</text:p>
          </table:table-cell>
          <table:table-cell table:formula="of:=([.B171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table:formula="of:=([.A172]-[.F$2])^2" office:value-type="float" office:value="32.205625">
            <text:p>32.205625</text:p>
          </table:table-cell>
          <table:table-cell table:formula="of:=([.B172]-[.G$2])^2" office:value-type="float" office:value="635.897089">
            <text:p>635.89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73]-[.F$2])^2" office:value-type="float" office:value="0.105625">
            <text:p>0.105625</text:p>
          </table:table-cell>
          <table:table-cell table:formula="of:=([.B173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174]-[.F$2])^2" office:value-type="float" office:value="0.105625">
            <text:p>0.105625</text:p>
          </table:table-cell>
          <table:table-cell table:formula="of:=([.B174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175]-[.F$2])^2" office:value-type="float" office:value="1.755625">
            <text:p>1.755625</text:p>
          </table:table-cell>
          <table:table-cell table:formula="of:=([.B175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76]-[.F$2])^2" office:value-type="float" office:value="1.755625">
            <text:p>1.755625</text:p>
          </table:table-cell>
          <table:table-cell table:formula="of:=([.B176]-[.G$2])^2" office:value-type="float" office:value="46.009089">
            <text:p>46.00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177]-[.F$2])^2" office:value-type="float" office:value="0.105625">
            <text:p>0.105625</text:p>
          </table:table-cell>
          <table:table-cell table:formula="of:=([.B177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78]-[.F$2])^2" office:value-type="float" office:value="1.755625">
            <text:p>1.755625</text:p>
          </table:table-cell>
          <table:table-cell table:formula="of:=([.B178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179]-[.F$2])^2" office:value-type="float" office:value="1.755625">
            <text:p>1.755625</text:p>
          </table:table-cell>
          <table:table-cell table:formula="of:=([.B179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80]-[.F$2])^2" office:value-type="float" office:value="0.105625">
            <text:p>0.105625</text:p>
          </table:table-cell>
          <table:table-cell table:formula="of:=([.B18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181]-[.F$2])^2" office:value-type="float" office:value="5.405625">
            <text:p>5.405625</text:p>
          </table:table-cell>
          <table:table-cell table:formula="of:=([.B181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182]-[.F$2])^2" office:value-type="float" office:value="0.455625000000001">
            <text:p>0.455625</text:p>
          </table:table-cell>
          <table:table-cell table:formula="of:=([.B182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83]-[.F$2])^2" office:value-type="float" office:value="1.755625">
            <text:p>1.755625</text:p>
          </table:table-cell>
          <table:table-cell table:formula="of:=([.B18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84]-[.F$2])^2" office:value-type="float" office:value="1.755625">
            <text:p>1.755625</text:p>
          </table:table-cell>
          <table:table-cell table:formula="of:=([.B18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85]-[.F$2])^2" office:value-type="float" office:value="1.755625">
            <text:p>1.755625</text:p>
          </table:table-cell>
          <table:table-cell table:formula="of:=([.B18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86]-[.F$2])^2" office:value-type="float" office:value="1.755625">
            <text:p>1.755625</text:p>
          </table:table-cell>
          <table:table-cell table:formula="of:=([.B18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187]-[.F$2])^2" office:value-type="float" office:value="0.455625000000001">
            <text:p>0.455625</text:p>
          </table:table-cell>
          <table:table-cell table:formula="of:=([.B187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88]-[.F$2])^2" office:value-type="float" office:value="1.755625">
            <text:p>1.755625</text:p>
          </table:table-cell>
          <table:table-cell table:formula="of:=([.B188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89]-[.F$2])^2" office:value-type="float" office:value="0.105625">
            <text:p>0.105625</text:p>
          </table:table-cell>
          <table:table-cell table:formula="of:=([.B189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90]-[.F$2])^2" office:value-type="float" office:value="1.755625">
            <text:p>1.755625</text:p>
          </table:table-cell>
          <table:table-cell table:formula="of:=([.B19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91]-[.F$2])^2" office:value-type="float" office:value="1.755625">
            <text:p>1.755625</text:p>
          </table:table-cell>
          <table:table-cell table:formula="of:=([.B191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92]-[.F$2])^2" office:value-type="float" office:value="7.155625">
            <text:p>7.155625</text:p>
          </table:table-cell>
          <table:table-cell table:formula="of:=([.B192]-[.G$2])^2" office:value-type="float" office:value="539.029089">
            <text:p>539.02908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193]-[.F$2])^2" office:value-type="float" office:value="18.705625">
            <text:p>18.705625</text:p>
          </table:table-cell>
          <table:table-cell table:formula="of:=([.B193]-[.G$2])^2" office:value-type="float" office:value="163.405089">
            <text:p>163.40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table:formula="of:=([.A194]-[.F$2])^2" office:value-type="float" office:value="1.755625">
            <text:p>1.755625</text:p>
          </table:table-cell>
          <table:table-cell table:formula="of:=([.B194]-[.G$2])^2" office:value-type="float" office:value="1955.143089">
            <text:p>1955.14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195]-[.F$2])^2" office:value-type="float" office:value="0.105625">
            <text:p>0.105625</text:p>
          </table:table-cell>
          <table:table-cell table:formula="of:=([.B195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96]-[.F$2])^2" office:value-type="float" office:value="1.755625">
            <text:p>1.755625</text:p>
          </table:table-cell>
          <table:table-cell table:formula="of:=([.B19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97]-[.F$2])^2" office:value-type="float" office:value="1.755625">
            <text:p>1.755625</text:p>
          </table:table-cell>
          <table:table-cell table:formula="of:=([.B197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198]-[.F$2])^2" office:value-type="float" office:value="28.355625">
            <text:p>28.355625</text:p>
          </table:table-cell>
          <table:table-cell table:formula="of:=([.B198]-[.G$2])^2" office:value-type="float" office:value="189.971089">
            <text:p>189.971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199]-[.F$2])^2" office:value-type="float" office:value="2.805625">
            <text:p>2.805625</text:p>
          </table:table-cell>
          <table:table-cell table:formula="of:=([.B199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200]-[.F$2])^2" office:value-type="float" office:value="0.455625000000001">
            <text:p>0.455625</text:p>
          </table:table-cell>
          <table:table-cell table:formula="of:=([.B200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([.A201]-[.F$2])^2" office:value-type="float" office:value="13.505625">
            <text:p>13.505625</text:p>
          </table:table-cell>
          <table:table-cell table:formula="of:=([.B201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02]-[.F$2])^2" office:value-type="float" office:value="0.105625">
            <text:p>0.105625</text:p>
          </table:table-cell>
          <table:table-cell table:formula="of:=([.B202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03]-[.F$2])^2" office:value-type="float" office:value="0.105625">
            <text:p>0.105625</text:p>
          </table:table-cell>
          <table:table-cell table:formula="of:=([.B203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formula="of:=([.A204]-[.F$2])^2" office:value-type="float" office:value="0.455625000000001">
            <text:p>0.455625</text:p>
          </table:table-cell>
          <table:table-cell table:formula="of:=([.B204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05]-[.F$2])^2" office:value-type="float" office:value="1.755625">
            <text:p>1.755625</text:p>
          </table:table-cell>
          <table:table-cell table:formula="of:=([.B205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206]-[.F$2])^2" office:value-type="float" office:value="1.755625">
            <text:p>1.755625</text:p>
          </table:table-cell>
          <table:table-cell table:formula="of:=([.B206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207]-[.F$2])^2" office:value-type="float" office:value="0.105625">
            <text:p>0.105625</text:p>
          </table:table-cell>
          <table:table-cell table:formula="of:=([.B207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08]-[.F$2])^2" office:value-type="float" office:value="0.105625">
            <text:p>0.105625</text:p>
          </table:table-cell>
          <table:table-cell table:formula="of:=([.B208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209]-[.F$2])^2" office:value-type="float" office:value="0.105625">
            <text:p>0.105625</text:p>
          </table:table-cell>
          <table:table-cell table:formula="of:=([.B209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10]-[.F$2])^2" office:value-type="float" office:value="0.105625">
            <text:p>0.105625</text:p>
          </table:table-cell>
          <table:table-cell table:formula="of:=([.B210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211]-[.F$2])^2" office:value-type="float" office:value="1.755625">
            <text:p>1.755625</text:p>
          </table:table-cell>
          <table:table-cell table:formula="of:=([.B211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12]-[.F$2])^2" office:value-type="float" office:value="0.105625">
            <text:p>0.105625</text:p>
          </table:table-cell>
          <table:table-cell table:formula="of:=([.B212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13]-[.F$2])^2" office:value-type="float" office:value="1.755625">
            <text:p>1.755625</text:p>
          </table:table-cell>
          <table:table-cell table:formula="of:=([.B21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214]-[.F$2])^2" office:value-type="float" office:value="0.455625000000001">
            <text:p>0.455625</text:p>
          </table:table-cell>
          <table:table-cell table:formula="of:=([.B214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15]-[.F$2])^2" office:value-type="float" office:value="1.755625">
            <text:p>1.755625</text:p>
          </table:table-cell>
          <table:table-cell table:formula="of:=([.B21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([.A216]-[.F$2])^2" office:value-type="float" office:value="7.155625">
            <text:p>7.155625</text:p>
          </table:table-cell>
          <table:table-cell table:formula="of:=([.B216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formula="of:=([.A217]-[.F$2])^2" office:value-type="float" office:value="0.455625000000001">
            <text:p>0.455625</text:p>
          </table:table-cell>
          <table:table-cell table:formula="of:=([.B217]-[.G$2])^2" office:value-type="float" office:value="104.387089">
            <text:p>104.387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A218]-[.F$2])^2" office:value-type="float" office:value="7.155625">
            <text:p>7.155625</text:p>
          </table:table-cell>
          <table:table-cell table:formula="of:=([.B218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219]-[.F$2])^2" office:value-type="float" office:value="13.505625">
            <text:p>13.505625</text:p>
          </table:table-cell>
          <table:table-cell table:formula="of:=([.B219]-[.G$2])^2" office:value-type="float" office:value="174.689089">
            <text:p>174.68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20]-[.F$2])^2" office:value-type="float" office:value="0.105625">
            <text:p>0.105625</text:p>
          </table:table-cell>
          <table:table-cell table:formula="of:=([.B22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221]-[.F$2])^2" office:value-type="float" office:value="1.755625">
            <text:p>1.755625</text:p>
          </table:table-cell>
          <table:table-cell table:formula="of:=([.B221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222]-[.F$2])^2" office:value-type="float" office:value="13.505625">
            <text:p>13.505625</text:p>
          </table:table-cell>
          <table:table-cell table:formula="of:=([.B222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23]-[.F$2])^2" office:value-type="float" office:value="0.105625">
            <text:p>0.105625</text:p>
          </table:table-cell>
          <table:table-cell table:formula="of:=([.B223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224]-[.F$2])^2" office:value-type="float" office:value="1.755625">
            <text:p>1.755625</text:p>
          </table:table-cell>
          <table:table-cell table:formula="of:=([.B224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25]-[.F$2])^2" office:value-type="float" office:value="1.755625">
            <text:p>1.755625</text:p>
          </table:table-cell>
          <table:table-cell table:formula="of:=([.B225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26]-[.F$2])^2" office:value-type="float" office:value="1.755625">
            <text:p>1.755625</text:p>
          </table:table-cell>
          <table:table-cell table:formula="of:=([.B226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27]-[.F$2])^2" office:value-type="float" office:value="0.105625">
            <text:p>0.105625</text:p>
          </table:table-cell>
          <table:table-cell table:formula="of:=([.B227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formula="of:=([.A228]-[.F$2])^2" office:value-type="float" office:value="58.905625">
            <text:p>58.905625</text:p>
          </table:table-cell>
          <table:table-cell table:formula="of:=([.B228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29]-[.F$2])^2" office:value-type="float" office:value="1.755625">
            <text:p>1.755625</text:p>
          </table:table-cell>
          <table:table-cell table:formula="of:=([.B22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230]-[.F$2])^2" office:value-type="float" office:value="0.105625">
            <text:p>0.105625</text:p>
          </table:table-cell>
          <table:table-cell table:formula="of:=([.B230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231]-[.F$2])^2" office:value-type="float" office:value="0.455625000000001">
            <text:p>0.455625</text:p>
          </table:table-cell>
          <table:table-cell table:formula="of:=([.B231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32]-[.F$2])^2" office:value-type="float" office:value="0.105625">
            <text:p>0.105625</text:p>
          </table:table-cell>
          <table:table-cell table:formula="of:=([.B232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33]-[.F$2])^2" office:value-type="float" office:value="0.105625">
            <text:p>0.105625</text:p>
          </table:table-cell>
          <table:table-cell table:formula="of:=([.B23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234]-[.F$2])^2" office:value-type="float" office:value="13.505625">
            <text:p>13.505625</text:p>
          </table:table-cell>
          <table:table-cell table:formula="of:=([.B234]-[.G$2])^2" office:value-type="float" office:value="331.859089">
            <text:p>331.85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([.A235]-[.F$2])^2" office:value-type="float" office:value="1.755625">
            <text:p>1.755625</text:p>
          </table:table-cell>
          <table:table-cell table:formula="of:=([.B235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236]-[.F$2])^2" office:value-type="float" office:value="0.455625000000001">
            <text:p>0.455625</text:p>
          </table:table-cell>
          <table:table-cell table:formula="of:=([.B236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37]-[.F$2])^2" office:value-type="float" office:value="0.105625">
            <text:p>0.105625</text:p>
          </table:table-cell>
          <table:table-cell table:formula="of:=([.B23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38]-[.F$2])^2" office:value-type="float" office:value="1.755625">
            <text:p>1.755625</text:p>
          </table:table-cell>
          <table:table-cell table:formula="of:=([.B238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239]-[.F$2])^2" office:value-type="float" office:value="1.755625">
            <text:p>1.755625</text:p>
          </table:table-cell>
          <table:table-cell table:formula="of:=([.B239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40]-[.F$2])^2" office:value-type="float" office:value="0.105625">
            <text:p>0.105625</text:p>
          </table:table-cell>
          <table:table-cell table:formula="of:=([.B24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241]-[.F$2])^2" office:value-type="float" office:value="1.755625">
            <text:p>1.755625</text:p>
          </table:table-cell>
          <table:table-cell table:formula="of:=([.B241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242]-[.F$2])^2" office:value-type="float" office:value="21.855625">
            <text:p>21.855625</text:p>
          </table:table-cell>
          <table:table-cell table:formula="of:=([.B242]-[.G$2])^2" office:value-type="float" office:value="163.405089">
            <text:p>163.40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43]-[.F$2])^2" office:value-type="float" office:value="1.755625">
            <text:p>1.755625</text:p>
          </table:table-cell>
          <table:table-cell table:formula="of:=([.B243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244]-[.F$2])^2" office:value-type="float" office:value="1.755625">
            <text:p>1.755625</text:p>
          </table:table-cell>
          <table:table-cell table:formula="of:=([.B244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245]-[.F$2])^2" office:value-type="float" office:value="0.105625">
            <text:p>0.105625</text:p>
          </table:table-cell>
          <table:table-cell table:formula="of:=([.B24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246]-[.F$2])^2" office:value-type="float" office:value="1.755625">
            <text:p>1.755625</text:p>
          </table:table-cell>
          <table:table-cell table:formula="of:=([.B246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([.A247]-[.F$2])^2" office:value-type="float" office:value="1.755625">
            <text:p>1.755625</text:p>
          </table:table-cell>
          <table:table-cell table:formula="of:=([.B247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248]-[.F$2])^2" office:value-type="float" office:value="0.455625000000001">
            <text:p>0.455625</text:p>
          </table:table-cell>
          <table:table-cell table:formula="of:=([.B248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49]-[.F$2])^2" office:value-type="float" office:value="1.755625">
            <text:p>1.755625</text:p>
          </table:table-cell>
          <table:table-cell table:formula="of:=([.B24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50]-[.F$2])^2" office:value-type="float" office:value="1.755625">
            <text:p>1.755625</text:p>
          </table:table-cell>
          <table:table-cell table:formula="of:=([.B25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51]-[.F$2])^2" office:value-type="float" office:value="0.105625">
            <text:p>0.105625</text:p>
          </table:table-cell>
          <table:table-cell table:formula="of:=([.B251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252]-[.F$2])^2" office:value-type="float" office:value="1.755625">
            <text:p>1.755625</text:p>
          </table:table-cell>
          <table:table-cell table:formula="of:=([.B252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53]-[.F$2])^2" office:value-type="float" office:value="0.105625">
            <text:p>0.105625</text:p>
          </table:table-cell>
          <table:table-cell table:formula="of:=([.B25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formula="of:=([.A254]-[.F$2])^2" office:value-type="float" office:value="21.855625">
            <text:p>21.855625</text:p>
          </table:table-cell>
          <table:table-cell table:formula="of:=([.B254]-[.G$2])^2" office:value-type="float" office:value="369.293089">
            <text:p>369.29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55]-[.F$2])^2" office:value-type="float" office:value="1.755625">
            <text:p>1.755625</text:p>
          </table:table-cell>
          <table:table-cell table:formula="of:=([.B25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56]-[.F$2])^2" office:value-type="float" office:value="1.755625">
            <text:p>1.755625</text:p>
          </table:table-cell>
          <table:table-cell table:formula="of:=([.B25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57]-[.F$2])^2" office:value-type="float" office:value="1.755625">
            <text:p>1.755625</text:p>
          </table:table-cell>
          <table:table-cell table:formula="of:=([.B257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58]-[.F$2])^2" office:value-type="float" office:value="1.755625">
            <text:p>1.755625</text:p>
          </table:table-cell>
          <table:table-cell table:formula="of:=([.B258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59]-[.F$2])^2" office:value-type="float" office:value="1.755625">
            <text:p>1.755625</text:p>
          </table:table-cell>
          <table:table-cell table:formula="of:=([.B259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260]-[.F$2])^2" office:value-type="float" office:value="1.755625">
            <text:p>1.755625</text:p>
          </table:table-cell>
          <table:table-cell table:formula="of:=([.B260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61]-[.F$2])^2" office:value-type="float" office:value="1.755625">
            <text:p>1.755625</text:p>
          </table:table-cell>
          <table:table-cell table:formula="of:=([.B26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62]-[.F$2])^2" office:value-type="float" office:value="1.755625">
            <text:p>1.755625</text:p>
          </table:table-cell>
          <table:table-cell table:formula="of:=([.B262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263]-[.F$2])^2" office:value-type="float" office:value="1.755625">
            <text:p>1.755625</text:p>
          </table:table-cell>
          <table:table-cell table:formula="of:=([.B263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64]-[.F$2])^2" office:value-type="float" office:value="1.755625">
            <text:p>1.755625</text:p>
          </table:table-cell>
          <table:table-cell table:formula="of:=([.B26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65]-[.F$2])^2" office:value-type="float" office:value="0.105625">
            <text:p>0.105625</text:p>
          </table:table-cell>
          <table:table-cell table:formula="of:=([.B26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266]-[.F$2])^2" office:value-type="float" office:value="1.755625">
            <text:p>1.755625</text:p>
          </table:table-cell>
          <table:table-cell table:formula="of:=([.B266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67]-[.F$2])^2" office:value-type="float" office:value="0.105625">
            <text:p>0.105625</text:p>
          </table:table-cell>
          <table:table-cell table:formula="of:=([.B26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268]-[.F$2])^2" office:value-type="float" office:value="0.105625">
            <text:p>0.105625</text:p>
          </table:table-cell>
          <table:table-cell table:formula="of:=([.B268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269]-[.F$2])^2" office:value-type="float" office:value="0.105625">
            <text:p>0.105625</text:p>
          </table:table-cell>
          <table:table-cell table:formula="of:=([.B269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270]-[.F$2])^2" office:value-type="float" office:value="2.805625">
            <text:p>2.805625</text:p>
          </table:table-cell>
          <table:table-cell table:formula="of:=([.B27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271]-[.F$2])^2" office:value-type="float" office:value="0.455625000000001">
            <text:p>0.455625</text:p>
          </table:table-cell>
          <table:table-cell table:formula="of:=([.B271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272]-[.F$2])^2" office:value-type="float" office:value="5.405625">
            <text:p>5.405625</text:p>
          </table:table-cell>
          <table:table-cell table:formula="of:=([.B272]-[.G$2])^2" office:value-type="float" office:value="116.273089">
            <text:p>116.27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73]-[.F$2])^2" office:value-type="float" office:value="1.755625">
            <text:p>1.755625</text:p>
          </table:table-cell>
          <table:table-cell table:formula="of:=([.B27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74]-[.F$2])^2" office:value-type="float" office:value="0.105625">
            <text:p>0.105625</text:p>
          </table:table-cell>
          <table:table-cell table:formula="of:=([.B274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275]-[.F$2])^2" office:value-type="float" office:value="0.455625000000001">
            <text:p>0.455625</text:p>
          </table:table-cell>
          <table:table-cell table:formula="of:=([.B275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276]-[.F$2])^2" office:value-type="float" office:value="0.105625">
            <text:p>0.105625</text:p>
          </table:table-cell>
          <table:table-cell table:formula="of:=([.B276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277]-[.F$2])^2" office:value-type="float" office:value="0.105625">
            <text:p>0.105625</text:p>
          </table:table-cell>
          <table:table-cell table:formula="of:=([.B277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78]-[.F$2])^2" office:value-type="float" office:value="1.755625">
            <text:p>1.755625</text:p>
          </table:table-cell>
          <table:table-cell table:formula="of:=([.B27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formula="of:=([.A279]-[.F$2])^2" office:value-type="float" office:value="0.105625">
            <text:p>0.105625</text:p>
          </table:table-cell>
          <table:table-cell table:formula="of:=([.B279]-[.G$2])^2" office:value-type="float" office:value="262.991089">
            <text:p>262.991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280]-[.F$2])^2" office:value-type="float" office:value="11.055625">
            <text:p>11.055625</text:p>
          </table:table-cell>
          <table:table-cell table:formula="of:=([.B280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81]-[.F$2])^2" office:value-type="float" office:value="1.755625">
            <text:p>1.755625</text:p>
          </table:table-cell>
          <table:table-cell table:formula="of:=([.B281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formula="of:=([.A282]-[.F$2])^2" office:value-type="float" office:value="0.105625">
            <text:p>0.105625</text:p>
          </table:table-cell>
          <table:table-cell table:formula="of:=([.B282]-[.G$2])^2" office:value-type="float" office:value="586.463089">
            <text:p>586.46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83]-[.F$2])^2" office:value-type="float" office:value="1.755625">
            <text:p>1.755625</text:p>
          </table:table-cell>
          <table:table-cell table:formula="of:=([.B283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84]-[.F$2])^2" office:value-type="float" office:value="1.755625">
            <text:p>1.755625</text:p>
          </table:table-cell>
          <table:table-cell table:formula="of:=([.B28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85]-[.F$2])^2" office:value-type="float" office:value="1.755625">
            <text:p>1.755625</text:p>
          </table:table-cell>
          <table:table-cell table:formula="of:=([.B28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286]-[.F$2])^2" office:value-type="float" office:value="0.455625000000001">
            <text:p>0.455625</text:p>
          </table:table-cell>
          <table:table-cell table:formula="of:=([.B28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87]-[.F$2])^2" office:value-type="float" office:value="11.055625">
            <text:p>11.055625</text:p>
          </table:table-cell>
          <table:table-cell table:formula="of:=([.B287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table:formula="of:=([.A288]-[.F$2])^2" office:value-type="float" office:value="1.755625">
            <text:p>1.755625</text:p>
          </table:table-cell>
          <table:table-cell table:formula="of:=([.B288]-[.G$2])^2" office:value-type="float" office:value="493.595089">
            <text:p>493.59508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289]-[.F$2])^2" office:value-type="float" office:value="28.355625">
            <text:p>28.355625</text:p>
          </table:table-cell>
          <table:table-cell table:formula="of:=([.B289]-[.G$2])^2" office:value-type="float" office:value="189.971089">
            <text:p>189.97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290]-[.F$2])^2" office:value-type="float" office:value="1.755625">
            <text:p>1.755625</text:p>
          </table:table-cell>
          <table:table-cell table:formula="of:=([.B290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91]-[.F$2])^2" office:value-type="float" office:value="0.105625">
            <text:p>0.105625</text:p>
          </table:table-cell>
          <table:table-cell table:formula="of:=([.B291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292]-[.F$2])^2" office:value-type="float" office:value="18.705625">
            <text:p>18.705625</text:p>
          </table:table-cell>
          <table:table-cell table:formula="of:=([.B292]-[.G$2])^2" office:value-type="float" office:value="218.537089">
            <text:p>218.53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293]-[.F$2])^2" office:value-type="float" office:value="1.755625">
            <text:p>1.755625</text:p>
          </table:table-cell>
          <table:table-cell table:formula="of:=([.B293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94]-[.F$2])^2" office:value-type="float" office:value="0.105625">
            <text:p>0.105625</text:p>
          </table:table-cell>
          <table:table-cell table:formula="of:=([.B29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95]-[.F$2])^2" office:value-type="float" office:value="0.105625">
            <text:p>0.105625</text:p>
          </table:table-cell>
          <table:table-cell table:formula="of:=([.B295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296]-[.F$2])^2" office:value-type="float" office:value="1.755625">
            <text:p>1.755625</text:p>
          </table:table-cell>
          <table:table-cell table:formula="of:=([.B296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297]-[.F$2])^2" office:value-type="float" office:value="40.005625">
            <text:p>40.005625</text:p>
          </table:table-cell>
          <table:table-cell table:formula="of:=([.B297]-[.G$2])^2" office:value-type="float" office:value="281.669089">
            <text:p>281.66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98]-[.F$2])^2" office:value-type="float" office:value="0.105625">
            <text:p>0.105625</text:p>
          </table:table-cell>
          <table:table-cell table:formula="of:=([.B298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99]-[.F$2])^2" office:value-type="float" office:value="0.105625">
            <text:p>0.105625</text:p>
          </table:table-cell>
          <table:table-cell table:formula="of:=([.B29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300]-[.F$2])^2" office:value-type="float" office:value="1.755625">
            <text:p>1.755625</text:p>
          </table:table-cell>
          <table:table-cell table:formula="of:=([.B300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301]-[.F$2])^2" office:value-type="float" office:value="0.105625">
            <text:p>0.105625</text:p>
          </table:table-cell>
          <table:table-cell table:formula="of:=([.B301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02]-[.F$2])^2" office:value-type="float" office:value="0.105625">
            <text:p>0.105625</text:p>
          </table:table-cell>
          <table:table-cell table:formula="of:=([.B302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table:formula="of:=([.A303]-[.F$2])^2" office:value-type="float" office:value="136.305625">
            <text:p>136.305625</text:p>
          </table:table-cell>
          <table:table-cell table:formula="of:=([.B303]-[.G$2])^2" office:value-type="float" office:value="450.161089">
            <text:p>450.16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04]-[.F$2])^2" office:value-type="float" office:value="1.755625">
            <text:p>1.755625</text:p>
          </table:table-cell>
          <table:table-cell table:formula="of:=([.B304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formula="of:=([.A305]-[.F$2])^2" office:value-type="float" office:value="0.105625">
            <text:p>0.105625</text:p>
          </table:table-cell>
          <table:table-cell table:formula="of:=([.B305]-[.G$2])^2" office:value-type="float" office:value="493.595089">
            <text:p>493.595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306]-[.F$2])^2" office:value-type="float" office:value="2.805625">
            <text:p>2.805625</text:p>
          </table:table-cell>
          <table:table-cell table:formula="of:=([.B306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07]-[.F$2])^2" office:value-type="float" office:value="1.755625">
            <text:p>1.755625</text:p>
          </table:table-cell>
          <table:table-cell table:formula="of:=([.B30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308]-[.F$2])^2" office:value-type="float" office:value="0.105625">
            <text:p>0.105625</text:p>
          </table:table-cell>
          <table:table-cell table:formula="of:=([.B308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table:formula="of:=([.A309]-[.F$2])^2" office:value-type="float" office:value="187.005625">
            <text:p>187.005625</text:p>
          </table:table-cell>
          <table:table-cell table:formula="of:=([.B309]-[.G$2])^2" office:value-type="float" office:value="262.991089">
            <text:p>262.99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10]-[.F$2])^2" office:value-type="float" office:value="1.755625">
            <text:p>1.755625</text:p>
          </table:table-cell>
          <table:table-cell table:formula="of:=([.B31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11]-[.F$2])^2" office:value-type="float" office:value="1.755625">
            <text:p>1.755625</text:p>
          </table:table-cell>
          <table:table-cell table:formula="of:=([.B311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12]-[.F$2])^2" office:value-type="float" office:value="1.755625">
            <text:p>1.755625</text:p>
          </table:table-cell>
          <table:table-cell table:formula="of:=([.B312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formula="of:=([.A313]-[.F$2])^2" office:value-type="float" office:value="113.955625">
            <text:p>113.955625</text:p>
          </table:table-cell>
          <table:table-cell table:formula="of:=([.B313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314]-[.F$2])^2" office:value-type="float" office:value="0.105625">
            <text:p>0.105625</text:p>
          </table:table-cell>
          <table:table-cell table:formula="of:=([.B314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315]-[.F$2])^2" office:value-type="float" office:value="5.405625">
            <text:p>5.405625</text:p>
          </table:table-cell>
          <table:table-cell table:formula="of:=([.B315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16]-[.F$2])^2" office:value-type="float" office:value="0.105625">
            <text:p>0.105625</text:p>
          </table:table-cell>
          <table:table-cell table:formula="of:=([.B316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17]-[.F$2])^2" office:value-type="float" office:value="1.755625">
            <text:p>1.755625</text:p>
          </table:table-cell>
          <table:table-cell table:formula="of:=([.B317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18]-[.F$2])^2" office:value-type="float" office:value="0.105625">
            <text:p>0.105625</text:p>
          </table:table-cell>
          <table:table-cell table:formula="of:=([.B318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319]-[.F$2])^2" office:value-type="float" office:value="0.105625">
            <text:p>0.105625</text:p>
          </table:table-cell>
          <table:table-cell table:formula="of:=([.B319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20]-[.F$2])^2" office:value-type="float" office:value="0.105625">
            <text:p>0.105625</text:p>
          </table:table-cell>
          <table:table-cell table:formula="of:=([.B32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321]-[.F$2])^2" office:value-type="float" office:value="0.455625000000001">
            <text:p>0.455625</text:p>
          </table:table-cell>
          <table:table-cell table:formula="of:=([.B321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22]-[.F$2])^2" office:value-type="float" office:value="0.105625">
            <text:p>0.105625</text:p>
          </table:table-cell>
          <table:table-cell table:formula="of:=([.B322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23]-[.F$2])^2" office:value-type="float" office:value="1.755625">
            <text:p>1.755625</text:p>
          </table:table-cell>
          <table:table-cell table:formula="of:=([.B32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324]-[.F$2])^2" office:value-type="float" office:value="0.455625000000001">
            <text:p>0.455625</text:p>
          </table:table-cell>
          <table:table-cell table:formula="of:=([.B32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25]-[.F$2])^2" office:value-type="float" office:value="0.105625">
            <text:p>0.105625</text:p>
          </table:table-cell>
          <table:table-cell table:formula="of:=([.B32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326]-[.F$2])^2" office:value-type="float" office:value="0.105625">
            <text:p>0.105625</text:p>
          </table:table-cell>
          <table:table-cell table:formula="of:=([.B326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table:formula="of:=([.A327]-[.F$2])^2" office:value-type="float" office:value="0.455625000000001">
            <text:p>0.455625</text:p>
          </table:table-cell>
          <table:table-cell table:formula="of:=([.B327]-[.G$2])^2" office:value-type="float" office:value="450.161089">
            <text:p>450.161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([.A328]-[.F$2])^2" office:value-type="float" office:value="13.505625">
            <text:p>13.505625</text:p>
          </table:table-cell>
          <table:table-cell table:formula="of:=([.B328]-[.G$2])^2" office:value-type="float" office:value="262.991089">
            <text:p>262.99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329]-[.F$2])^2" office:value-type="float" office:value="0.105625">
            <text:p>0.105625</text:p>
          </table:table-cell>
          <table:table-cell table:formula="of:=([.B329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330]-[.F$2])^2" office:value-type="float" office:value="1.755625">
            <text:p>1.755625</text:p>
          </table:table-cell>
          <table:table-cell table:formula="of:=([.B330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331]-[.F$2])^2" office:value-type="float" office:value="0.105625">
            <text:p>0.105625</text:p>
          </table:table-cell>
          <table:table-cell table:formula="of:=([.B331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32]-[.F$2])^2" office:value-type="float" office:value="0.105625">
            <text:p>0.105625</text:p>
          </table:table-cell>
          <table:table-cell table:formula="of:=([.B332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formula="of:=([.A333]-[.F$2])^2" office:value-type="float" office:value="75.255625">
            <text:p>75.255625</text:p>
          </table:table-cell>
          <table:table-cell table:formula="of:=([.B33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table:formula="of:=([.A334]-[.F$2])^2" office:value-type="float" office:value="1.755625">
            <text:p>1.755625</text:p>
          </table:table-cell>
          <table:table-cell table:formula="of:=([.B334]-[.G$2])^2" office:value-type="float" office:value="104.387089">
            <text:p>104.3870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formula="of:=([.A335]-[.F$2])^2" office:value-type="float" office:value="32.205625">
            <text:p>32.205625</text:p>
          </table:table-cell>
          <table:table-cell table:formula="of:=([.B335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36]-[.F$2])^2" office:value-type="float" office:value="0.105625">
            <text:p>0.105625</text:p>
          </table:table-cell>
          <table:table-cell table:formula="of:=([.B336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337]-[.F$2])^2" office:value-type="float" office:value="0.105625">
            <text:p>0.105625</text:p>
          </table:table-cell>
          <table:table-cell table:formula="of:=([.B337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38]-[.F$2])^2" office:value-type="float" office:value="1.755625">
            <text:p>1.755625</text:p>
          </table:table-cell>
          <table:table-cell table:formula="of:=([.B33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table:formula="of:=([.A339]-[.F$2])^2" office:value-type="float" office:value="93.605625">
            <text:p>93.605625</text:p>
          </table:table-cell>
          <table:table-cell table:formula="of:=([.B339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40]-[.F$2])^2" office:value-type="float" office:value="0.105625">
            <text:p>0.105625</text:p>
          </table:table-cell>
          <table:table-cell table:formula="of:=([.B34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41]-[.F$2])^2" office:value-type="float" office:value="0.105625">
            <text:p>0.105625</text:p>
          </table:table-cell>
          <table:table-cell table:formula="of:=([.B34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342]-[.F$2])^2" office:value-type="float" office:value="0.105625">
            <text:p>0.105625</text:p>
          </table:table-cell>
          <table:table-cell table:formula="of:=([.B342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343]-[.F$2])^2" office:value-type="float" office:value="0.455625000000001">
            <text:p>0.455625</text:p>
          </table:table-cell>
          <table:table-cell table:formula="of:=([.B343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44]-[.F$2])^2" office:value-type="float" office:value="1.755625">
            <text:p>1.755625</text:p>
          </table:table-cell>
          <table:table-cell table:formula="of:=([.B344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45]-[.F$2])^2" office:value-type="float" office:value="5.405625">
            <text:p>5.405625</text:p>
          </table:table-cell>
          <table:table-cell table:formula="of:=([.B345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46]-[.F$2])^2" office:value-type="float" office:value="11.055625">
            <text:p>11.055625</text:p>
          </table:table-cell>
          <table:table-cell table:formula="of:=([.B346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347]-[.F$2])^2" office:value-type="float" office:value="5.405625">
            <text:p>5.405625</text:p>
          </table:table-cell>
          <table:table-cell table:formula="of:=([.B347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48]-[.F$2])^2" office:value-type="float" office:value="0.105625">
            <text:p>0.105625</text:p>
          </table:table-cell>
          <table:table-cell table:formula="of:=([.B34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formula="of:=([.A349]-[.F$2])^2" office:value-type="float" office:value="21.855625">
            <text:p>21.855625</text:p>
          </table:table-cell>
          <table:table-cell table:formula="of:=([.B349]-[.G$2])^2" office:value-type="float" office:value="408.727089">
            <text:p>408.72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50]-[.F$2])^2" office:value-type="float" office:value="0.105625">
            <text:p>0.105625</text:p>
          </table:table-cell>
          <table:table-cell table:formula="of:=([.B35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51]-[.F$2])^2" office:value-type="float" office:value="0.105625">
            <text:p>0.105625</text:p>
          </table:table-cell>
          <table:table-cell table:formula="of:=([.B351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formula="of:=([.A352]-[.F$2])^2" office:value-type="float" office:value="93.605625">
            <text:p>93.605625</text:p>
          </table:table-cell>
          <table:table-cell table:formula="of:=([.B352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53]-[.F$2])^2" office:value-type="float" office:value="1.755625">
            <text:p>1.755625</text:p>
          </table:table-cell>
          <table:table-cell table:formula="of:=([.B35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54]-[.F$2])^2" office:value-type="float" office:value="5.405625">
            <text:p>5.405625</text:p>
          </table:table-cell>
          <table:table-cell table:formula="of:=([.B354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table:formula="of:=([.A355]-[.F$2])^2" office:value-type="float" office:value="1.755625">
            <text:p>1.755625</text:p>
          </table:table-cell>
          <table:table-cell table:formula="of:=([.B355]-[.G$2])^2" office:value-type="float" office:value="586.463089">
            <text:p>586.46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56]-[.F$2])^2" office:value-type="float" office:value="1.755625">
            <text:p>1.755625</text:p>
          </table:table-cell>
          <table:table-cell table:formula="of:=([.B356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([.A357]-[.F$2])^2" office:value-type="float" office:value="75.255625">
            <text:p>75.255625</text:p>
          </table:table-cell>
          <table:table-cell table:formula="of:=([.B357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58]-[.F$2])^2" office:value-type="float" office:value="1.755625">
            <text:p>1.755625</text:p>
          </table:table-cell>
          <table:table-cell table:formula="of:=([.B35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59]-[.F$2])^2" office:value-type="float" office:value="0.105625">
            <text:p>0.105625</text:p>
          </table:table-cell>
          <table:table-cell table:formula="of:=([.B359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360]-[.F$2])^2" office:value-type="float" office:value="1.755625">
            <text:p>1.755625</text:p>
          </table:table-cell>
          <table:table-cell table:formula="of:=([.B360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61]-[.F$2])^2" office:value-type="float" office:value="0.105625">
            <text:p>0.105625</text:p>
          </table:table-cell>
          <table:table-cell table:formula="of:=([.B361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62]-[.F$2])^2" office:value-type="float" office:value="1.755625">
            <text:p>1.755625</text:p>
          </table:table-cell>
          <table:table-cell table:formula="of:=([.B362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formula="of:=([.A363]-[.F$2])^2" office:value-type="float" office:value="75.255625">
            <text:p>75.255625</text:p>
          </table:table-cell>
          <table:table-cell table:formula="of:=([.B363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64]-[.F$2])^2" office:value-type="float" office:value="1.755625">
            <text:p>1.755625</text:p>
          </table:table-cell>
          <table:table-cell table:formula="of:=([.B364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([.A365]-[.F$2])^2" office:value-type="float" office:value="7.155625">
            <text:p>7.155625</text:p>
          </table:table-cell>
          <table:table-cell table:formula="of:=([.B365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366]-[.F$2])^2" office:value-type="float" office:value="1.755625">
            <text:p>1.755625</text:p>
          </table:table-cell>
          <table:table-cell table:formula="of:=([.B366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367]-[.F$2])^2" office:value-type="float" office:value="0.455625000000001">
            <text:p>0.455625</text:p>
          </table:table-cell>
          <table:table-cell table:formula="of:=([.B367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68]-[.F$2])^2" office:value-type="float" office:value="1.755625">
            <text:p>1.755625</text:p>
          </table:table-cell>
          <table:table-cell table:formula="of:=([.B36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69]-[.F$2])^2" office:value-type="float" office:value="11.055625">
            <text:p>11.055625</text:p>
          </table:table-cell>
          <table:table-cell table:formula="of:=([.B369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formula="of:=([.A370]-[.F$2])^2" office:value-type="float" office:value="21.855625">
            <text:p>21.855625</text:p>
          </table:table-cell>
          <table:table-cell table:formula="of:=([.B370]-[.G$2])^2" office:value-type="float" office:value="369.293089">
            <text:p>369.29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([.A371]-[.F$2])^2" office:value-type="float" office:value="1.755625">
            <text:p>1.755625</text:p>
          </table:table-cell>
          <table:table-cell table:formula="of:=([.B371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72]-[.F$2])^2" office:value-type="float" office:value="0.105625">
            <text:p>0.105625</text:p>
          </table:table-cell>
          <table:table-cell table:formula="of:=([.B372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table:formula="of:=([.A373]-[.F$2])^2" office:value-type="float" office:value="2.805625">
            <text:p>2.805625</text:p>
          </table:table-cell>
          <table:table-cell table:formula="of:=([.B373]-[.G$2])^2" office:value-type="float" office:value="796.199089">
            <text:p>796.19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374]-[.F$2])^2" office:value-type="float" office:value="1.755625">
            <text:p>1.755625</text:p>
          </table:table-cell>
          <table:table-cell table:formula="of:=([.B374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75]-[.F$2])^2" office:value-type="float" office:value="1.755625">
            <text:p>1.755625</text:p>
          </table:table-cell>
          <table:table-cell table:formula="of:=([.B37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376]-[.F$2])^2" office:value-type="float" office:value="1.755625">
            <text:p>1.755625</text:p>
          </table:table-cell>
          <table:table-cell table:formula="of:=([.B376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77]-[.F$2])^2" office:value-type="float" office:value="0.105625">
            <text:p>0.105625</text:p>
          </table:table-cell>
          <table:table-cell table:formula="of:=([.B37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378]-[.F$2])^2" office:value-type="float" office:value="1.755625">
            <text:p>1.755625</text:p>
          </table:table-cell>
          <table:table-cell table:formula="of:=([.B378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formula="of:=([.A379]-[.F$2])^2" office:value-type="float" office:value="75.255625">
            <text:p>75.255625</text:p>
          </table:table-cell>
          <table:table-cell table:formula="of:=([.B379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380]-[.F$2])^2" office:value-type="float" office:value="1.755625">
            <text:p>1.755625</text:p>
          </table:table-cell>
          <table:table-cell table:formula="of:=([.B380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table:formula="of:=([.A381]-[.F$2])^2" office:value-type="float" office:value="0.455625000000001">
            <text:p>0.455625</text:p>
          </table:table-cell>
          <table:table-cell table:formula="of:=([.B381]-[.G$2])^2" office:value-type="float" office:value="174.689089">
            <text:p>174.68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382]-[.F$2])^2" office:value-type="float" office:value="1.755625">
            <text:p>1.755625</text:p>
          </table:table-cell>
          <table:table-cell table:formula="of:=([.B382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383]-[.F$2])^2" office:value-type="float" office:value="1.755625">
            <text:p>1.755625</text:p>
          </table:table-cell>
          <table:table-cell table:formula="of:=([.B383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84]-[.F$2])^2" office:value-type="float" office:value="1.755625">
            <text:p>1.755625</text:p>
          </table:table-cell>
          <table:table-cell table:formula="of:=([.B384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385]-[.F$2])^2" office:value-type="float" office:value="2.805625">
            <text:p>2.805625</text:p>
          </table:table-cell>
          <table:table-cell table:formula="of:=([.B385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86]-[.F$2])^2" office:value-type="float" office:value="0.105625">
            <text:p>0.105625</text:p>
          </table:table-cell>
          <table:table-cell table:formula="of:=([.B386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387]-[.F$2])^2" office:value-type="float" office:value="5.405625">
            <text:p>5.405625</text:p>
          </table:table-cell>
          <table:table-cell table:formula="of:=([.B387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388]-[.F$2])^2" office:value-type="float" office:value="1.755625">
            <text:p>1.755625</text:p>
          </table:table-cell>
          <table:table-cell table:formula="of:=([.B388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389]-[.F$2])^2" office:value-type="float" office:value="0.455625000000001">
            <text:p>0.455625</text:p>
          </table:table-cell>
          <table:table-cell table:formula="of:=([.B389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390]-[.F$2])^2" office:value-type="float" office:value="1.755625">
            <text:p>1.755625</text:p>
          </table:table-cell>
          <table:table-cell table:formula="of:=([.B390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391]-[.F$2])^2" office:value-type="float" office:value="0.105625">
            <text:p>0.105625</text:p>
          </table:table-cell>
          <table:table-cell table:formula="of:=([.B391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92]-[.F$2])^2" office:value-type="float" office:value="0.105625">
            <text:p>0.105625</text:p>
          </table:table-cell>
          <table:table-cell table:formula="of:=([.B392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393]-[.F$2])^2" office:value-type="float" office:value="5.405625">
            <text:p>5.405625</text:p>
          </table:table-cell>
          <table:table-cell table:formula="of:=([.B393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94]-[.F$2])^2" office:value-type="float" office:value="0.105625">
            <text:p>0.105625</text:p>
          </table:table-cell>
          <table:table-cell table:formula="of:=([.B39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395]-[.F$2])^2" office:value-type="float" office:value="5.405625">
            <text:p>5.405625</text:p>
          </table:table-cell>
          <table:table-cell table:formula="of:=([.B395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396]-[.F$2])^2" office:value-type="float" office:value="1.755625">
            <text:p>1.755625</text:p>
          </table:table-cell>
          <table:table-cell table:formula="of:=([.B396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97]-[.F$2])^2" office:value-type="float" office:value="1.755625">
            <text:p>1.755625</text:p>
          </table:table-cell>
          <table:table-cell table:formula="of:=([.B39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398]-[.F$2])^2" office:value-type="float" office:value="0.105625">
            <text:p>0.105625</text:p>
          </table:table-cell>
          <table:table-cell table:formula="of:=([.B398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99]-[.F$2])^2" office:value-type="float" office:value="0.105625">
            <text:p>0.105625</text:p>
          </table:table-cell>
          <table:table-cell table:formula="of:=([.B39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00]-[.F$2])^2" office:value-type="float" office:value="1.755625">
            <text:p>1.755625</text:p>
          </table:table-cell>
          <table:table-cell table:formula="of:=([.B400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table:formula="of:=([.A401]-[.F$2])^2" office:value-type="float" office:value="0.105625">
            <text:p>0.105625</text:p>
          </table:table-cell>
          <table:table-cell table:formula="of:=([.B401]-[.G$2])^2" office:value-type="float" office:value="687.331089">
            <text:p>687.33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402]-[.F$2])^2" office:value-type="float" office:value="1.755625">
            <text:p>1.755625</text:p>
          </table:table-cell>
          <table:table-cell table:formula="of:=([.B402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03]-[.F$2])^2" office:value-type="float" office:value="0.105625">
            <text:p>0.105625</text:p>
          </table:table-cell>
          <table:table-cell table:formula="of:=([.B40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([.A404]-[.F$2])^2" office:value-type="float" office:value="1.755625">
            <text:p>1.755625</text:p>
          </table:table-cell>
          <table:table-cell table:formula="of:=([.B404]-[.G$2])^2" office:value-type="float" office:value="125.821089">
            <text:p>125.82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05]-[.F$2])^2" office:value-type="float" office:value="1.755625">
            <text:p>1.755625</text:p>
          </table:table-cell>
          <table:table-cell table:formula="of:=([.B40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06]-[.F$2])^2" office:value-type="float" office:value="1.755625">
            <text:p>1.755625</text:p>
          </table:table-cell>
          <table:table-cell table:formula="of:=([.B406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07]-[.F$2])^2" office:value-type="float" office:value="0.105625">
            <text:p>0.105625</text:p>
          </table:table-cell>
          <table:table-cell table:formula="of:=([.B40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08]-[.F$2])^2" office:value-type="float" office:value="1.755625">
            <text:p>1.755625</text:p>
          </table:table-cell>
          <table:table-cell table:formula="of:=([.B408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09]-[.F$2])^2" office:value-type="float" office:value="11.055625">
            <text:p>11.055625</text:p>
          </table:table-cell>
          <table:table-cell table:formula="of:=([.B409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410]-[.F$2])^2" office:value-type="float" office:value="40.005625">
            <text:p>40.005625</text:p>
          </table:table-cell>
          <table:table-cell table:formula="of:=([.B410]-[.G$2])^2" office:value-type="float" office:value="249.103089">
            <text:p>249.10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11]-[.F$2])^2" office:value-type="float" office:value="5.405625">
            <text:p>5.405625</text:p>
          </table:table-cell>
          <table:table-cell table:formula="of:=([.B411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12]-[.F$2])^2" office:value-type="float" office:value="0.105625">
            <text:p>0.105625</text:p>
          </table:table-cell>
          <table:table-cell table:formula="of:=([.B412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13]-[.F$2])^2" office:value-type="float" office:value="0.105625">
            <text:p>0.105625</text:p>
          </table:table-cell>
          <table:table-cell table:formula="of:=([.B41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414]-[.F$2])^2" office:value-type="float" office:value="28.355625">
            <text:p>28.355625</text:p>
          </table:table-cell>
          <table:table-cell table:formula="of:=([.B414]-[.G$2])^2" office:value-type="float" office:value="116.273089">
            <text:p>116.27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415]-[.F$2])^2" office:value-type="float" office:value="1.755625">
            <text:p>1.755625</text:p>
          </table:table-cell>
          <table:table-cell table:formula="of:=([.B415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([.A416]-[.F$2])^2" office:value-type="float" office:value="1.755625">
            <text:p>1.755625</text:p>
          </table:table-cell>
          <table:table-cell table:formula="of:=([.B416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17]-[.F$2])^2" office:value-type="float" office:value="1.755625">
            <text:p>1.755625</text:p>
          </table:table-cell>
          <table:table-cell table:formula="of:=([.B41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formula="of:=([.A418]-[.F$2])^2" office:value-type="float" office:value="2.805625">
            <text:p>2.805625</text:p>
          </table:table-cell>
          <table:table-cell table:formula="of:=([.B418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419]-[.F$2])^2" office:value-type="float" office:value="0.105625">
            <text:p>0.105625</text:p>
          </table:table-cell>
          <table:table-cell table:formula="of:=([.B419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420]-[.F$2])^2" office:value-type="float" office:value="0.455625000000001">
            <text:p>0.455625</text:p>
          </table:table-cell>
          <table:table-cell table:formula="of:=([.B420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formula="of:=([.A421]-[.F$2])^2" office:value-type="float" office:value="11.055625">
            <text:p>11.055625</text:p>
          </table:table-cell>
          <table:table-cell table:formula="of:=([.B421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formula="of:=([.A422]-[.F$2])^2" office:value-type="float" office:value="32.205625">
            <text:p>32.205625</text:p>
          </table:table-cell>
          <table:table-cell table:formula="of:=([.B422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23]-[.F$2])^2" office:value-type="float" office:value="5.405625">
            <text:p>5.405625</text:p>
          </table:table-cell>
          <table:table-cell table:formula="of:=([.B423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24]-[.F$2])^2" office:value-type="float" office:value="0.105625">
            <text:p>0.105625</text:p>
          </table:table-cell>
          <table:table-cell table:formula="of:=([.B42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25]-[.F$2])^2" office:value-type="float" office:value="5.405625">
            <text:p>5.405625</text:p>
          </table:table-cell>
          <table:table-cell table:formula="of:=([.B425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([.A426]-[.F$2])^2" office:value-type="float" office:value="13.505625">
            <text:p>13.505625</text:p>
          </table:table-cell>
          <table:table-cell table:formula="of:=([.B426]-[.G$2])^2" office:value-type="float" office:value="262.991089">
            <text:p>262.99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27]-[.F$2])^2" office:value-type="float" office:value="0.105625">
            <text:p>0.105625</text:p>
          </table:table-cell>
          <table:table-cell table:formula="of:=([.B427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28]-[.F$2])^2" office:value-type="float" office:value="5.405625">
            <text:p>5.405625</text:p>
          </table:table-cell>
          <table:table-cell table:formula="of:=([.B428]-[.G$2])^2" office:value-type="float" office:value="46.009089">
            <text:p>46.00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29]-[.F$2])^2" office:value-type="float" office:value="1.755625">
            <text:p>1.755625</text:p>
          </table:table-cell>
          <table:table-cell table:formula="of:=([.B42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430]-[.F$2])^2" office:value-type="float" office:value="1.755625">
            <text:p>1.755625</text:p>
          </table:table-cell>
          <table:table-cell table:formula="of:=([.B430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formula="of:=([.A431]-[.F$2])^2" office:value-type="float" office:value="32.205625">
            <text:p>32.205625</text:p>
          </table:table-cell>
          <table:table-cell table:formula="of:=([.B431]-[.G$2])^2" office:value-type="float" office:value="331.859089">
            <text:p>331.85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32]-[.F$2])^2" office:value-type="float" office:value="0.105625">
            <text:p>0.105625</text:p>
          </table:table-cell>
          <table:table-cell table:formula="of:=([.B432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33]-[.F$2])^2" office:value-type="float" office:value="1.755625">
            <text:p>1.755625</text:p>
          </table:table-cell>
          <table:table-cell table:formula="of:=([.B433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434]-[.F$2])^2" office:value-type="float" office:value="1.755625">
            <text:p>1.755625</text:p>
          </table:table-cell>
          <table:table-cell table:formula="of:=([.B434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435]-[.F$2])^2" office:value-type="float" office:value="0.105625">
            <text:p>0.105625</text:p>
          </table:table-cell>
          <table:table-cell table:formula="of:=([.B435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36]-[.F$2])^2" office:value-type="float" office:value="1.755625">
            <text:p>1.755625</text:p>
          </table:table-cell>
          <table:table-cell table:formula="of:=([.B436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437]-[.F$2])^2" office:value-type="float" office:value="0.455625000000001">
            <text:p>0.455625</text:p>
          </table:table-cell>
          <table:table-cell table:formula="of:=([.B43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38]-[.F$2])^2" office:value-type="float" office:value="5.405625">
            <text:p>5.405625</text:p>
          </table:table-cell>
          <table:table-cell table:formula="of:=([.B438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39]-[.F$2])^2" office:value-type="float" office:value="1.755625">
            <text:p>1.755625</text:p>
          </table:table-cell>
          <table:table-cell table:formula="of:=([.B439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40]-[.F$2])^2" office:value-type="float" office:value="0.105625">
            <text:p>0.105625</text:p>
          </table:table-cell>
          <table:table-cell table:formula="of:=([.B44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441]-[.F$2])^2" office:value-type="float" office:value="0.455625000000001">
            <text:p>0.455625</text:p>
          </table:table-cell>
          <table:table-cell table:formula="of:=([.B441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442]-[.F$2])^2" office:value-type="float" office:value="0.105625">
            <text:p>0.105625</text:p>
          </table:table-cell>
          <table:table-cell table:formula="of:=([.B442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43]-[.F$2])^2" office:value-type="float" office:value="0.105625">
            <text:p>0.105625</text:p>
          </table:table-cell>
          <table:table-cell table:formula="of:=([.B443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44]-[.F$2])^2" office:value-type="float" office:value="0.105625">
            <text:p>0.105625</text:p>
          </table:table-cell>
          <table:table-cell table:formula="of:=([.B444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445]-[.F$2])^2" office:value-type="float" office:value="1.755625">
            <text:p>1.755625</text:p>
          </table:table-cell>
          <table:table-cell table:formula="of:=([.B445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46]-[.F$2])^2" office:value-type="float" office:value="5.405625">
            <text:p>5.405625</text:p>
          </table:table-cell>
          <table:table-cell table:formula="of:=([.B446]-[.G$2])^2" office:value-type="float" office:value="46.009089">
            <text:p>46.0090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447]-[.F$2])^2" office:value-type="float" office:value="32.205625">
            <text:p>32.205625</text:p>
          </table:table-cell>
          <table:table-cell table:formula="of:=([.B447]-[.G$2])^2" office:value-type="float" office:value="450.161089">
            <text:p>450.16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formula="of:=([.A448]-[.F$2])^2" office:value-type="float" office:value="0.105625">
            <text:p>0.105625</text:p>
          </table:table-cell>
          <table:table-cell table:formula="of:=([.B448]-[.G$2])^2" office:value-type="float" office:value="586.463089">
            <text:p>586.4630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formula="of:=([.A449]-[.F$2])^2" office:value-type="float" office:value="75.255625">
            <text:p>75.255625</text:p>
          </table:table-cell>
          <table:table-cell table:formula="of:=([.B449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50]-[.F$2])^2" office:value-type="float" office:value="1.755625">
            <text:p>1.755625</text:p>
          </table:table-cell>
          <table:table-cell table:formula="of:=([.B45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451]-[.F$2])^2" office:value-type="float" office:value="1.755625">
            <text:p>1.755625</text:p>
          </table:table-cell>
          <table:table-cell table:formula="of:=([.B451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52]-[.F$2])^2" office:value-type="float" office:value="5.405625">
            <text:p>5.405625</text:p>
          </table:table-cell>
          <table:table-cell table:formula="of:=([.B452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53]-[.F$2])^2" office:value-type="float" office:value="5.405625">
            <text:p>5.405625</text:p>
          </table:table-cell>
          <table:table-cell table:formula="of:=([.B453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454]-[.F$2])^2" office:value-type="float" office:value="0.455625000000001">
            <text:p>0.455625</text:p>
          </table:table-cell>
          <table:table-cell table:formula="of:=([.B454]-[.G$2])^2" office:value-type="float" office:value="46.009089">
            <text:p>46.009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table:formula="of:=([.A455]-[.F$2])^2" office:value-type="float" office:value="2.805625">
            <text:p>2.805625</text:p>
          </table:table-cell>
          <table:table-cell table:formula="of:=([.B455]-[.G$2])^2" office:value-type="float" office:value="104.387089">
            <text:p>104.38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56]-[.F$2])^2" office:value-type="float" office:value="0.105625">
            <text:p>0.105625</text:p>
          </table:table-cell>
          <table:table-cell table:formula="of:=([.B456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57]-[.F$2])^2" office:value-type="float" office:value="0.105625">
            <text:p>0.105625</text:p>
          </table:table-cell>
          <table:table-cell table:formula="of:=([.B45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458]-[.F$2])^2" office:value-type="float" office:value="0.455625000000001">
            <text:p>0.455625</text:p>
          </table:table-cell>
          <table:table-cell table:formula="of:=([.B458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formula="of:=([.A459]-[.F$2])^2" office:value-type="float" office:value="0.105625">
            <text:p>0.105625</text:p>
          </table:table-cell>
          <table:table-cell table:formula="of:=([.B459]-[.G$2])^2" office:value-type="float" office:value="331.859089">
            <text:p>331.85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60]-[.F$2])^2" office:value-type="float" office:value="0.105625">
            <text:p>0.105625</text:p>
          </table:table-cell>
          <table:table-cell table:formula="of:=([.B46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61]-[.F$2])^2" office:value-type="float" office:value="1.755625">
            <text:p>1.755625</text:p>
          </table:table-cell>
          <table:table-cell table:formula="of:=([.B461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formula="of:=([.A462]-[.F$2])^2" office:value-type="float" office:value="75.255625">
            <text:p>75.255625</text:p>
          </table:table-cell>
          <table:table-cell table:formula="of:=([.B462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63]-[.F$2])^2" office:value-type="float" office:value="11.055625">
            <text:p>11.055625</text:p>
          </table:table-cell>
          <table:table-cell table:formula="of:=([.B463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formula="of:=([.A464]-[.F$2])^2" office:value-type="float" office:value="0.455625000000001">
            <text:p>0.455625</text:p>
          </table:table-cell>
          <table:table-cell table:formula="of:=([.B464]-[.G$2])^2" office:value-type="float" office:value="125.821089">
            <text:p>125.82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table:formula="of:=([.A465]-[.F$2])^2" office:value-type="float" office:value="1.755625">
            <text:p>1.755625</text:p>
          </table:table-cell>
          <table:table-cell table:formula="of:=([.B465]-[.G$2])^2" office:value-type="float" office:value="331.859089">
            <text:p>331.85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66]-[.F$2])^2" office:value-type="float" office:value="1.755625">
            <text:p>1.755625</text:p>
          </table:table-cell>
          <table:table-cell table:formula="of:=([.B466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467]-[.F$2])^2" office:value-type="float" office:value="0.105625">
            <text:p>0.105625</text:p>
          </table:table-cell>
          <table:table-cell table:formula="of:=([.B467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formula="of:=([.A468]-[.F$2])^2" office:value-type="float" office:value="32.205625">
            <text:p>32.205625</text:p>
          </table:table-cell>
          <table:table-cell table:formula="of:=([.B468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([.A469]-[.F$2])^2" office:value-type="float" office:value="13.505625">
            <text:p>13.505625</text:p>
          </table:table-cell>
          <table:table-cell table:formula="of:=([.B469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70]-[.F$2])^2" office:value-type="float" office:value="0.105625">
            <text:p>0.105625</text:p>
          </table:table-cell>
          <table:table-cell table:formula="of:=([.B470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471]-[.F$2])^2" office:value-type="float" office:value="5.405625">
            <text:p>5.405625</text:p>
          </table:table-cell>
          <table:table-cell table:formula="of:=([.B471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72]-[.F$2])^2" office:value-type="float" office:value="0.105625">
            <text:p>0.105625</text:p>
          </table:table-cell>
          <table:table-cell table:formula="of:=([.B472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73]-[.F$2])^2" office:value-type="float" office:value="1.755625">
            <text:p>1.755625</text:p>
          </table:table-cell>
          <table:table-cell table:formula="of:=([.B473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474]-[.F$2])^2" office:value-type="float" office:value="1.755625">
            <text:p>1.755625</text:p>
          </table:table-cell>
          <table:table-cell table:formula="of:=([.B474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475]-[.F$2])^2" office:value-type="float" office:value="0.105625">
            <text:p>0.105625</text:p>
          </table:table-cell>
          <table:table-cell table:formula="of:=([.B475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formula="of:=([.A476]-[.F$2])^2" office:value-type="float" office:value="58.905625">
            <text:p>58.905625</text:p>
          </table:table-cell>
          <table:table-cell table:formula="of:=([.B476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77]-[.F$2])^2" office:value-type="float" office:value="5.405625">
            <text:p>5.405625</text:p>
          </table:table-cell>
          <table:table-cell table:formula="of:=([.B477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478]-[.F$2])^2" office:value-type="float" office:value="2.805625">
            <text:p>2.805625</text:p>
          </table:table-cell>
          <table:table-cell table:formula="of:=([.B478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479]-[.F$2])^2" office:value-type="float" office:value="1.755625">
            <text:p>1.755625</text:p>
          </table:table-cell>
          <table:table-cell table:formula="of:=([.B479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480]-[.F$2])^2" office:value-type="float" office:value="0.105625">
            <text:p>0.105625</text:p>
          </table:table-cell>
          <table:table-cell table:formula="of:=([.B480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([.A481]-[.F$2])^2" office:value-type="float" office:value="0.455625000000001">
            <text:p>0.455625</text:p>
          </table:table-cell>
          <table:table-cell table:formula="of:=([.B481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82]-[.F$2])^2" office:value-type="float" office:value="1.755625">
            <text:p>1.755625</text:p>
          </table:table-cell>
          <table:table-cell table:formula="of:=([.B482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83]-[.F$2])^2" office:value-type="float" office:value="5.405625">
            <text:p>5.405625</text:p>
          </table:table-cell>
          <table:table-cell table:formula="of:=([.B483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formula="of:=([.A484]-[.F$2])^2" office:value-type="float" office:value="2.805625">
            <text:p>2.805625</text:p>
          </table:table-cell>
          <table:table-cell table:formula="of:=([.B48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85]-[.F$2])^2" office:value-type="float" office:value="1.755625">
            <text:p>1.755625</text:p>
          </table:table-cell>
          <table:table-cell table:formula="of:=([.B485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86]-[.F$2])^2" office:value-type="float" office:value="1.755625">
            <text:p>1.755625</text:p>
          </table:table-cell>
          <table:table-cell table:formula="of:=([.B486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487]-[.F$2])^2" office:value-type="float" office:value="0.105625">
            <text:p>0.105625</text:p>
          </table:table-cell>
          <table:table-cell table:formula="of:=([.B487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88]-[.F$2])^2" office:value-type="float" office:value="0.105625">
            <text:p>0.105625</text:p>
          </table:table-cell>
          <table:table-cell table:formula="of:=([.B48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89]-[.F$2])^2" office:value-type="float" office:value="1.755625">
            <text:p>1.755625</text:p>
          </table:table-cell>
          <table:table-cell table:formula="of:=([.B489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490]-[.F$2])^2" office:value-type="float" office:value="0.105625">
            <text:p>0.105625</text:p>
          </table:table-cell>
          <table:table-cell table:formula="of:=([.B490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491]-[.F$2])^2" office:value-type="float" office:value="0.455625000000001">
            <text:p>0.455625</text:p>
          </table:table-cell>
          <table:table-cell table:formula="of:=([.B491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92]-[.F$2])^2" office:value-type="float" office:value="11.055625">
            <text:p>11.055625</text:p>
          </table:table-cell>
          <table:table-cell table:formula="of:=([.B492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93]-[.F$2])^2" office:value-type="float" office:value="0.105625">
            <text:p>0.105625</text:p>
          </table:table-cell>
          <table:table-cell table:formula="of:=([.B49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94]-[.F$2])^2" office:value-type="float" office:value="5.405625">
            <text:p>5.405625</text:p>
          </table:table-cell>
          <table:table-cell table:formula="of:=([.B494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95]-[.F$2])^2" office:value-type="float" office:value="5.405625">
            <text:p>5.405625</text:p>
          </table:table-cell>
          <table:table-cell table:formula="of:=([.B495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96]-[.F$2])^2" office:value-type="float" office:value="1.755625">
            <text:p>1.755625</text:p>
          </table:table-cell>
          <table:table-cell table:formula="of:=([.B49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97]-[.F$2])^2" office:value-type="float" office:value="1.755625">
            <text:p>1.755625</text:p>
          </table:table-cell>
          <table:table-cell table:formula="of:=([.B497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498]-[.F$2])^2" office:value-type="float" office:value="18.705625">
            <text:p>18.705625</text:p>
          </table:table-cell>
          <table:table-cell table:formula="of:=([.B498]-[.G$2])^2" office:value-type="float" office:value="249.103089">
            <text:p>249.103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499]-[.F$2])^2" office:value-type="float" office:value="0.455625000000001">
            <text:p>0.455625</text:p>
          </table:table-cell>
          <table:table-cell table:formula="of:=([.B499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00]-[.F$2])^2" office:value-type="float" office:value="0.105625">
            <text:p>0.105625</text:p>
          </table:table-cell>
          <table:table-cell table:formula="of:=([.B500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01]-[.F$2])^2" office:value-type="float" office:value="0.105625">
            <text:p>0.105625</text:p>
          </table:table-cell>
          <table:table-cell table:formula="of:=([.B501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502]-[.F$2])^2" office:value-type="float" office:value="0.105625">
            <text:p>0.105625</text:p>
          </table:table-cell>
          <table:table-cell table:formula="of:=([.B502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03]-[.F$2])^2" office:value-type="float" office:value="1.755625">
            <text:p>1.755625</text:p>
          </table:table-cell>
          <table:table-cell table:formula="of:=([.B503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504]-[.F$2])^2" office:value-type="float" office:value="5.405625">
            <text:p>5.405625</text:p>
          </table:table-cell>
          <table:table-cell table:formula="of:=([.B504]-[.G$2])^2" office:value-type="float" office:value="138.839089">
            <text:p>138.839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505]-[.F$2])^2" office:value-type="float" office:value="2.805625">
            <text:p>2.805625</text:p>
          </table:table-cell>
          <table:table-cell table:formula="of:=([.B505]-[.G$2])^2" office:value-type="float" office:value="218.537089">
            <text:p>218.53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506]-[.F$2])^2" office:value-type="float" office:value="0.105625">
            <text:p>0.105625</text:p>
          </table:table-cell>
          <table:table-cell table:formula="of:=([.B506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07]-[.F$2])^2" office:value-type="float" office:value="0.105625">
            <text:p>0.105625</text:p>
          </table:table-cell>
          <table:table-cell table:formula="of:=([.B50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([.A508]-[.F$2])^2" office:value-type="float" office:value="7.155625">
            <text:p>7.155625</text:p>
          </table:table-cell>
          <table:table-cell table:formula="of:=([.B508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09]-[.F$2])^2" office:value-type="float" office:value="0.105625">
            <text:p>0.105625</text:p>
          </table:table-cell>
          <table:table-cell table:formula="of:=([.B509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510]-[.F$2])^2" office:value-type="float" office:value="0.105625">
            <text:p>0.105625</text:p>
          </table:table-cell>
          <table:table-cell table:formula="of:=([.B510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formula="of:=([.A511]-[.F$2])^2" office:value-type="float" office:value="58.905625">
            <text:p>58.905625</text:p>
          </table:table-cell>
          <table:table-cell table:formula="of:=([.B511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12]-[.F$2])^2" office:value-type="float" office:value="0.105625">
            <text:p>0.105625</text:p>
          </table:table-cell>
          <table:table-cell table:formula="of:=([.B512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13]-[.F$2])^2" office:value-type="float" office:value="1.755625">
            <text:p>1.755625</text:p>
          </table:table-cell>
          <table:table-cell table:formula="of:=([.B513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14]-[.F$2])^2" office:value-type="float" office:value="1.755625">
            <text:p>1.755625</text:p>
          </table:table-cell>
          <table:table-cell table:formula="of:=([.B51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15]-[.F$2])^2" office:value-type="float" office:value="1.755625">
            <text:p>1.755625</text:p>
          </table:table-cell>
          <table:table-cell table:formula="of:=([.B51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16]-[.F$2])^2" office:value-type="float" office:value="0.105625">
            <text:p>0.105625</text:p>
          </table:table-cell>
          <table:table-cell table:formula="of:=([.B516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517]-[.F$2])^2" office:value-type="float" office:value="0.455625000000001">
            <text:p>0.455625</text:p>
          </table:table-cell>
          <table:table-cell table:formula="of:=([.B517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18]-[.F$2])^2" office:value-type="float" office:value="0.105625">
            <text:p>0.105625</text:p>
          </table:table-cell>
          <table:table-cell table:formula="of:=([.B518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formula="of:=([.A519]-[.F$2])^2" office:value-type="float" office:value="0.455625000000001">
            <text:p>0.455625</text:p>
          </table:table-cell>
          <table:table-cell table:formula="of:=([.B519]-[.G$2])^2" office:value-type="float" office:value="104.387089">
            <text:p>104.387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table:formula="of:=([.A520]-[.F$2])^2" office:value-type="float" office:value="2.805625">
            <text:p>2.805625</text:p>
          </table:table-cell>
          <table:table-cell table:formula="of:=([.B520]-[.G$2])^2" office:value-type="float" office:value="125.821089">
            <text:p>125.821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521]-[.F$2])^2" office:value-type="float" office:value="11.055625">
            <text:p>11.055625</text:p>
          </table:table-cell>
          <table:table-cell table:formula="of:=([.B521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22]-[.F$2])^2" office:value-type="float" office:value="5.405625">
            <text:p>5.405625</text:p>
          </table:table-cell>
          <table:table-cell table:formula="of:=([.B522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523]-[.F$2])^2" office:value-type="float" office:value="11.055625">
            <text:p>11.055625</text:p>
          </table:table-cell>
          <table:table-cell table:formula="of:=([.B523]-[.G$2])^2" office:value-type="float" office:value="138.839089">
            <text:p>138.839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24]-[.F$2])^2" office:value-type="float" office:value="11.055625">
            <text:p>11.055625</text:p>
          </table:table-cell>
          <table:table-cell table:formula="of:=([.B524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25]-[.F$2])^2" office:value-type="float" office:value="0.105625">
            <text:p>0.105625</text:p>
          </table:table-cell>
          <table:table-cell table:formula="of:=([.B52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26]-[.F$2])^2" office:value-type="float" office:value="1.755625">
            <text:p>1.755625</text:p>
          </table:table-cell>
          <table:table-cell table:formula="of:=([.B52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27]-[.F$2])^2" office:value-type="float" office:value="1.755625">
            <text:p>1.755625</text:p>
          </table:table-cell>
          <table:table-cell table:formula="of:=([.B527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528]-[.F$2])^2" office:value-type="float" office:value="0.455625000000001">
            <text:p>0.455625</text:p>
          </table:table-cell>
          <table:table-cell table:formula="of:=([.B528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formula="of:=([.A529]-[.F$2])^2" office:value-type="float" office:value="58.905625">
            <text:p>58.905625</text:p>
          </table:table-cell>
          <table:table-cell table:formula="of:=([.B529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30]-[.F$2])^2" office:value-type="float" office:value="1.755625">
            <text:p>1.755625</text:p>
          </table:table-cell>
          <table:table-cell table:formula="of:=([.B53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31]-[.F$2])^2" office:value-type="float" office:value="0.105625">
            <text:p>0.105625</text:p>
          </table:table-cell>
          <table:table-cell table:formula="of:=([.B531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532]-[.F$2])^2" office:value-type="float" office:value="0.105625">
            <text:p>0.105625</text:p>
          </table:table-cell>
          <table:table-cell table:formula="of:=([.B532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533]-[.F$2])^2" office:value-type="float" office:value="7.155625">
            <text:p>7.155625</text:p>
          </table:table-cell>
          <table:table-cell table:formula="of:=([.B533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34]-[.F$2])^2" office:value-type="float" office:value="5.405625">
            <text:p>5.405625</text:p>
          </table:table-cell>
          <table:table-cell table:formula="of:=([.B534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535]-[.F$2])^2" office:value-type="float" office:value="13.505625">
            <text:p>13.505625</text:p>
          </table:table-cell>
          <table:table-cell table:formula="of:=([.B535]-[.G$2])^2" office:value-type="float" office:value="174.689089">
            <text:p>174.689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36]-[.F$2])^2" office:value-type="float" office:value="5.405625">
            <text:p>5.405625</text:p>
          </table:table-cell>
          <table:table-cell table:formula="of:=([.B536]-[.G$2])^2" office:value-type="float" office:value="46.009089">
            <text:p>46.00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537]-[.F$2])^2" office:value-type="float" office:value="0.105625">
            <text:p>0.105625</text:p>
          </table:table-cell>
          <table:table-cell table:formula="of:=([.B537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538]-[.F$2])^2" office:value-type="float" office:value="0.455625000000001">
            <text:p>0.455625</text:p>
          </table:table-cell>
          <table:table-cell table:formula="of:=([.B53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539]-[.F$2])^2" office:value-type="float" office:value="1.755625">
            <text:p>1.755625</text:p>
          </table:table-cell>
          <table:table-cell table:formula="of:=([.B539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540]-[.F$2])^2" office:value-type="float" office:value="5.405625">
            <text:p>5.405625</text:p>
          </table:table-cell>
          <table:table-cell table:formula="of:=([.B540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([.A541]-[.F$2])^2" office:value-type="float" office:value="1.755625">
            <text:p>1.755625</text:p>
          </table:table-cell>
          <table:table-cell table:formula="of:=([.B541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42]-[.F$2])^2" office:value-type="float" office:value="0.105625">
            <text:p>0.105625</text:p>
          </table:table-cell>
          <table:table-cell table:formula="of:=([.B542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formula="of:=([.A543]-[.F$2])^2" office:value-type="float" office:value="2.805625">
            <text:p>2.805625</text:p>
          </table:table-cell>
          <table:table-cell table:formula="of:=([.B543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44]-[.F$2])^2" office:value-type="float" office:value="0.105625">
            <text:p>0.105625</text:p>
          </table:table-cell>
          <table:table-cell table:formula="of:=([.B54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45]-[.F$2])^2" office:value-type="float" office:value="0.105625">
            <text:p>0.105625</text:p>
          </table:table-cell>
          <table:table-cell table:formula="of:=([.B545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46]-[.F$2])^2" office:value-type="float" office:value="0.105625">
            <text:p>0.105625</text:p>
          </table:table-cell>
          <table:table-cell table:formula="of:=([.B546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547]-[.F$2])^2" office:value-type="float" office:value="0.105625">
            <text:p>0.105625</text:p>
          </table:table-cell>
          <table:table-cell table:formula="of:=([.B547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548]-[.F$2])^2" office:value-type="float" office:value="1.755625">
            <text:p>1.755625</text:p>
          </table:table-cell>
          <table:table-cell table:formula="of:=([.B548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49]-[.F$2])^2" office:value-type="float" office:value="1.755625">
            <text:p>1.755625</text:p>
          </table:table-cell>
          <table:table-cell table:formula="of:=([.B549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table:formula="of:=([.A550]-[.F$2])^2" office:value-type="float" office:value="0.105625">
            <text:p>0.105625</text:p>
          </table:table-cell>
          <table:table-cell table:formula="of:=([.B550]-[.G$2])^2" office:value-type="float" office:value="539.029089">
            <text:p>539.02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51]-[.F$2])^2" office:value-type="float" office:value="0.105625">
            <text:p>0.105625</text:p>
          </table:table-cell>
          <table:table-cell table:formula="of:=([.B551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552]-[.F$2])^2" office:value-type="float" office:value="0.455625000000001">
            <text:p>0.455625</text:p>
          </table:table-cell>
          <table:table-cell table:formula="of:=([.B552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53]-[.F$2])^2" office:value-type="float" office:value="0.105625">
            <text:p>0.105625</text:p>
          </table:table-cell>
          <table:table-cell table:formula="of:=([.B553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54]-[.F$2])^2" office:value-type="float" office:value="0.105625">
            <text:p>0.105625</text:p>
          </table:table-cell>
          <table:table-cell table:formula="of:=([.B554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55]-[.F$2])^2" office:value-type="float" office:value="1.755625">
            <text:p>1.755625</text:p>
          </table:table-cell>
          <table:table-cell table:formula="of:=([.B55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56]-[.F$2])^2" office:value-type="float" office:value="1.755625">
            <text:p>1.755625</text:p>
          </table:table-cell>
          <table:table-cell table:formula="of:=([.B55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557]-[.F$2])^2" office:value-type="float" office:value="0.105625">
            <text:p>0.105625</text:p>
          </table:table-cell>
          <table:table-cell table:formula="of:=([.B557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([.A558]-[.F$2])^2" office:value-type="float" office:value="1.755625">
            <text:p>1.755625</text:p>
          </table:table-cell>
          <table:table-cell table:formula="of:=([.B558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559]-[.F$2])^2" office:value-type="float" office:value="0.455625000000001">
            <text:p>0.455625</text:p>
          </table:table-cell>
          <table:table-cell table:formula="of:=([.B559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([.A560]-[.F$2])^2" office:value-type="float" office:value="0.105625">
            <text:p>0.105625</text:p>
          </table:table-cell>
          <table:table-cell table:formula="of:=([.B560]-[.G$2])^2" office:value-type="float" office:value="296.425089">
            <text:p>296.42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61]-[.F$2])^2" office:value-type="float" office:value="0.105625">
            <text:p>0.105625</text:p>
          </table:table-cell>
          <table:table-cell table:formula="of:=([.B56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62]-[.F$2])^2" office:value-type="float" office:value="0.105625">
            <text:p>0.105625</text:p>
          </table:table-cell>
          <table:table-cell table:formula="of:=([.B562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63]-[.F$2])^2" office:value-type="float" office:value="1.755625">
            <text:p>1.755625</text:p>
          </table:table-cell>
          <table:table-cell table:formula="of:=([.B56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64]-[.F$2])^2" office:value-type="float" office:value="1.755625">
            <text:p>1.755625</text:p>
          </table:table-cell>
          <table:table-cell table:formula="of:=([.B564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65]-[.F$2])^2" office:value-type="float" office:value="0.105625">
            <text:p>0.105625</text:p>
          </table:table-cell>
          <table:table-cell table:formula="of:=([.B56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66]-[.F$2])^2" office:value-type="float" office:value="1.755625">
            <text:p>1.755625</text:p>
          </table:table-cell>
          <table:table-cell table:formula="of:=([.B56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67]-[.F$2])^2" office:value-type="float" office:value="0.105625">
            <text:p>0.105625</text:p>
          </table:table-cell>
          <table:table-cell table:formula="of:=([.B56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68]-[.F$2])^2" office:value-type="float" office:value="0.105625">
            <text:p>0.105625</text:p>
          </table:table-cell>
          <table:table-cell table:formula="of:=([.B568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569]-[.F$2])^2" office:value-type="float" office:value="0.455625000000001">
            <text:p>0.455625</text:p>
          </table:table-cell>
          <table:table-cell table:formula="of:=([.B569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70]-[.F$2])^2" office:value-type="float" office:value="5.405625">
            <text:p>5.405625</text:p>
          </table:table-cell>
          <table:table-cell table:formula="of:=([.B570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([.A571]-[.F$2])^2" office:value-type="float" office:value="0.455625000000001">
            <text:p>0.455625</text:p>
          </table:table-cell>
          <table:table-cell table:formula="of:=([.B571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72]-[.F$2])^2" office:value-type="float" office:value="1.755625">
            <text:p>1.755625</text:p>
          </table:table-cell>
          <table:table-cell table:formula="of:=([.B572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73]-[.F$2])^2" office:value-type="float" office:value="0.105625">
            <text:p>0.105625</text:p>
          </table:table-cell>
          <table:table-cell table:formula="of:=([.B57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74]-[.F$2])^2" office:value-type="float" office:value="1.755625">
            <text:p>1.755625</text:p>
          </table:table-cell>
          <table:table-cell table:formula="of:=([.B574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75]-[.F$2])^2" office:value-type="float" office:value="1.755625">
            <text:p>1.755625</text:p>
          </table:table-cell>
          <table:table-cell table:formula="of:=([.B57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76]-[.F$2])^2" office:value-type="float" office:value="0.105625">
            <text:p>0.105625</text:p>
          </table:table-cell>
          <table:table-cell table:formula="of:=([.B57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577]-[.F$2])^2" office:value-type="float" office:value="0.105625">
            <text:p>0.105625</text:p>
          </table:table-cell>
          <table:table-cell table:formula="of:=([.B577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578]-[.F$2])^2" office:value-type="float" office:value="2.805625">
            <text:p>2.805625</text:p>
          </table:table-cell>
          <table:table-cell table:formula="of:=([.B578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579]-[.F$2])^2" office:value-type="float" office:value="0.105625">
            <text:p>0.105625</text:p>
          </table:table-cell>
          <table:table-cell table:formula="of:=([.B579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formula="of:=([.A580]-[.F$2])^2" office:value-type="float" office:value="75.255625">
            <text:p>75.255625</text:p>
          </table:table-cell>
          <table:table-cell table:formula="of:=([.B580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81]-[.F$2])^2" office:value-type="float" office:value="0.105625">
            <text:p>0.105625</text:p>
          </table:table-cell>
          <table:table-cell table:formula="of:=([.B581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82]-[.F$2])^2" office:value-type="float" office:value="0.105625">
            <text:p>0.105625</text:p>
          </table:table-cell>
          <table:table-cell table:formula="of:=([.B582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formula="of:=([.A583]-[.F$2])^2" office:value-type="float" office:value="113.955625">
            <text:p>113.955625</text:p>
          </table:table-cell>
          <table:table-cell table:formula="of:=([.B583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584]-[.F$2])^2" office:value-type="float" office:value="1.755625">
            <text:p>1.755625</text:p>
          </table:table-cell>
          <table:table-cell table:formula="of:=([.B584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585]-[.F$2])^2" office:value-type="float" office:value="0.455625000000001">
            <text:p>0.455625</text:p>
          </table:table-cell>
          <table:table-cell table:formula="of:=([.B585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586]-[.F$2])^2" office:value-type="float" office:value="21.855625">
            <text:p>21.855625</text:p>
          </table:table-cell>
          <table:table-cell table:formula="of:=([.B586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table:formula="of:=([.A587]-[.F$2])^2" office:value-type="float" office:value="44.555625">
            <text:p>44.555625</text:p>
          </table:table-cell>
          <table:table-cell table:formula="of:=([.B587]-[.G$2])^2" office:value-type="float" office:value="331.859089">
            <text:p>331.85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588]-[.F$2])^2" office:value-type="float" office:value="0.455625000000001">
            <text:p>0.455625</text:p>
          </table:table-cell>
          <table:table-cell table:formula="of:=([.B58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89]-[.F$2])^2" office:value-type="float" office:value="0.105625">
            <text:p>0.105625</text:p>
          </table:table-cell>
          <table:table-cell table:formula="of:=([.B58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90]-[.F$2])^2" office:value-type="float" office:value="1.755625">
            <text:p>1.755625</text:p>
          </table:table-cell>
          <table:table-cell table:formula="of:=([.B59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591]-[.F$2])^2" office:value-type="float" office:value="0.105625">
            <text:p>0.105625</text:p>
          </table:table-cell>
          <table:table-cell table:formula="of:=([.B591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592]-[.F$2])^2" office:value-type="float" office:value="2.805625">
            <text:p>2.805625</text:p>
          </table:table-cell>
          <table:table-cell table:formula="of:=([.B592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93]-[.F$2])^2" office:value-type="float" office:value="0.105625">
            <text:p>0.105625</text:p>
          </table:table-cell>
          <table:table-cell table:formula="of:=([.B593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formula="of:=([.A594]-[.F$2])^2" office:value-type="float" office:value="44.555625">
            <text:p>44.555625</text:p>
          </table:table-cell>
          <table:table-cell table:formula="of:=([.B59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595]-[.F$2])^2" office:value-type="float" office:value="2.805625">
            <text:p>2.805625</text:p>
          </table:table-cell>
          <table:table-cell table:formula="of:=([.B595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96]-[.F$2])^2" office:value-type="float" office:value="1.755625">
            <text:p>1.755625</text:p>
          </table:table-cell>
          <table:table-cell table:formula="of:=([.B59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97]-[.F$2])^2" office:value-type="float" office:value="1.755625">
            <text:p>1.755625</text:p>
          </table:table-cell>
          <table:table-cell table:formula="of:=([.B59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98]-[.F$2])^2" office:value-type="float" office:value="0.105625">
            <text:p>0.105625</text:p>
          </table:table-cell>
          <table:table-cell table:formula="of:=([.B598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599]-[.F$2])^2" office:value-type="float" office:value="1.755625">
            <text:p>1.755625</text:p>
          </table:table-cell>
          <table:table-cell table:formula="of:=([.B599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00]-[.F$2])^2" office:value-type="float" office:value="5.405625">
            <text:p>5.405625</text:p>
          </table:table-cell>
          <table:table-cell table:formula="of:=([.B600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01]-[.F$2])^2" office:value-type="float" office:value="0.105625">
            <text:p>0.105625</text:p>
          </table:table-cell>
          <table:table-cell table:formula="of:=([.B601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602]-[.F$2])^2" office:value-type="float" office:value="0.105625">
            <text:p>0.105625</text:p>
          </table:table-cell>
          <table:table-cell table:formula="of:=([.B602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formula="of:=([.A603]-[.F$2])^2" office:value-type="float" office:value="21.855625">
            <text:p>21.855625</text:p>
          </table:table-cell>
          <table:table-cell table:formula="of:=([.B603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([.A604]-[.F$2])^2" office:value-type="float" office:value="21.855625">
            <text:p>21.855625</text:p>
          </table:table-cell>
          <table:table-cell table:formula="of:=([.B604]-[.G$2])^2" office:value-type="float" office:value="296.425089">
            <text:p>296.42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05]-[.F$2])^2" office:value-type="float" office:value="1.755625">
            <text:p>1.755625</text:p>
          </table:table-cell>
          <table:table-cell table:formula="of:=([.B60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06]-[.F$2])^2" office:value-type="float" office:value="1.755625">
            <text:p>1.755625</text:p>
          </table:table-cell>
          <table:table-cell table:formula="of:=([.B60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formula="of:=([.A607]-[.F$2])^2" office:value-type="float" office:value="0.105625">
            <text:p>0.105625</text:p>
          </table:table-cell>
          <table:table-cell table:formula="of:=([.B607]-[.G$2])^2" office:value-type="float" office:value="635.897089">
            <text:p>635.89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08]-[.F$2])^2" office:value-type="float" office:value="0.105625">
            <text:p>0.105625</text:p>
          </table:table-cell>
          <table:table-cell table:formula="of:=([.B608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09]-[.F$2])^2" office:value-type="float" office:value="1.755625">
            <text:p>1.755625</text:p>
          </table:table-cell>
          <table:table-cell table:formula="of:=([.B609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610]-[.F$2])^2" office:value-type="float" office:value="0.105625">
            <text:p>0.105625</text:p>
          </table:table-cell>
          <table:table-cell table:formula="of:=([.B610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11]-[.F$2])^2" office:value-type="float" office:value="0.105625">
            <text:p>0.105625</text:p>
          </table:table-cell>
          <table:table-cell table:formula="of:=([.B61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612]-[.F$2])^2" office:value-type="float" office:value="2.805625">
            <text:p>2.805625</text:p>
          </table:table-cell>
          <table:table-cell table:formula="of:=([.B612]-[.G$2])^2" office:value-type="float" office:value="408.727089">
            <text:p>408.72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613]-[.F$2])^2" office:value-type="float" office:value="0.455625000000001">
            <text:p>0.455625</text:p>
          </table:table-cell>
          <table:table-cell table:formula="of:=([.B613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14]-[.F$2])^2" office:value-type="float" office:value="1.755625">
            <text:p>1.755625</text:p>
          </table:table-cell>
          <table:table-cell table:formula="of:=([.B61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formula="of:=([.A615]-[.F$2])^2" office:value-type="float" office:value="0.105625">
            <text:p>0.105625</text:p>
          </table:table-cell>
          <table:table-cell table:formula="of:=([.B615]-[.G$2])^2" office:value-type="float" office:value="635.897089">
            <text:p>635.89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16]-[.F$2])^2" office:value-type="float" office:value="1.755625">
            <text:p>1.755625</text:p>
          </table:table-cell>
          <table:table-cell table:formula="of:=([.B616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formula="of:=([.A617]-[.F$2])^2" office:value-type="float" office:value="93.605625">
            <text:p>93.605625</text:p>
          </table:table-cell>
          <table:table-cell table:formula="of:=([.B617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18]-[.F$2])^2" office:value-type="float" office:value="1.755625">
            <text:p>1.755625</text:p>
          </table:table-cell>
          <table:table-cell table:formula="of:=([.B61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619]-[.F$2])^2" office:value-type="float" office:value="5.405625">
            <text:p>5.405625</text:p>
          </table:table-cell>
          <table:table-cell table:formula="of:=([.B619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620]-[.F$2])^2" office:value-type="float" office:value="0.455625000000001">
            <text:p>0.455625</text:p>
          </table:table-cell>
          <table:table-cell table:formula="of:=([.B62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621]-[.F$2])^2" office:value-type="float" office:value="0.455625000000001">
            <text:p>0.455625</text:p>
          </table:table-cell>
          <table:table-cell table:formula="of:=([.B621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622]-[.F$2])^2" office:value-type="float" office:value="0.105625">
            <text:p>0.105625</text:p>
          </table:table-cell>
          <table:table-cell table:formula="of:=([.B622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23]-[.F$2])^2" office:value-type="float" office:value="1.755625">
            <text:p>1.755625</text:p>
          </table:table-cell>
          <table:table-cell table:formula="of:=([.B62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([.A624]-[.F$2])^2" office:value-type="float" office:value="0.455625000000001">
            <text:p>0.455625</text:p>
          </table:table-cell>
          <table:table-cell table:formula="of:=([.B624]-[.G$2])^2" office:value-type="float" office:value="296.425089">
            <text:p>296.42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formula="of:=([.A625]-[.F$2])^2" office:value-type="float" office:value="0.105625">
            <text:p>0.105625</text:p>
          </table:table-cell>
          <table:table-cell table:formula="of:=([.B625]-[.G$2])^2" office:value-type="float" office:value="67.519089">
            <text:p>67.51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26]-[.F$2])^2" office:value-type="float" office:value="1.755625">
            <text:p>1.755625</text:p>
          </table:table-cell>
          <table:table-cell table:formula="of:=([.B62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27]-[.F$2])^2" office:value-type="float" office:value="11.055625">
            <text:p>11.055625</text:p>
          </table:table-cell>
          <table:table-cell table:formula="of:=([.B627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628]-[.F$2])^2" office:value-type="float" office:value="0.105625">
            <text:p>0.105625</text:p>
          </table:table-cell>
          <table:table-cell table:formula="of:=([.B628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([.A629]-[.F$2])^2" office:value-type="float" office:value="0.455625000000001">
            <text:p>0.455625</text:p>
          </table:table-cell>
          <table:table-cell table:formula="of:=([.B629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630]-[.F$2])^2" office:value-type="float" office:value="1.755625">
            <text:p>1.755625</text:p>
          </table:table-cell>
          <table:table-cell table:formula="of:=([.B630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31]-[.F$2])^2" office:value-type="float" office:value="1.755625">
            <text:p>1.755625</text:p>
          </table:table-cell>
          <table:table-cell table:formula="of:=([.B631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formula="of:=([.A632]-[.F$2])^2" office:value-type="float" office:value="75.255625">
            <text:p>75.255625</text:p>
          </table:table-cell>
          <table:table-cell table:formula="of:=([.B632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633]-[.F$2])^2" office:value-type="float" office:value="1.755625">
            <text:p>1.755625</text:p>
          </table:table-cell>
          <table:table-cell table:formula="of:=([.B633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formula="of:=([.A634]-[.F$2])^2" office:value-type="float" office:value="21.855625">
            <text:p>21.855625</text:p>
          </table:table-cell>
          <table:table-cell table:formula="of:=([.B63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([.A635]-[.F$2])^2" office:value-type="float" office:value="0.105625">
            <text:p>0.105625</text:p>
          </table:table-cell>
          <table:table-cell table:formula="of:=([.B635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636]-[.F$2])^2" office:value-type="float" office:value="1.755625">
            <text:p>1.755625</text:p>
          </table:table-cell>
          <table:table-cell table:formula="of:=([.B636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37]-[.F$2])^2" office:value-type="float" office:value="0.105625">
            <text:p>0.105625</text:p>
          </table:table-cell>
          <table:table-cell table:formula="of:=([.B637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([.A638]-[.F$2])^2" office:value-type="float" office:value="7.155625">
            <text:p>7.155625</text:p>
          </table:table-cell>
          <table:table-cell table:formula="of:=([.B638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39]-[.F$2])^2" office:value-type="float" office:value="1.755625">
            <text:p>1.755625</text:p>
          </table:table-cell>
          <table:table-cell table:formula="of:=([.B639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40]-[.F$2])^2" office:value-type="float" office:value="0.105625">
            <text:p>0.105625</text:p>
          </table:table-cell>
          <table:table-cell table:formula="of:=([.B64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641]-[.F$2])^2" office:value-type="float" office:value="40.005625">
            <text:p>40.005625</text:p>
          </table:table-cell>
          <table:table-cell table:formula="of:=([.B641]-[.G$2])^2" office:value-type="float" office:value="249.103089">
            <text:p>249.10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42]-[.F$2])^2" office:value-type="float" office:value="0.105625">
            <text:p>0.105625</text:p>
          </table:table-cell>
          <table:table-cell table:formula="of:=([.B642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table:formula="of:=([.A643]-[.F$2])^2" office:value-type="float" office:value="0.105625">
            <text:p>0.105625</text:p>
          </table:table-cell>
          <table:table-cell table:formula="of:=([.B643]-[.G$2])^2" office:value-type="float" office:value="853.633089">
            <text:p>853.63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644]-[.F$2])^2" office:value-type="float" office:value="0.105625">
            <text:p>0.105625</text:p>
          </table:table-cell>
          <table:table-cell table:formula="of:=([.B644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45]-[.F$2])^2" office:value-type="float" office:value="5.405625">
            <text:p>5.405625</text:p>
          </table:table-cell>
          <table:table-cell table:formula="of:=([.B64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646]-[.F$2])^2" office:value-type="float" office:value="0.105625">
            <text:p>0.105625</text:p>
          </table:table-cell>
          <table:table-cell table:formula="of:=([.B646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([.A647]-[.F$2])^2" office:value-type="float" office:value="5.405625">
            <text:p>5.405625</text:p>
          </table:table-cell>
          <table:table-cell table:formula="of:=([.B647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648]-[.F$2])^2" office:value-type="float" office:value="0.105625">
            <text:p>0.105625</text:p>
          </table:table-cell>
          <table:table-cell table:formula="of:=([.B648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49]-[.F$2])^2" office:value-type="float" office:value="0.105625">
            <text:p>0.105625</text:p>
          </table:table-cell>
          <table:table-cell table:formula="of:=([.B649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50]-[.F$2])^2" office:value-type="float" office:value="5.405625">
            <text:p>5.405625</text:p>
          </table:table-cell>
          <table:table-cell table:formula="of:=([.B650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651]-[.F$2])^2" office:value-type="float" office:value="0.455625000000001">
            <text:p>0.455625</text:p>
          </table:table-cell>
          <table:table-cell table:formula="of:=([.B651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652]-[.F$2])^2" office:value-type="float" office:value="0.455625000000001">
            <text:p>0.455625</text:p>
          </table:table-cell>
          <table:table-cell table:formula="of:=([.B652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53]-[.F$2])^2" office:value-type="float" office:value="1.755625">
            <text:p>1.755625</text:p>
          </table:table-cell>
          <table:table-cell table:formula="of:=([.B65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([.A654]-[.F$2])^2" office:value-type="float" office:value="215.355625">
            <text:p>215.355625</text:p>
          </table:table-cell>
          <table:table-cell table:formula="of:=([.B65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table:formula="of:=([.A655]-[.F$2])^2" office:value-type="float" office:value="0.105625">
            <text:p>0.105625</text:p>
          </table:table-cell>
          <table:table-cell table:formula="of:=([.B655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656]-[.F$2])^2" office:value-type="float" office:value="0.105625">
            <text:p>0.105625</text:p>
          </table:table-cell>
          <table:table-cell table:formula="of:=([.B656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657]-[.F$2])^2" office:value-type="float" office:value="28.355625">
            <text:p>28.355625</text:p>
          </table:table-cell>
          <table:table-cell table:formula="of:=([.B657]-[.G$2])^2" office:value-type="float" office:value="138.839089">
            <text:p>138.839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658]-[.F$2])^2" office:value-type="float" office:value="7.155625">
            <text:p>7.155625</text:p>
          </table:table-cell>
          <table:table-cell table:formula="of:=([.B658]-[.G$2])^2" office:value-type="float" office:value="138.839089">
            <text:p>138.83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59]-[.F$2])^2" office:value-type="float" office:value="0.105625">
            <text:p>0.105625</text:p>
          </table:table-cell>
          <table:table-cell table:formula="of:=([.B659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60]-[.F$2])^2" office:value-type="float" office:value="1.755625">
            <text:p>1.755625</text:p>
          </table:table-cell>
          <table:table-cell table:formula="of:=([.B66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661]-[.F$2])^2" office:value-type="float" office:value="0.105625">
            <text:p>0.105625</text:p>
          </table:table-cell>
          <table:table-cell table:formula="of:=([.B661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62]-[.F$2])^2" office:value-type="float" office:value="5.405625">
            <text:p>5.405625</text:p>
          </table:table-cell>
          <table:table-cell table:formula="of:=([.B662]-[.G$2])^2" office:value-type="float" office:value="116.273089">
            <text:p>116.27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63]-[.F$2])^2" office:value-type="float" office:value="0.105625">
            <text:p>0.105625</text:p>
          </table:table-cell>
          <table:table-cell table:formula="of:=([.B663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formula="of:=([.A664]-[.F$2])^2" office:value-type="float" office:value="1.755625">
            <text:p>1.755625</text:p>
          </table:table-cell>
          <table:table-cell table:formula="of:=([.B664]-[.G$2])^2" office:value-type="float" office:value="262.991089">
            <text:p>262.99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65]-[.F$2])^2" office:value-type="float" office:value="1.755625">
            <text:p>1.755625</text:p>
          </table:table-cell>
          <table:table-cell table:formula="of:=([.B66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666]-[.F$2])^2" office:value-type="float" office:value="0.105625">
            <text:p>0.105625</text:p>
          </table:table-cell>
          <table:table-cell table:formula="of:=([.B666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67]-[.F$2])^2" office:value-type="float" office:value="0.105625">
            <text:p>0.105625</text:p>
          </table:table-cell>
          <table:table-cell table:formula="of:=([.B66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668]-[.F$2])^2" office:value-type="float" office:value="13.505625">
            <text:p>13.505625</text:p>
          </table:table-cell>
          <table:table-cell table:formula="of:=([.B668]-[.G$2])^2" office:value-type="float" office:value="539.029089">
            <text:p>539.02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69]-[.F$2])^2" office:value-type="float" office:value="0.105625">
            <text:p>0.105625</text:p>
          </table:table-cell>
          <table:table-cell table:formula="of:=([.B669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70]-[.F$2])^2" office:value-type="float" office:value="1.755625">
            <text:p>1.755625</text:p>
          </table:table-cell>
          <table:table-cell table:formula="of:=([.B670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71]-[.F$2])^2" office:value-type="float" office:value="1.755625">
            <text:p>1.755625</text:p>
          </table:table-cell>
          <table:table-cell table:formula="of:=([.B67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72]-[.F$2])^2" office:value-type="float" office:value="0.105625">
            <text:p>0.105625</text:p>
          </table:table-cell>
          <table:table-cell table:formula="of:=([.B672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673]-[.F$2])^2" office:value-type="float" office:value="7.155625">
            <text:p>7.155625</text:p>
          </table:table-cell>
          <table:table-cell table:formula="of:=([.B673]-[.G$2])^2" office:value-type="float" office:value="331.859089">
            <text:p>331.85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74]-[.F$2])^2" office:value-type="float" office:value="1.755625">
            <text:p>1.755625</text:p>
          </table:table-cell>
          <table:table-cell table:formula="of:=([.B674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75]-[.F$2])^2" office:value-type="float" office:value="5.405625">
            <text:p>5.405625</text:p>
          </table:table-cell>
          <table:table-cell table:formula="of:=([.B675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676]-[.F$2])^2" office:value-type="float" office:value="0.105625">
            <text:p>0.105625</text:p>
          </table:table-cell>
          <table:table-cell table:formula="of:=([.B676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677]-[.F$2])^2" office:value-type="float" office:value="1.755625">
            <text:p>1.755625</text:p>
          </table:table-cell>
          <table:table-cell table:formula="of:=([.B677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678]-[.F$2])^2" office:value-type="float" office:value="0.455625000000001">
            <text:p>0.455625</text:p>
          </table:table-cell>
          <table:table-cell table:formula="of:=([.B678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679]-[.F$2])^2" office:value-type="float" office:value="0.455625000000001">
            <text:p>0.455625</text:p>
          </table:table-cell>
          <table:table-cell table:formula="of:=([.B679]-[.G$2])^2" office:value-type="float" office:value="46.009089">
            <text:p>46.00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680]-[.F$2])^2" office:value-type="float" office:value="1.755625">
            <text:p>1.755625</text:p>
          </table:table-cell>
          <table:table-cell table:formula="of:=([.B680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81]-[.F$2])^2" office:value-type="float" office:value="0.105625">
            <text:p>0.105625</text:p>
          </table:table-cell>
          <table:table-cell table:formula="of:=([.B681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682]-[.F$2])^2" office:value-type="float" office:value="0.105625">
            <text:p>0.105625</text:p>
          </table:table-cell>
          <table:table-cell table:formula="of:=([.B682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683]-[.F$2])^2" office:value-type="float" office:value="7.155625">
            <text:p>7.155625</text:p>
          </table:table-cell>
          <table:table-cell table:formula="of:=([.B683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684]-[.F$2])^2" office:value-type="float" office:value="1.755625">
            <text:p>1.755625</text:p>
          </table:table-cell>
          <table:table-cell table:formula="of:=([.B684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formula="of:=([.A685]-[.F$2])^2" office:value-type="float" office:value="0.105625">
            <text:p>0.105625</text:p>
          </table:table-cell>
          <table:table-cell table:formula="of:=([.B685]-[.G$2])^2" office:value-type="float" office:value="138.839089">
            <text:p>138.83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686]-[.F$2])^2" office:value-type="float" office:value="0.105625">
            <text:p>0.105625</text:p>
          </table:table-cell>
          <table:table-cell table:formula="of:=([.B686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687]-[.F$2])^2" office:value-type="float" office:value="0.105625">
            <text:p>0.105625</text:p>
          </table:table-cell>
          <table:table-cell table:formula="of:=([.B687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688]-[.F$2])^2" office:value-type="float" office:value="1.755625">
            <text:p>1.755625</text:p>
          </table:table-cell>
          <table:table-cell table:formula="of:=([.B688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formula="of:=([.A689]-[.F$2])^2" office:value-type="float" office:value="0.455625000000001">
            <text:p>0.455625</text:p>
          </table:table-cell>
          <table:table-cell table:formula="of:=([.B689]-[.G$2])^2" office:value-type="float" office:value="262.991089">
            <text:p>262.99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690]-[.F$2])^2" office:value-type="float" office:value="0.105625">
            <text:p>0.105625</text:p>
          </table:table-cell>
          <table:table-cell table:formula="of:=([.B690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91]-[.F$2])^2" office:value-type="float" office:value="1.755625">
            <text:p>1.755625</text:p>
          </table:table-cell>
          <table:table-cell table:formula="of:=([.B691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92]-[.F$2])^2" office:value-type="float" office:value="1.755625">
            <text:p>1.755625</text:p>
          </table:table-cell>
          <table:table-cell table:formula="of:=([.B692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693]-[.F$2])^2" office:value-type="float" office:value="2.805625">
            <text:p>2.805625</text:p>
          </table:table-cell>
          <table:table-cell table:formula="of:=([.B693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694]-[.F$2])^2" office:value-type="float" office:value="0.105625">
            <text:p>0.105625</text:p>
          </table:table-cell>
          <table:table-cell table:formula="of:=([.B694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95]-[.F$2])^2" office:value-type="float" office:value="0.105625">
            <text:p>0.105625</text:p>
          </table:table-cell>
          <table:table-cell table:formula="of:=([.B695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formula="of:=([.A696]-[.F$2])^2" office:value-type="float" office:value="5.405625">
            <text:p>5.405625</text:p>
          </table:table-cell>
          <table:table-cell table:formula="of:=([.B696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697]-[.F$2])^2" office:value-type="float" office:value="13.505625">
            <text:p>13.505625</text:p>
          </table:table-cell>
          <table:table-cell table:formula="of:=([.B697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formula="of:=([.A698]-[.F$2])^2" office:value-type="float" office:value="0.455625000000001">
            <text:p>0.455625</text:p>
          </table:table-cell>
          <table:table-cell table:formula="of:=([.B698]-[.G$2])^2" office:value-type="float" office:value="231.557089">
            <text:p>231.55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699]-[.F$2])^2" office:value-type="float" office:value="0.455625000000001">
            <text:p>0.455625</text:p>
          </table:table-cell>
          <table:table-cell table:formula="of:=([.B699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formula="of:=([.A700]-[.F$2])^2" office:value-type="float" office:value="1.755625">
            <text:p>1.755625</text:p>
          </table:table-cell>
          <table:table-cell table:formula="of:=([.B700]-[.G$2])^2" office:value-type="float" office:value="262.991089">
            <text:p>262.99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701]-[.F$2])^2" office:value-type="float" office:value="1.755625">
            <text:p>1.755625</text:p>
          </table:table-cell>
          <table:table-cell table:formula="of:=([.B701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02]-[.F$2])^2" office:value-type="float" office:value="11.055625">
            <text:p>11.055625</text:p>
          </table:table-cell>
          <table:table-cell table:formula="of:=([.B702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03]-[.F$2])^2" office:value-type="float" office:value="0.105625">
            <text:p>0.105625</text:p>
          </table:table-cell>
          <table:table-cell table:formula="of:=([.B70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formula="of:=([.A704]-[.F$2])^2" office:value-type="float" office:value="1.755625">
            <text:p>1.755625</text:p>
          </table:table-cell>
          <table:table-cell table:formula="of:=([.B704]-[.G$2])^2" office:value-type="float" office:value="262.991089">
            <text:p>262.991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705]-[.F$2])^2" office:value-type="float" office:value="5.405625">
            <text:p>5.405625</text:p>
          </table:table-cell>
          <table:table-cell table:formula="of:=([.B705]-[.G$2])^2" office:value-type="float" office:value="163.405089">
            <text:p>163.40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706]-[.F$2])^2" office:value-type="float" office:value="0.105625">
            <text:p>0.105625</text:p>
          </table:table-cell>
          <table:table-cell table:formula="of:=([.B706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07]-[.F$2])^2" office:value-type="float" office:value="0.105625">
            <text:p>0.105625</text:p>
          </table:table-cell>
          <table:table-cell table:formula="of:=([.B70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08]-[.F$2])^2" office:value-type="float" office:value="1.755625">
            <text:p>1.755625</text:p>
          </table:table-cell>
          <table:table-cell table:formula="of:=([.B708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([.A709]-[.F$2])^2" office:value-type="float" office:value="75.255625">
            <text:p>75.255625</text:p>
          </table:table-cell>
          <table:table-cell table:formula="of:=([.B709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10]-[.F$2])^2" office:value-type="float" office:value="0.105625">
            <text:p>0.105625</text:p>
          </table:table-cell>
          <table:table-cell table:formula="of:=([.B71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711]-[.F$2])^2" office:value-type="float" office:value="1.755625">
            <text:p>1.755625</text:p>
          </table:table-cell>
          <table:table-cell table:formula="of:=([.B711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12]-[.F$2])^2" office:value-type="float" office:value="1.755625">
            <text:p>1.755625</text:p>
          </table:table-cell>
          <table:table-cell table:formula="of:=([.B712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713]-[.F$2])^2" office:value-type="float" office:value="1.755625">
            <text:p>1.755625</text:p>
          </table:table-cell>
          <table:table-cell table:formula="of:=([.B713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14]-[.F$2])^2" office:value-type="float" office:value="1.755625">
            <text:p>1.755625</text:p>
          </table:table-cell>
          <table:table-cell table:formula="of:=([.B714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715]-[.F$2])^2" office:value-type="float" office:value="0.455625000000001">
            <text:p>0.455625</text:p>
          </table:table-cell>
          <table:table-cell table:formula="of:=([.B715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16]-[.F$2])^2" office:value-type="float" office:value="0.105625">
            <text:p>0.105625</text:p>
          </table:table-cell>
          <table:table-cell table:formula="of:=([.B71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717]-[.F$2])^2" office:value-type="float" office:value="1.755625">
            <text:p>1.755625</text:p>
          </table:table-cell>
          <table:table-cell table:formula="of:=([.B717]-[.G$2])^2" office:value-type="float" office:value="46.009089">
            <text:p>46.00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718]-[.F$2])^2" office:value-type="float" office:value="0.105625">
            <text:p>0.105625</text:p>
          </table:table-cell>
          <table:table-cell table:formula="of:=([.B718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19]-[.F$2])^2" office:value-type="float" office:value="0.105625">
            <text:p>0.105625</text:p>
          </table:table-cell>
          <table:table-cell table:formula="of:=([.B719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([.A720]-[.F$2])^2" office:value-type="float" office:value="0.105625">
            <text:p>0.105625</text:p>
          </table:table-cell>
          <table:table-cell table:formula="of:=([.B720]-[.G$2])^2" office:value-type="float" office:value="231.557089">
            <text:p>231.557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721]-[.F$2])^2" office:value-type="float" office:value="5.405625">
            <text:p>5.405625</text:p>
          </table:table-cell>
          <table:table-cell table:formula="of:=([.B721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722]-[.F$2])^2" office:value-type="float" office:value="0.105625">
            <text:p>0.105625</text:p>
          </table:table-cell>
          <table:table-cell table:formula="of:=([.B722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([.A723]-[.F$2])^2" office:value-type="float" office:value="215.355625">
            <text:p>215.355625</text:p>
          </table:table-cell>
          <table:table-cell table:formula="of:=([.B72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24]-[.F$2])^2" office:value-type="float" office:value="0.455625000000001">
            <text:p>0.455625</text:p>
          </table:table-cell>
          <table:table-cell table:formula="of:=([.B724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25]-[.F$2])^2" office:value-type="float" office:value="1.755625">
            <text:p>1.755625</text:p>
          </table:table-cell>
          <table:table-cell table:formula="of:=([.B72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formula="of:=([.A726]-[.F$2])^2" office:value-type="float" office:value="75.255625">
            <text:p>75.255625</text:p>
          </table:table-cell>
          <table:table-cell table:formula="of:=([.B726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table:formula="of:=([.A727]-[.F$2])^2" office:value-type="float" office:value="13.505625">
            <text:p>13.505625</text:p>
          </table:table-cell>
          <table:table-cell table:formula="of:=([.B727]-[.G$2])^2" office:value-type="float" office:value="67.519089">
            <text:p>67.51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728]-[.F$2])^2" office:value-type="float" office:value="0.455625000000001">
            <text:p>0.455625</text:p>
          </table:table-cell>
          <table:table-cell table:formula="of:=([.B728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729]-[.F$2])^2" office:value-type="float" office:value="0.455625000000001">
            <text:p>0.455625</text:p>
          </table:table-cell>
          <table:table-cell table:formula="of:=([.B729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table:formula="of:=([.A730]-[.F$2])^2" office:value-type="float" office:value="0.105625">
            <text:p>0.105625</text:p>
          </table:table-cell>
          <table:table-cell table:formula="of:=([.B730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731]-[.F$2])^2" office:value-type="float" office:value="0.455625000000001">
            <text:p>0.455625</text:p>
          </table:table-cell>
          <table:table-cell table:formula="of:=([.B731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732]-[.F$2])^2" office:value-type="float" office:value="0.105625">
            <text:p>0.105625</text:p>
          </table:table-cell>
          <table:table-cell table:formula="of:=([.B732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33]-[.F$2])^2" office:value-type="float" office:value="1.755625">
            <text:p>1.755625</text:p>
          </table:table-cell>
          <table:table-cell table:formula="of:=([.B733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34]-[.F$2])^2" office:value-type="float" office:value="0.105625">
            <text:p>0.105625</text:p>
          </table:table-cell>
          <table:table-cell table:formula="of:=([.B73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35]-[.F$2])^2" office:value-type="float" office:value="5.405625">
            <text:p>5.405625</text:p>
          </table:table-cell>
          <table:table-cell table:formula="of:=([.B735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736]-[.F$2])^2" office:value-type="float" office:value="0.105625">
            <text:p>0.105625</text:p>
          </table:table-cell>
          <table:table-cell table:formula="of:=([.B736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37]-[.F$2])^2" office:value-type="float" office:value="5.405625">
            <text:p>5.405625</text:p>
          </table:table-cell>
          <table:table-cell table:formula="of:=([.B737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738]-[.F$2])^2" office:value-type="float" office:value="1.755625">
            <text:p>1.755625</text:p>
          </table:table-cell>
          <table:table-cell table:formula="of:=([.B738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([.A739]-[.F$2])^2" office:value-type="float" office:value="1.755625">
            <text:p>1.755625</text:p>
          </table:table-cell>
          <table:table-cell table:formula="of:=([.B739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40]-[.F$2])^2" office:value-type="float" office:value="1.755625">
            <text:p>1.755625</text:p>
          </table:table-cell>
          <table:table-cell table:formula="of:=([.B740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741]-[.F$2])^2" office:value-type="float" office:value="21.855625">
            <text:p>21.855625</text:p>
          </table:table-cell>
          <table:table-cell table:formula="of:=([.B741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742]-[.F$2])^2" office:value-type="float" office:value="1.755625">
            <text:p>1.755625</text:p>
          </table:table-cell>
          <table:table-cell table:formula="of:=([.B742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43]-[.F$2])^2" office:value-type="float" office:value="7.155625">
            <text:p>7.155625</text:p>
          </table:table-cell>
          <table:table-cell table:formula="of:=([.B743]-[.G$2])^2" office:value-type="float" office:value="493.595089">
            <text:p>493.59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44]-[.F$2])^2" office:value-type="float" office:value="1.755625">
            <text:p>1.755625</text:p>
          </table:table-cell>
          <table:table-cell table:formula="of:=([.B74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745]-[.F$2])^2" office:value-type="float" office:value="0.455625000000001">
            <text:p>0.455625</text:p>
          </table:table-cell>
          <table:table-cell table:formula="of:=([.B74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746]-[.F$2])^2" office:value-type="float" office:value="18.705625">
            <text:p>18.705625</text:p>
          </table:table-cell>
          <table:table-cell table:formula="of:=([.B746]-[.G$2])^2" office:value-type="float" office:value="163.405089">
            <text:p>163.40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table:formula="of:=([.A747]-[.F$2])^2" office:value-type="float" office:value="0.455625000000001">
            <text:p>0.455625</text:p>
          </table:table-cell>
          <table:table-cell table:formula="of:=([.B747]-[.G$2])^2" office:value-type="float" office:value="1170.803089">
            <text:p>1170.80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48]-[.F$2])^2" office:value-type="float" office:value="1.755625">
            <text:p>1.755625</text:p>
          </table:table-cell>
          <table:table-cell table:formula="of:=([.B748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749]-[.F$2])^2" office:value-type="float" office:value="0.105625">
            <text:p>0.105625</text:p>
          </table:table-cell>
          <table:table-cell table:formula="of:=([.B749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50]-[.F$2])^2" office:value-type="float" office:value="1.755625">
            <text:p>1.755625</text:p>
          </table:table-cell>
          <table:table-cell table:formula="of:=([.B75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751]-[.F$2])^2" office:value-type="float" office:value="0.105625">
            <text:p>0.105625</text:p>
          </table:table-cell>
          <table:table-cell table:formula="of:=([.B751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52]-[.F$2])^2" office:value-type="float" office:value="1.755625">
            <text:p>1.755625</text:p>
          </table:table-cell>
          <table:table-cell table:formula="of:=([.B752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753]-[.F$2])^2" office:value-type="float" office:value="0.105625">
            <text:p>0.105625</text:p>
          </table:table-cell>
          <table:table-cell table:formula="of:=([.B753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54]-[.F$2])^2" office:value-type="float" office:value="0.105625">
            <text:p>0.105625</text:p>
          </table:table-cell>
          <table:table-cell table:formula="of:=([.B754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55]-[.F$2])^2" office:value-type="float" office:value="0.105625">
            <text:p>0.105625</text:p>
          </table:table-cell>
          <table:table-cell table:formula="of:=([.B75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56]-[.F$2])^2" office:value-type="float" office:value="0.105625">
            <text:p>0.105625</text:p>
          </table:table-cell>
          <table:table-cell table:formula="of:=([.B75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formula="of:=([.A757]-[.F$2])^2" office:value-type="float" office:value="0.105625">
            <text:p>0.105625</text:p>
          </table:table-cell>
          <table:table-cell table:formula="of:=([.B757]-[.G$2])^2" office:value-type="float" office:value="104.387089">
            <text:p>104.38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58]-[.F$2])^2" office:value-type="float" office:value="0.455625000000001">
            <text:p>0.455625</text:p>
          </table:table-cell>
          <table:table-cell table:formula="of:=([.B758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59]-[.F$2])^2" office:value-type="float" office:value="1.755625">
            <text:p>1.755625</text:p>
          </table:table-cell>
          <table:table-cell table:formula="of:=([.B759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60]-[.F$2])^2" office:value-type="float" office:value="1.755625">
            <text:p>1.755625</text:p>
          </table:table-cell>
          <table:table-cell table:formula="of:=([.B76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61]-[.F$2])^2" office:value-type="float" office:value="0.455625000000001">
            <text:p>0.455625</text:p>
          </table:table-cell>
          <table:table-cell table:formula="of:=([.B761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table:formula="of:=([.A762]-[.F$2])^2" office:value-type="float" office:value="160.655625">
            <text:p>160.655625</text:p>
          </table:table-cell>
          <table:table-cell table:formula="of:=([.B762]-[.G$2])^2" office:value-type="float" office:value="687.331089">
            <text:p>687.33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63]-[.F$2])^2" office:value-type="float" office:value="1.755625">
            <text:p>1.755625</text:p>
          </table:table-cell>
          <table:table-cell table:formula="of:=([.B763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64]-[.F$2])^2" office:value-type="float" office:value="11.055625">
            <text:p>11.055625</text:p>
          </table:table-cell>
          <table:table-cell table:formula="of:=([.B764]-[.G$2])^2" office:value-type="float" office:value="116.273089">
            <text:p>116.273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([.A765]-[.F$2])^2" office:value-type="float" office:value="7.155625">
            <text:p>7.155625</text:p>
          </table:table-cell>
          <table:table-cell table:formula="of:=([.B765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formula="of:=([.A766]-[.F$2])^2" office:value-type="float" office:value="0.455625000000001">
            <text:p>0.455625</text:p>
          </table:table-cell>
          <table:table-cell table:formula="of:=([.B766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formula="of:=([.A767]-[.F$2])^2" office:value-type="float" office:value="2.805625">
            <text:p>2.805625</text:p>
          </table:table-cell>
          <table:table-cell table:formula="of:=([.B767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768]-[.F$2])^2" office:value-type="float" office:value="1.755625">
            <text:p>1.755625</text:p>
          </table:table-cell>
          <table:table-cell table:formula="of:=([.B768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69]-[.F$2])^2" office:value-type="float" office:value="0.105625">
            <text:p>0.105625</text:p>
          </table:table-cell>
          <table:table-cell table:formula="of:=([.B76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70]-[.F$2])^2" office:value-type="float" office:value="0.105625">
            <text:p>0.105625</text:p>
          </table:table-cell>
          <table:table-cell table:formula="of:=([.B770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table:formula="of:=([.A771]-[.F$2])^2" office:value-type="float" office:value="0.105625">
            <text:p>0.105625</text:p>
          </table:table-cell>
          <table:table-cell table:formula="of:=([.B771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([.A772]-[.F$2])^2" office:value-type="float" office:value="7.155625">
            <text:p>7.155625</text:p>
          </table:table-cell>
          <table:table-cell table:formula="of:=([.B772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773]-[.F$2])^2" office:value-type="float" office:value="0.105625">
            <text:p>0.105625</text:p>
          </table:table-cell>
          <table:table-cell table:formula="of:=([.B773]-[.G$2])^2" office:value-type="float" office:value="38.651089">
            <text:p>38.65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774]-[.F$2])^2" office:value-type="float" office:value="1.755625">
            <text:p>1.755625</text:p>
          </table:table-cell>
          <table:table-cell table:formula="of:=([.B774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75]-[.F$2])^2" office:value-type="float" office:value="0.105625">
            <text:p>0.105625</text:p>
          </table:table-cell>
          <table:table-cell table:formula="of:=([.B77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([.A776]-[.F$2])^2" office:value-type="float" office:value="7.155625">
            <text:p>7.155625</text:p>
          </table:table-cell>
          <table:table-cell table:formula="of:=([.B776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77]-[.F$2])^2" office:value-type="float" office:value="0.105625">
            <text:p>0.105625</text:p>
          </table:table-cell>
          <table:table-cell table:formula="of:=([.B777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78]-[.F$2])^2" office:value-type="float" office:value="1.755625">
            <text:p>1.755625</text:p>
          </table:table-cell>
          <table:table-cell table:formula="of:=([.B77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([.A779]-[.F$2])^2" office:value-type="float" office:value="1.755625">
            <text:p>1.755625</text:p>
          </table:table-cell>
          <table:table-cell table:formula="of:=([.B779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80]-[.F$2])^2" office:value-type="float" office:value="1.755625">
            <text:p>1.755625</text:p>
          </table:table-cell>
          <table:table-cell table:formula="of:=([.B78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81]-[.F$2])^2" office:value-type="float" office:value="0.105625">
            <text:p>0.105625</text:p>
          </table:table-cell>
          <table:table-cell table:formula="of:=([.B781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782]-[.F$2])^2" office:value-type="float" office:value="0.455625000000001">
            <text:p>0.455625</text:p>
          </table:table-cell>
          <table:table-cell table:formula="of:=([.B782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783]-[.F$2])^2" office:value-type="float" office:value="40.005625">
            <text:p>40.005625</text:p>
          </table:table-cell>
          <table:table-cell table:formula="of:=([.B783]-[.G$2])^2" office:value-type="float" office:value="218.537089">
            <text:p>218.53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784]-[.F$2])^2" office:value-type="float" office:value="1.755625">
            <text:p>1.755625</text:p>
          </table:table-cell>
          <table:table-cell table:formula="of:=([.B784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formula="of:=([.A785]-[.F$2])^2" office:value-type="float" office:value="0.455625000000001">
            <text:p>0.455625</text:p>
          </table:table-cell>
          <table:table-cell table:formula="of:=([.B785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86]-[.F$2])^2" office:value-type="float" office:value="0.105625">
            <text:p>0.105625</text:p>
          </table:table-cell>
          <table:table-cell table:formula="of:=([.B786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787]-[.F$2])^2" office:value-type="float" office:value="0.105625">
            <text:p>0.105625</text:p>
          </table:table-cell>
          <table:table-cell table:formula="of:=([.B787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88]-[.F$2])^2" office:value-type="float" office:value="0.105625">
            <text:p>0.105625</text:p>
          </table:table-cell>
          <table:table-cell table:formula="of:=([.B78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789]-[.F$2])^2" office:value-type="float" office:value="2.805625">
            <text:p>2.805625</text:p>
          </table:table-cell>
          <table:table-cell table:formula="of:=([.B789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([.A790]-[.F$2])^2" office:value-type="float" office:value="0.455625000000001">
            <text:p>0.455625</text:p>
          </table:table-cell>
          <table:table-cell table:formula="of:=([.B790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table:formula="of:=([.A791]-[.F$2])^2" office:value-type="float" office:value="1.755625">
            <text:p>1.755625</text:p>
          </table:table-cell>
          <table:table-cell table:formula="of:=([.B791]-[.G$2])^2" office:value-type="float" office:value="740.765089">
            <text:p>740.765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792]-[.F$2])^2" office:value-type="float" office:value="7.155625">
            <text:p>7.155625</text:p>
          </table:table-cell>
          <table:table-cell table:formula="of:=([.B792]-[.G$2])^2" office:value-type="float" office:value="369.293089">
            <text:p>369.29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93]-[.F$2])^2" office:value-type="float" office:value="0.105625">
            <text:p>0.105625</text:p>
          </table:table-cell>
          <table:table-cell table:formula="of:=([.B79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94]-[.F$2])^2" office:value-type="float" office:value="11.055625">
            <text:p>11.055625</text:p>
          </table:table-cell>
          <table:table-cell table:formula="of:=([.B794]-[.G$2])^2" office:value-type="float" office:value="138.839089">
            <text:p>138.83908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95]-[.F$2])^2" office:value-type="float" office:value="18.705625">
            <text:p>18.705625</text:p>
          </table:table-cell>
          <table:table-cell table:formula="of:=([.B795]-[.G$2])^2" office:value-type="float" office:value="189.971089">
            <text:p>189.97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96]-[.F$2])^2" office:value-type="float" office:value="0.105625">
            <text:p>0.105625</text:p>
          </table:table-cell>
          <table:table-cell table:formula="of:=([.B796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797]-[.F$2])^2" office:value-type="float" office:value="0.455625000000001">
            <text:p>0.455625</text:p>
          </table:table-cell>
          <table:table-cell table:formula="of:=([.B797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798]-[.F$2])^2" office:value-type="float" office:value="1.755625">
            <text:p>1.755625</text:p>
          </table:table-cell>
          <table:table-cell table:formula="of:=([.B798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799]-[.F$2])^2" office:value-type="float" office:value="1.755625">
            <text:p>1.755625</text:p>
          </table:table-cell>
          <table:table-cell table:formula="of:=([.B799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00]-[.F$2])^2" office:value-type="float" office:value="1.755625">
            <text:p>1.755625</text:p>
          </table:table-cell>
          <table:table-cell table:formula="of:=([.B80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801]-[.F$2])^2" office:value-type="float" office:value="18.705625">
            <text:p>18.705625</text:p>
          </table:table-cell>
          <table:table-cell table:formula="of:=([.B801]-[.G$2])^2" office:value-type="float" office:value="281.669089">
            <text:p>281.66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02]-[.F$2])^2" office:value-type="float" office:value="1.755625">
            <text:p>1.755625</text:p>
          </table:table-cell>
          <table:table-cell table:formula="of:=([.B802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03]-[.F$2])^2" office:value-type="float" office:value="0.105625">
            <text:p>0.105625</text:p>
          </table:table-cell>
          <table:table-cell table:formula="of:=([.B803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04]-[.F$2])^2" office:value-type="float" office:value="1.755625">
            <text:p>1.755625</text:p>
          </table:table-cell>
          <table:table-cell table:formula="of:=([.B804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805]-[.F$2])^2" office:value-type="float" office:value="28.355625">
            <text:p>28.355625</text:p>
          </table:table-cell>
          <table:table-cell table:formula="of:=([.B805]-[.G$2])^2" office:value-type="float" office:value="316.235089">
            <text:p>316.23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806]-[.F$2])^2" office:value-type="float" office:value="1.755625">
            <text:p>1.755625</text:p>
          </table:table-cell>
          <table:table-cell table:formula="of:=([.B806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07]-[.F$2])^2" office:value-type="float" office:value="1.755625">
            <text:p>1.755625</text:p>
          </table:table-cell>
          <table:table-cell table:formula="of:=([.B807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formula="of:=([.A808]-[.F$2])^2" office:value-type="float" office:value="160.655625">
            <text:p>160.655625</text:p>
          </table:table-cell>
          <table:table-cell table:formula="of:=([.B808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09]-[.F$2])^2" office:value-type="float" office:value="0.105625">
            <text:p>0.105625</text:p>
          </table:table-cell>
          <table:table-cell table:formula="of:=([.B809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A810]-[.F$2])^2" office:value-type="float" office:value="21.855625">
            <text:p>21.855625</text:p>
          </table:table-cell>
          <table:table-cell table:formula="of:=([.B810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11]-[.F$2])^2" office:value-type="float" office:value="0.105625">
            <text:p>0.105625</text:p>
          </table:table-cell>
          <table:table-cell table:formula="of:=([.B81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([.A812]-[.F$2])^2" office:value-type="float" office:value="5.405625">
            <text:p>5.405625</text:p>
          </table:table-cell>
          <table:table-cell table:formula="of:=([.B812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813]-[.F$2])^2" office:value-type="float" office:value="1.755625">
            <text:p>1.755625</text:p>
          </table:table-cell>
          <table:table-cell table:formula="of:=([.B813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814]-[.F$2])^2" office:value-type="float" office:value="5.405625">
            <text:p>5.405625</text:p>
          </table:table-cell>
          <table:table-cell table:formula="of:=([.B81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15]-[.F$2])^2" office:value-type="float" office:value="0.105625">
            <text:p>0.105625</text:p>
          </table:table-cell>
          <table:table-cell table:formula="of:=([.B815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16]-[.F$2])^2" office:value-type="float" office:value="1.755625">
            <text:p>1.755625</text:p>
          </table:table-cell>
          <table:table-cell table:formula="of:=([.B81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17]-[.F$2])^2" office:value-type="float" office:value="1.755625">
            <text:p>1.755625</text:p>
          </table:table-cell>
          <table:table-cell table:formula="of:=([.B817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818]-[.F$2])^2" office:value-type="float" office:value="0.105625">
            <text:p>0.105625</text:p>
          </table:table-cell>
          <table:table-cell table:formula="of:=([.B818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19]-[.F$2])^2" office:value-type="float" office:value="1.755625">
            <text:p>1.755625</text:p>
          </table:table-cell>
          <table:table-cell table:formula="of:=([.B81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formula="of:=([.A820]-[.F$2])^2" office:value-type="float" office:value="215.355625">
            <text:p>215.355625</text:p>
          </table:table-cell>
          <table:table-cell table:formula="of:=([.B820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21]-[.F$2])^2" office:value-type="float" office:value="0.105625">
            <text:p>0.105625</text:p>
          </table:table-cell>
          <table:table-cell table:formula="of:=([.B82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22]-[.F$2])^2" office:value-type="float" office:value="1.755625">
            <text:p>1.755625</text:p>
          </table:table-cell>
          <table:table-cell table:formula="of:=([.B822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823]-[.F$2])^2" office:value-type="float" office:value="13.505625">
            <text:p>13.505625</text:p>
          </table:table-cell>
          <table:table-cell table:formula="of:=([.B823]-[.G$2])^2" office:value-type="float" office:value="46.009089">
            <text:p>46.00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24]-[.F$2])^2" office:value-type="float" office:value="1.755625">
            <text:p>1.755625</text:p>
          </table:table-cell>
          <table:table-cell table:formula="of:=([.B824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825]-[.F$2])^2" office:value-type="float" office:value="0.105625">
            <text:p>0.105625</text:p>
          </table:table-cell>
          <table:table-cell table:formula="of:=([.B825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26]-[.F$2])^2" office:value-type="float" office:value="0.105625">
            <text:p>0.105625</text:p>
          </table:table-cell>
          <table:table-cell table:formula="of:=([.B826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27]-[.F$2])^2" office:value-type="float" office:value="0.105625">
            <text:p>0.105625</text:p>
          </table:table-cell>
          <table:table-cell table:formula="of:=([.B827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28]-[.F$2])^2" office:value-type="float" office:value="0.105625">
            <text:p>0.105625</text:p>
          </table:table-cell>
          <table:table-cell table:formula="of:=([.B828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29]-[.F$2])^2" office:value-type="float" office:value="1.755625">
            <text:p>1.755625</text:p>
          </table:table-cell>
          <table:table-cell table:formula="of:=([.B829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30]-[.F$2])^2" office:value-type="float" office:value="0.105625">
            <text:p>0.105625</text:p>
          </table:table-cell>
          <table:table-cell table:formula="of:=([.B830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831]-[.F$2])^2" office:value-type="float" office:value="1.755625">
            <text:p>1.755625</text:p>
          </table:table-cell>
          <table:table-cell table:formula="of:=([.B831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832]-[.F$2])^2" office:value-type="float" office:value="1.755625">
            <text:p>1.755625</text:p>
          </table:table-cell>
          <table:table-cell table:formula="of:=([.B832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833]-[.F$2])^2" office:value-type="float" office:value="5.405625">
            <text:p>5.405625</text:p>
          </table:table-cell>
          <table:table-cell table:formula="of:=([.B833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34]-[.F$2])^2" office:value-type="float" office:value="11.055625">
            <text:p>11.055625</text:p>
          </table:table-cell>
          <table:table-cell table:formula="of:=([.B834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table:formula="of:=([.A835]-[.F$2])^2" office:value-type="float" office:value="32.205625">
            <text:p>32.205625</text:p>
          </table:table-cell>
          <table:table-cell table:formula="of:=([.B835]-[.G$2])^2" office:value-type="float" office:value="104.387089">
            <text:p>104.38708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formula="of:=([.A836]-[.F$2])^2" office:value-type="float" office:value="28.355625">
            <text:p>28.355625</text:p>
          </table:table-cell>
          <table:table-cell table:formula="of:=([.B836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837]-[.F$2])^2" office:value-type="float" office:value="1.755625">
            <text:p>1.755625</text:p>
          </table:table-cell>
          <table:table-cell table:formula="of:=([.B837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838]-[.F$2])^2" office:value-type="float" office:value="1.755625">
            <text:p>1.755625</text:p>
          </table:table-cell>
          <table:table-cell table:formula="of:=([.B838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839]-[.F$2])^2" office:value-type="float" office:value="5.405625">
            <text:p>5.405625</text:p>
          </table:table-cell>
          <table:table-cell table:formula="of:=([.B839]-[.G$2])^2" office:value-type="float" office:value="116.273089">
            <text:p>116.27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40]-[.F$2])^2" office:value-type="float" office:value="0.105625">
            <text:p>0.105625</text:p>
          </table:table-cell>
          <table:table-cell table:formula="of:=([.B84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841]-[.F$2])^2" office:value-type="float" office:value="5.405625">
            <text:p>5.405625</text:p>
          </table:table-cell>
          <table:table-cell table:formula="of:=([.B84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42]-[.F$2])^2" office:value-type="float" office:value="1.755625">
            <text:p>1.755625</text:p>
          </table:table-cell>
          <table:table-cell table:formula="of:=([.B842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843]-[.F$2])^2" office:value-type="float" office:value="0.455625000000001">
            <text:p>0.455625</text:p>
          </table:table-cell>
          <table:table-cell table:formula="of:=([.B843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44]-[.F$2])^2" office:value-type="float" office:value="0.105625">
            <text:p>0.105625</text:p>
          </table:table-cell>
          <table:table-cell table:formula="of:=([.B844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formula="of:=([.A845]-[.F$2])^2" office:value-type="float" office:value="560.505625">
            <text:p>560.505625</text:p>
          </table:table-cell>
          <table:table-cell table:formula="of:=([.B845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846]-[.F$2])^2" office:value-type="float" office:value="0.105625">
            <text:p>0.105625</text:p>
          </table:table-cell>
          <table:table-cell table:formula="of:=([.B846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formula="of:=([.A847]-[.F$2])^2" office:value-type="float" office:value="0.455625000000001">
            <text:p>0.455625</text:p>
          </table:table-cell>
          <table:table-cell table:formula="of:=([.B847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48]-[.F$2])^2" office:value-type="float" office:value="1.755625">
            <text:p>1.755625</text:p>
          </table:table-cell>
          <table:table-cell table:formula="of:=([.B848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49]-[.F$2])^2" office:value-type="float" office:value="0.105625">
            <text:p>0.105625</text:p>
          </table:table-cell>
          <table:table-cell table:formula="of:=([.B84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table:formula="of:=([.A850]-[.F$2])^2" office:value-type="float" office:value="0.455625000000001">
            <text:p>0.455625</text:p>
          </table:table-cell>
          <table:table-cell table:formula="of:=([.B850]-[.G$2])^2" office:value-type="float" office:value="1311.671089">
            <text:p>1311.67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51]-[.F$2])^2" office:value-type="float" office:value="0.105625">
            <text:p>0.105625</text:p>
          </table:table-cell>
          <table:table-cell table:formula="of:=([.B85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52]-[.F$2])^2" office:value-type="float" office:value="0.105625">
            <text:p>0.105625</text:p>
          </table:table-cell>
          <table:table-cell table:formula="of:=([.B852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53]-[.F$2])^2" office:value-type="float" office:value="1.755625">
            <text:p>1.755625</text:p>
          </table:table-cell>
          <table:table-cell table:formula="of:=([.B853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854]-[.F$2])^2" office:value-type="float" office:value="0.455625000000001">
            <text:p>0.455625</text:p>
          </table:table-cell>
          <table:table-cell table:formula="of:=([.B854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([.A855]-[.F$2])^2" office:value-type="float" office:value="7.155625">
            <text:p>7.155625</text:p>
          </table:table-cell>
          <table:table-cell table:formula="of:=([.B855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([.A856]-[.F$2])^2" office:value-type="float" office:value="2.805625">
            <text:p>2.805625</text:p>
          </table:table-cell>
          <table:table-cell table:formula="of:=([.B856]-[.G$2])^2" office:value-type="float" office:value="296.425089">
            <text:p>296.42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57]-[.F$2])^2" office:value-type="float" office:value="0.105625">
            <text:p>0.105625</text:p>
          </table:table-cell>
          <table:table-cell table:formula="of:=([.B857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58]-[.F$2])^2" office:value-type="float" office:value="1.755625">
            <text:p>1.755625</text:p>
          </table:table-cell>
          <table:table-cell table:formula="of:=([.B858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formula="of:=([.A859]-[.F$2])^2" office:value-type="float" office:value="21.855625">
            <text:p>21.855625</text:p>
          </table:table-cell>
          <table:table-cell table:formula="of:=([.B859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formula="of:=([.A860]-[.F$2])^2" office:value-type="float" office:value="32.205625">
            <text:p>32.205625</text:p>
          </table:table-cell>
          <table:table-cell table:formula="of:=([.B86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61]-[.F$2])^2" office:value-type="float" office:value="1.755625">
            <text:p>1.755625</text:p>
          </table:table-cell>
          <table:table-cell table:formula="of:=([.B86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62]-[.F$2])^2" office:value-type="float" office:value="0.105625">
            <text:p>0.105625</text:p>
          </table:table-cell>
          <table:table-cell table:formula="of:=([.B862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([.A863]-[.F$2])^2" office:value-type="float" office:value="32.205625">
            <text:p>32.205625</text:p>
          </table:table-cell>
          <table:table-cell table:formula="of:=([.B863]-[.G$2])^2" office:value-type="float" office:value="125.821089">
            <text:p>125.82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864]-[.F$2])^2" office:value-type="float" office:value="1.755625">
            <text:p>1.755625</text:p>
          </table:table-cell>
          <table:table-cell table:formula="of:=([.B864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table:formula="of:=([.A865]-[.F$2])^2" office:value-type="float" office:value="765.905625">
            <text:p>765.905625</text:p>
          </table:table-cell>
          <table:table-cell table:formula="of:=([.B865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66]-[.F$2])^2" office:value-type="float" office:value="0.105625">
            <text:p>0.105625</text:p>
          </table:table-cell>
          <table:table-cell table:formula="of:=([.B866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([.A867]-[.F$2])^2" office:value-type="float" office:value="160.655625">
            <text:p>160.655625</text:p>
          </table:table-cell>
          <table:table-cell table:formula="of:=([.B867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68]-[.F$2])^2" office:value-type="float" office:value="5.405625">
            <text:p>5.405625</text:p>
          </table:table-cell>
          <table:table-cell table:formula="of:=([.B868]-[.G$2])^2" office:value-type="float" office:value="46.009089">
            <text:p>46.00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69]-[.F$2])^2" office:value-type="float" office:value="0.105625">
            <text:p>0.105625</text:p>
          </table:table-cell>
          <table:table-cell table:formula="of:=([.B86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formula="of:=([.A870]-[.F$2])^2" office:value-type="float" office:value="21.855625">
            <text:p>21.855625</text:p>
          </table:table-cell>
          <table:table-cell table:formula="of:=([.B870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871]-[.F$2])^2" office:value-type="float" office:value="0.105625">
            <text:p>0.105625</text:p>
          </table:table-cell>
          <table:table-cell table:formula="of:=([.B871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872]-[.F$2])^2" office:value-type="float" office:value="0.105625">
            <text:p>0.105625</text:p>
          </table:table-cell>
          <table:table-cell table:formula="of:=([.B872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formula="of:=([.A873]-[.F$2])^2" office:value-type="float" office:value="1.755625">
            <text:p>1.755625</text:p>
          </table:table-cell>
          <table:table-cell table:formula="of:=([.B873]-[.G$2])^2" office:value-type="float" office:value="369.293089">
            <text:p>369.29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([.A874]-[.F$2])^2" office:value-type="float" office:value="1.755625">
            <text:p>1.755625</text:p>
          </table:table-cell>
          <table:table-cell table:formula="of:=([.B874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75]-[.F$2])^2" office:value-type="float" office:value="1.755625">
            <text:p>1.755625</text:p>
          </table:table-cell>
          <table:table-cell table:formula="of:=([.B875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76]-[.F$2])^2" office:value-type="float" office:value="0.105625">
            <text:p>0.105625</text:p>
          </table:table-cell>
          <table:table-cell table:formula="of:=([.B87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877]-[.F$2])^2" office:value-type="float" office:value="1.755625">
            <text:p>1.755625</text:p>
          </table:table-cell>
          <table:table-cell table:formula="of:=([.B877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78]-[.F$2])^2" office:value-type="float" office:value="5.405625">
            <text:p>5.405625</text:p>
          </table:table-cell>
          <table:table-cell table:formula="of:=([.B878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([.A879]-[.F$2])^2" office:value-type="float" office:value="21.855625">
            <text:p>21.855625</text:p>
          </table:table-cell>
          <table:table-cell table:formula="of:=([.B879]-[.G$2])^2" office:value-type="float" office:value="67.519089">
            <text:p>67.51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80]-[.F$2])^2" office:value-type="float" office:value="0.105625">
            <text:p>0.105625</text:p>
          </table:table-cell>
          <table:table-cell table:formula="of:=([.B88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81]-[.F$2])^2" office:value-type="float" office:value="0.105625">
            <text:p>0.105625</text:p>
          </table:table-cell>
          <table:table-cell table:formula="of:=([.B88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882]-[.F$2])^2" office:value-type="float" office:value="0.105625">
            <text:p>0.105625</text:p>
          </table:table-cell>
          <table:table-cell table:formula="of:=([.B882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formula="of:=([.A883]-[.F$2])^2" office:value-type="float" office:value="0.105625">
            <text:p>0.105625</text:p>
          </table:table-cell>
          <table:table-cell table:formula="of:=([.B883]-[.G$2])^2" office:value-type="float" office:value="149.255089">
            <text:p>149.25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884]-[.F$2])^2" office:value-type="float" office:value="1.755625">
            <text:p>1.755625</text:p>
          </table:table-cell>
          <table:table-cell table:formula="of:=([.B884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formula="of:=([.A885]-[.F$2])^2" office:value-type="float" office:value="0.105625">
            <text:p>0.105625</text:p>
          </table:table-cell>
          <table:table-cell table:formula="of:=([.B885]-[.G$2])^2" office:value-type="float" office:value="331.859089">
            <text:p>331.85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86]-[.F$2])^2" office:value-type="float" office:value="1.755625">
            <text:p>1.755625</text:p>
          </table:table-cell>
          <table:table-cell table:formula="of:=([.B88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887]-[.F$2])^2" office:value-type="float" office:value="1.755625">
            <text:p>1.755625</text:p>
          </table:table-cell>
          <table:table-cell table:formula="of:=([.B887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888]-[.F$2])^2" office:value-type="float" office:value="18.705625">
            <text:p>18.705625</text:p>
          </table:table-cell>
          <table:table-cell table:formula="of:=([.B888]-[.G$2])^2" office:value-type="float" office:value="116.273089">
            <text:p>116.27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889]-[.F$2])^2" office:value-type="float" office:value="1.755625">
            <text:p>1.755625</text:p>
          </table:table-cell>
          <table:table-cell table:formula="of:=([.B889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90]-[.F$2])^2" office:value-type="float" office:value="0.105625">
            <text:p>0.105625</text:p>
          </table:table-cell>
          <table:table-cell table:formula="of:=([.B89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formula="of:=([.A891]-[.F$2])^2" office:value-type="float" office:value="21.855625">
            <text:p>21.855625</text:p>
          </table:table-cell>
          <table:table-cell table:formula="of:=([.B891]-[.G$2])^2" office:value-type="float" office:value="104.387089">
            <text:p>104.38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92]-[.F$2])^2" office:value-type="float" office:value="0.105625">
            <text:p>0.105625</text:p>
          </table:table-cell>
          <table:table-cell table:formula="of:=([.B892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93]-[.F$2])^2" office:value-type="float" office:value="0.105625">
            <text:p>0.105625</text:p>
          </table:table-cell>
          <table:table-cell table:formula="of:=([.B893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894]-[.F$2])^2" office:value-type="float" office:value="0.455625000000001">
            <text:p>0.455625</text:p>
          </table:table-cell>
          <table:table-cell table:formula="of:=([.B894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895]-[.F$2])^2" office:value-type="float" office:value="1.755625">
            <text:p>1.755625</text:p>
          </table:table-cell>
          <table:table-cell table:formula="of:=([.B895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896]-[.F$2])^2" office:value-type="float" office:value="0.105625">
            <text:p>0.105625</text:p>
          </table:table-cell>
          <table:table-cell table:formula="of:=([.B896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897]-[.F$2])^2" office:value-type="float" office:value="5.405625">
            <text:p>5.405625</text:p>
          </table:table-cell>
          <table:table-cell table:formula="of:=([.B89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98]-[.F$2])^2" office:value-type="float" office:value="0.105625">
            <text:p>0.105625</text:p>
          </table:table-cell>
          <table:table-cell table:formula="of:=([.B89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formula="of:=([.A899]-[.F$2])^2" office:value-type="float" office:value="0.105625">
            <text:p>0.105625</text:p>
          </table:table-cell>
          <table:table-cell table:formula="of:=([.B899]-[.G$2])^2" office:value-type="float" office:value="104.387089">
            <text:p>104.38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00]-[.F$2])^2" office:value-type="float" office:value="0.105625">
            <text:p>0.105625</text:p>
          </table:table-cell>
          <table:table-cell table:formula="of:=([.B90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01]-[.F$2])^2" office:value-type="float" office:value="5.405625">
            <text:p>5.405625</text:p>
          </table:table-cell>
          <table:table-cell table:formula="of:=([.B901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02]-[.F$2])^2" office:value-type="float" office:value="0.105625">
            <text:p>0.105625</text:p>
          </table:table-cell>
          <table:table-cell table:formula="of:=([.B902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903]-[.F$2])^2" office:value-type="float" office:value="0.105625">
            <text:p>0.105625</text:p>
          </table:table-cell>
          <table:table-cell table:formula="of:=([.B903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04]-[.F$2])^2" office:value-type="float" office:value="0.105625">
            <text:p>0.105625</text:p>
          </table:table-cell>
          <table:table-cell table:formula="of:=([.B904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05]-[.F$2])^2" office:value-type="float" office:value="0.105625">
            <text:p>0.105625</text:p>
          </table:table-cell>
          <table:table-cell table:formula="of:=([.B905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06]-[.F$2])^2" office:value-type="float" office:value="1.755625">
            <text:p>1.755625</text:p>
          </table:table-cell>
          <table:table-cell table:formula="of:=([.B906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907]-[.F$2])^2" office:value-type="float" office:value="28.355625">
            <text:p>28.355625</text:p>
          </table:table-cell>
          <table:table-cell table:formula="of:=([.B907]-[.G$2])^2" office:value-type="float" office:value="316.235089">
            <text:p>316.23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08]-[.F$2])^2" office:value-type="float" office:value="1.755625">
            <text:p>1.755625</text:p>
          </table:table-cell>
          <table:table-cell table:formula="of:=([.B908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909]-[.F$2])^2" office:value-type="float" office:value="0.105625">
            <text:p>0.105625</text:p>
          </table:table-cell>
          <table:table-cell table:formula="of:=([.B909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910]-[.F$2])^2" office:value-type="float" office:value="0.455625000000001">
            <text:p>0.455625</text:p>
          </table:table-cell>
          <table:table-cell table:formula="of:=([.B910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A911]-[.F$2])^2" office:value-type="float" office:value="5.405625">
            <text:p>5.405625</text:p>
          </table:table-cell>
          <table:table-cell table:formula="of:=([.B911]-[.G$2])^2" office:value-type="float" office:value="149.255089">
            <text:p>149.25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912]-[.F$2])^2" office:value-type="float" office:value="0.455625000000001">
            <text:p>0.455625</text:p>
          </table:table-cell>
          <table:table-cell table:formula="of:=([.B912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13]-[.F$2])^2" office:value-type="float" office:value="1.755625">
            <text:p>1.755625</text:p>
          </table:table-cell>
          <table:table-cell table:formula="of:=([.B913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A914]-[.F$2])^2" office:value-type="float" office:value="13.505625">
            <text:p>13.505625</text:p>
          </table:table-cell>
          <table:table-cell table:formula="of:=([.B91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formula="of:=([.A915]-[.F$2])^2" office:value-type="float" office:value="21.855625">
            <text:p>21.855625</text:p>
          </table:table-cell>
          <table:table-cell table:formula="of:=([.B915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formula="of:=([.A916]-[.F$2])^2" office:value-type="float" office:value="21.855625">
            <text:p>21.855625</text:p>
          </table:table-cell>
          <table:table-cell table:formula="of:=([.B916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917]-[.F$2])^2" office:value-type="float" office:value="5.405625">
            <text:p>5.405625</text:p>
          </table:table-cell>
          <table:table-cell table:formula="of:=([.B917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table:formula="of:=([.A918]-[.F$2])^2" office:value-type="float" office:value="0.455625000000001">
            <text:p>0.455625</text:p>
          </table:table-cell>
          <table:table-cell table:formula="of:=([.B918]-[.G$2])^2" office:value-type="float" office:value="408.727089">
            <text:p>408.72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19]-[.F$2])^2" office:value-type="float" office:value="0.105625">
            <text:p>0.105625</text:p>
          </table:table-cell>
          <table:table-cell table:formula="of:=([.B919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formula="of:=([.A920]-[.F$2])^2" office:value-type="float" office:value="7.155625">
            <text:p>7.155625</text:p>
          </table:table-cell>
          <table:table-cell table:formula="of:=([.B920]-[.G$2])^2" office:value-type="float" office:value="67.519089">
            <text:p>67.519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formula="of:=([.A921]-[.F$2])^2" office:value-type="float" office:value="7.155625">
            <text:p>7.155625</text:p>
          </table:table-cell>
          <table:table-cell table:formula="of:=([.B921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922]-[.F$2])^2" office:value-type="float" office:value="1.755625">
            <text:p>1.755625</text:p>
          </table:table-cell>
          <table:table-cell table:formula="of:=([.B922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923]-[.F$2])^2" office:value-type="float" office:value="0.105625">
            <text:p>0.105625</text:p>
          </table:table-cell>
          <table:table-cell table:formula="of:=([.B923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24]-[.F$2])^2" office:value-type="float" office:value="1.755625">
            <text:p>1.755625</text:p>
          </table:table-cell>
          <table:table-cell table:formula="of:=([.B92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925]-[.F$2])^2" office:value-type="float" office:value="0.455625000000001">
            <text:p>0.455625</text:p>
          </table:table-cell>
          <table:table-cell table:formula="of:=([.B92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926]-[.F$2])^2" office:value-type="float" office:value="0.105625">
            <text:p>0.105625</text:p>
          </table:table-cell>
          <table:table-cell table:formula="of:=([.B926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927]-[.F$2])^2" office:value-type="float" office:value="5.405625">
            <text:p>5.405625</text:p>
          </table:table-cell>
          <table:table-cell table:formula="of:=([.B927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table:formula="of:=([.A928]-[.F$2])^2" office:value-type="float" office:value="44.555625">
            <text:p>44.555625</text:p>
          </table:table-cell>
          <table:table-cell table:formula="of:=([.B928]-[.G$2])^2" office:value-type="float" office:value="796.199089">
            <text:p>796.1990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929]-[.F$2])^2" office:value-type="float" office:value="32.205625">
            <text:p>32.205625</text:p>
          </table:table-cell>
          <table:table-cell table:formula="of:=([.B929]-[.G$2])^2" office:value-type="float" office:value="740.765089">
            <text:p>740.76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30]-[.F$2])^2" office:value-type="float" office:value="0.105625">
            <text:p>0.105625</text:p>
          </table:table-cell>
          <table:table-cell table:formula="of:=([.B930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31]-[.F$2])^2" office:value-type="float" office:value="1.755625">
            <text:p>1.755625</text:p>
          </table:table-cell>
          <table:table-cell table:formula="of:=([.B931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formula="of:=([.A932]-[.F$2])^2" office:value-type="float" office:value="0.455625000000001">
            <text:p>0.455625</text:p>
          </table:table-cell>
          <table:table-cell table:formula="of:=([.B932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formula="of:=([.A933]-[.F$2])^2" office:value-type="float" office:value="44.555625">
            <text:p>44.555625</text:p>
          </table:table-cell>
          <table:table-cell table:formula="of:=([.B933]-[.G$2])^2" office:value-type="float" office:value="84.953089">
            <text:p>84.95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34]-[.F$2])^2" office:value-type="float" office:value="0.105625">
            <text:p>0.105625</text:p>
          </table:table-cell>
          <table:table-cell table:formula="of:=([.B934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formula="of:=([.A935]-[.F$2])^2" office:value-type="float" office:value="32.205625">
            <text:p>32.205625</text:p>
          </table:table-cell>
          <table:table-cell table:formula="of:=([.B935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36]-[.F$2])^2" office:value-type="float" office:value="1.755625">
            <text:p>1.755625</text:p>
          </table:table-cell>
          <table:table-cell table:formula="of:=([.B93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([.A937]-[.F$2])^2" office:value-type="float" office:value="7.155625">
            <text:p>7.155625</text:p>
          </table:table-cell>
          <table:table-cell table:formula="of:=([.B93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938]-[.F$2])^2" office:value-type="float" office:value="1.755625">
            <text:p>1.755625</text:p>
          </table:table-cell>
          <table:table-cell table:formula="of:=([.B938]-[.G$2])^2" office:value-type="float" office:value="46.009089">
            <text:p>46.00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39]-[.F$2])^2" office:value-type="float" office:value="0.105625">
            <text:p>0.105625</text:p>
          </table:table-cell>
          <table:table-cell table:formula="of:=([.B939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40]-[.F$2])^2" office:value-type="float" office:value="0.105625">
            <text:p>0.105625</text:p>
          </table:table-cell>
          <table:table-cell table:formula="of:=([.B940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941]-[.F$2])^2" office:value-type="float" office:value="1.755625">
            <text:p>1.755625</text:p>
          </table:table-cell>
          <table:table-cell table:formula="of:=([.B941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942]-[.F$2])^2" office:value-type="float" office:value="0.105625">
            <text:p>0.105625</text:p>
          </table:table-cell>
          <table:table-cell table:formula="of:=([.B942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formula="of:=([.A943]-[.F$2])^2" office:value-type="float" office:value="7.155625">
            <text:p>7.155625</text:p>
          </table:table-cell>
          <table:table-cell table:formula="of:=([.B943]-[.G$2])^2" office:value-type="float" office:value="27.217089">
            <text:p>27.21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44]-[.F$2])^2" office:value-type="float" office:value="0.105625">
            <text:p>0.105625</text:p>
          </table:table-cell>
          <table:table-cell table:formula="of:=([.B944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945]-[.F$2])^2" office:value-type="float" office:value="0.105625">
            <text:p>0.105625</text:p>
          </table:table-cell>
          <table:table-cell table:formula="of:=([.B945]-[.G$2])^2" office:value-type="float" office:value="1.481089">
            <text:p>1.48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([.A946]-[.F$2])^2" office:value-type="float" office:value="0.105625">
            <text:p>0.105625</text:p>
          </table:table-cell>
          <table:table-cell table:formula="of:=([.B946]-[.G$2])^2" office:value-type="float" office:value="202.123089">
            <text:p>202.123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947]-[.F$2])^2" office:value-type="float" office:value="2.805625">
            <text:p>2.805625</text:p>
          </table:table-cell>
          <table:table-cell table:formula="of:=([.B947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948]-[.F$2])^2" office:value-type="float" office:value="0.455625000000001">
            <text:p>0.455625</text:p>
          </table:table-cell>
          <table:table-cell table:formula="of:=([.B948]-[.G$2])^2" office:value-type="float" office:value="189.971089">
            <text:p>189.97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49]-[.F$2])^2" office:value-type="float" office:value="0.105625">
            <text:p>0.105625</text:p>
          </table:table-cell>
          <table:table-cell table:formula="of:=([.B949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50]-[.F$2])^2" office:value-type="float" office:value="1.755625">
            <text:p>1.755625</text:p>
          </table:table-cell>
          <table:table-cell table:formula="of:=([.B95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951]-[.F$2])^2" office:value-type="float" office:value="2.805625">
            <text:p>2.805625</text:p>
          </table:table-cell>
          <table:table-cell table:formula="of:=([.B951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952]-[.F$2])^2" office:value-type="float" office:value="11.055625">
            <text:p>11.055625</text:p>
          </table:table-cell>
          <table:table-cell table:formula="of:=([.B952]-[.G$2])^2" office:value-type="float" office:value="95.707089">
            <text:p>95.70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953]-[.F$2])^2" office:value-type="float" office:value="0.105625">
            <text:p>0.105625</text:p>
          </table:table-cell>
          <table:table-cell table:formula="of:=([.B953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formula="of:=([.A954]-[.F$2])^2" office:value-type="float" office:value="113.955625">
            <text:p>113.955625</text:p>
          </table:table-cell>
          <table:table-cell table:formula="of:=([.B954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55]-[.F$2])^2" office:value-type="float" office:value="5.405625">
            <text:p>5.405625</text:p>
          </table:table-cell>
          <table:table-cell table:formula="of:=([.B955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956]-[.F$2])^2" office:value-type="float" office:value="5.405625">
            <text:p>5.405625</text:p>
          </table:table-cell>
          <table:table-cell table:formula="of:=([.B956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table:formula="of:=([.A957]-[.F$2])^2" office:value-type="float" office:value="0.455625000000001">
            <text:p>0.455625</text:p>
          </table:table-cell>
          <table:table-cell table:formula="of:=([.B957]-[.G$2])^2" office:value-type="float" office:value="202.123089">
            <text:p>202.1230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formula="of:=([.A958]-[.F$2])^2" office:value-type="float" office:value="75.255625">
            <text:p>75.255625</text:p>
          </table:table-cell>
          <table:table-cell table:formula="of:=([.B958]-[.G$2])^2" office:value-type="float" office:value="149.255089">
            <text:p>149.25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959]-[.F$2])^2" office:value-type="float" office:value="0.105625">
            <text:p>0.105625</text:p>
          </table:table-cell>
          <table:table-cell table:formula="of:=([.B959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60]-[.F$2])^2" office:value-type="float" office:value="1.755625">
            <text:p>1.755625</text:p>
          </table:table-cell>
          <table:table-cell table:formula="of:=([.B960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61]-[.F$2])^2" office:value-type="float" office:value="1.755625">
            <text:p>1.755625</text:p>
          </table:table-cell>
          <table:table-cell table:formula="of:=([.B961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962]-[.F$2])^2" office:value-type="float" office:value="0.105625">
            <text:p>0.105625</text:p>
          </table:table-cell>
          <table:table-cell table:formula="of:=([.B962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963]-[.F$2])^2" office:value-type="float" office:value="0.105625">
            <text:p>0.105625</text:p>
          </table:table-cell>
          <table:table-cell table:formula="of:=([.B963]-[.G$2])^2" office:value-type="float" office:value="33.443089">
            <text:p>33.4430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64]-[.F$2])^2" office:value-type="float" office:value="11.055625">
            <text:p>11.055625</text:p>
          </table:table-cell>
          <table:table-cell table:formula="of:=([.B964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965]-[.F$2])^2" office:value-type="float" office:value="18.705625">
            <text:p>18.705625</text:p>
          </table:table-cell>
          <table:table-cell table:formula="of:=([.B965]-[.G$2])^2" office:value-type="float" office:value="163.405089">
            <text:p>163.40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([.A966]-[.F$2])^2" office:value-type="float" office:value="1.755625">
            <text:p>1.755625</text:p>
          </table:table-cell>
          <table:table-cell table:formula="of:=([.B966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67]-[.F$2])^2" office:value-type="float" office:value="1.755625">
            <text:p>1.755625</text:p>
          </table:table-cell>
          <table:table-cell table:formula="of:=([.B967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968]-[.F$2])^2" office:value-type="float" office:value="0.105625">
            <text:p>0.105625</text:p>
          </table:table-cell>
          <table:table-cell table:formula="of:=([.B968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69]-[.F$2])^2" office:value-type="float" office:value="1.755625">
            <text:p>1.755625</text:p>
          </table:table-cell>
          <table:table-cell table:formula="of:=([.B969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70]-[.F$2])^2" office:value-type="float" office:value="1.755625">
            <text:p>1.755625</text:p>
          </table:table-cell>
          <table:table-cell table:formula="of:=([.B970]-[.G$2])^2" office:value-type="float" office:value="14.311089">
            <text:p>14.31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formula="of:=([.A971]-[.F$2])^2" office:value-type="float" office:value="0.105625">
            <text:p>0.105625</text:p>
          </table:table-cell>
          <table:table-cell table:formula="of:=([.B971]-[.G$2])^2" office:value-type="float" office:value="408.727089">
            <text:p>408.727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formula="of:=([.A972]-[.F$2])^2" office:value-type="float" office:value="1.755625">
            <text:p>1.755625</text:p>
          </table:table-cell>
          <table:table-cell table:formula="of:=([.B972]-[.G$2])^2" office:value-type="float" office:value="202.123089">
            <text:p>202.12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73]-[.F$2])^2" office:value-type="float" office:value="0.105625">
            <text:p>0.105625</text:p>
          </table:table-cell>
          <table:table-cell table:formula="of:=([.B973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formula="of:=([.A974]-[.F$2])^2" office:value-type="float" office:value="21.855625">
            <text:p>21.855625</text:p>
          </table:table-cell>
          <table:table-cell table:formula="of:=([.B974]-[.G$2])^2" office:value-type="float" office:value="52.085089">
            <text:p>52.08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975]-[.F$2])^2" office:value-type="float" office:value="0.455625000000001">
            <text:p>0.455625</text:p>
          </table:table-cell>
          <table:table-cell table:formula="of:=([.B97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976]-[.F$2])^2" office:value-type="float" office:value="18.705625">
            <text:p>18.705625</text:p>
          </table:table-cell>
          <table:table-cell table:formula="of:=([.B976]-[.G$2])^2" office:value-type="float" office:value="249.103089">
            <text:p>249.103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977]-[.F$2])^2" office:value-type="float" office:value="0.455625000000001">
            <text:p>0.455625</text:p>
          </table:table-cell>
          <table:table-cell table:formula="of:=([.B977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78]-[.F$2])^2" office:value-type="float" office:value="5.405625">
            <text:p>5.405625</text:p>
          </table:table-cell>
          <table:table-cell table:formula="of:=([.B978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79]-[.F$2])^2" office:value-type="float" office:value="1.755625">
            <text:p>1.755625</text:p>
          </table:table-cell>
          <table:table-cell table:formula="of:=([.B979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80]-[.F$2])^2" office:value-type="float" office:value="1.755625">
            <text:p>1.755625</text:p>
          </table:table-cell>
          <table:table-cell table:formula="of:=([.B980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formula="of:=([.A981]-[.F$2])^2" office:value-type="float" office:value="187.005625">
            <text:p>187.005625</text:p>
          </table:table-cell>
          <table:table-cell table:formula="of:=([.B981]-[.G$2])^2" office:value-type="float" office:value="10.349089">
            <text:p>10.34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982]-[.F$2])^2" office:value-type="float" office:value="0.105625">
            <text:p>0.105625</text:p>
          </table:table-cell>
          <table:table-cell table:formula="of:=([.B982]-[.G$2])^2" office:value-type="float" office:value="17.783089">
            <text:p>17.7830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983]-[.F$2])^2" office:value-type="float" office:value="5.405625">
            <text:p>5.405625</text:p>
          </table:table-cell>
          <table:table-cell table:formula="of:=([.B983]-[.G$2])^2" office:value-type="float" office:value="116.273089">
            <text:p>116.273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984]-[.F$2])^2" office:value-type="float" office:value="0.105625">
            <text:p>0.105625</text:p>
          </table:table-cell>
          <table:table-cell table:formula="of:=([.B984]-[.G$2])^2" office:value-type="float" office:value="0.0470889999999995">
            <text:p>0.04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85]-[.F$2])^2" office:value-type="float" office:value="0.105625">
            <text:p>0.105625</text:p>
          </table:table-cell>
          <table:table-cell table:formula="of:=([.B985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86]-[.F$2])^2" office:value-type="float" office:value="0.105625">
            <text:p>0.105625</text:p>
          </table:table-cell>
          <table:table-cell table:formula="of:=([.B986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987]-[.F$2])^2" office:value-type="float" office:value="0.455625000000001">
            <text:p>0.455625</text:p>
          </table:table-cell>
          <table:table-cell table:formula="of:=([.B987]-[.G$2])^2" office:value-type="float" office:value="0.613089000000002">
            <text:p>0.613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88]-[.F$2])^2" office:value-type="float" office:value="1.755625">
            <text:p>1.755625</text:p>
          </table:table-cell>
          <table:table-cell table:formula="of:=([.B98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formula="of:=([.A989]-[.F$2])^2" office:value-type="float" office:value="21.855625">
            <text:p>21.855625</text:p>
          </table:table-cell>
          <table:table-cell table:formula="of:=([.B989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([.A990]-[.F$2])^2" office:value-type="float" office:value="0.105625">
            <text:p>0.105625</text:p>
          </table:table-cell>
          <table:table-cell table:formula="of:=([.B990]-[.G$2])^2" office:value-type="float" office:value="77.141089">
            <text:p>77.141089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991]-[.F$2])^2" office:value-type="float" office:value="40.005625">
            <text:p>40.005625</text:p>
          </table:table-cell>
          <table:table-cell table:formula="of:=([.B991]-[.G$2])^2" office:value-type="float" office:value="218.537089">
            <text:p>218.537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92]-[.F$2])^2" office:value-type="float" office:value="0.105625">
            <text:p>0.105625</text:p>
          </table:table-cell>
          <table:table-cell table:formula="of:=([.B992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993]-[.F$2])^2" office:value-type="float" office:value="0.105625">
            <text:p>0.105625</text:p>
          </table:table-cell>
          <table:table-cell table:formula="of:=([.B993]-[.G$2])^2" office:value-type="float" office:value="22.877089">
            <text:p>22.8770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994]-[.F$2])^2" office:value-type="float" office:value="13.505625">
            <text:p>13.505625</text:p>
          </table:table-cell>
          <table:table-cell table:formula="of:=([.B994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95]-[.F$2])^2" office:value-type="float" office:value="1.755625">
            <text:p>1.755625</text:p>
          </table:table-cell>
          <table:table-cell table:formula="of:=([.B995]-[.G$2])^2" office:value-type="float" office:value="3.179089">
            <text:p>3.17908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996]-[.F$2])^2" office:value-type="float" office:value="18.705625">
            <text:p>18.705625</text:p>
          </table:table-cell>
          <table:table-cell table:formula="of:=([.B996]-[.G$2])^2" office:value-type="float" office:value="189.971089">
            <text:p>189.9710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997]-[.F$2])^2" office:value-type="float" office:value="0.105625">
            <text:p>0.105625</text:p>
          </table:table-cell>
          <table:table-cell table:formula="of:=([.B997]-[.G$2])^2" office:value-type="float" office:value="4.915089">
            <text:p>4.91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98]-[.F$2])^2" office:value-type="float" office:value="1.755625">
            <text:p>1.755625</text:p>
          </table:table-cell>
          <table:table-cell table:formula="of:=([.B998]-[.G$2])^2" office:value-type="float" office:value="7.74508900000001">
            <text:p>7.7450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A999]-[.F$2])^2" office:value-type="float" office:value="21.855625">
            <text:p>21.855625</text:p>
          </table:table-cell>
          <table:table-cell table:formula="of:=([.B999]-[.G$2])^2" office:value-type="float" office:value="60.575089">
            <text:p>60.5750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1000]-[.F$2])^2" office:value-type="float" office:value="1.755625">
            <text:p>1.755625</text:p>
          </table:table-cell>
          <table:table-cell table:formula="of:=([.B1000]-[.G$2])^2" office:value-type="float" office:value="1.481089">
            <text:p>1.48108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7:50</dc:date>
    <meta:document-statistic meta:table-count="1" meta:cell-count="4004" meta:object-count="0"/>
    <meta:generator>LibreOffice/3.4$Linux LibreOffice_project/340m1$Build-1206</meta:generator>
  </office:meta>
</office:document-meta>
</file>